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ff1" table:style-name="ta1">
        <table:shapes>
          <draw:frame draw:z-index="0" draw:style-name="gr1" draw:text-style-name="P1" svg:width="21.036cm" svg:height="10.971cm" svg:x="26.293cm" svg:y="1.487cm">
            <draw:object draw:notify-on-update-of-ranges="Diff1.C4:Diff1.C103 Diff1.E3:Diff1.E3 Diff1.E4:Diff1.E103 Diff1.H4:Diff1.H103 Diff1.I3:Diff1.I3 Diff1.I4:Diff1.I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105]" office:value-type="float" office:value="0.000778442901835951" calcext:value-type="float">
            <text:p>7.78443E-04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07717911" calcext:value-type="float">
            <text:p>7.71791E-04</text:p>
          </table:table-cell>
          <table:table-cell/>
          <table:table-cell table:formula="of:=100*([.E4]-[.I4])/[.E4]" office:value-type="float" office:value="0.854500930031324" calcext:value-type="float">
            <text:p>0.854500930031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105]" office:value-type="float" office:value="0.00123900117758885" calcext:value-type="float">
            <text:p>1.23900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1177238" calcext:value-type="float">
            <text:p>1.17724E-03</text:p>
          </table:table-cell>
          <table:table-cell/>
          <table:table-cell table:formula="of:=100*([.E5]-[.I5])/[.E5]" office:value-type="float" office:value="4.98491677861388" calcext:value-type="float">
            <text:p>4.98491677861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105]" office:value-type="float" office:value="0.00166482199656662" calcext:value-type="float">
            <text:p>1.66482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158294" calcext:value-type="float">
            <text:p>1.58294E-03</text:p>
          </table:table-cell>
          <table:table-cell/>
          <table:table-cell table:formula="of:=100*([.E6]-[.I6])/[.E6]" office:value-type="float" office:value="4.91836344879429" calcext:value-type="float">
            <text:p>4.91836344879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105]" office:value-type="float" office:value="0.00209261746641143" calcext:value-type="float">
            <text:p>2.09262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1988985" calcext:value-type="float">
            <text:p>1.98899E-03</text:p>
          </table:table-cell>
          <table:table-cell/>
          <table:table-cell table:formula="of:=100*([.E7]-[.I7])/[.E7]" office:value-type="float" office:value="4.95228908650688" calcext:value-type="float">
            <text:p>4.95228908650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105]" office:value-type="float" office:value="0.00251075832838384" calcext:value-type="float">
            <text:p>2.51076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239546" calcext:value-type="float">
            <text:p>2.39546E-03</text:p>
          </table:table-cell>
          <table:table-cell/>
          <table:table-cell table:formula="of:=100*([.E8]-[.I8])/[.E8]" office:value-type="float" office:value="4.59217149975789" calcext:value-type="float">
            <text:p>4.592171499757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105]" office:value-type="float" office:value="0.0029297191145917" calcext:value-type="float">
            <text:p>2.92972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2802454" calcext:value-type="float">
            <text:p>2.80245E-03</text:p>
          </table:table-cell>
          <table:table-cell/>
          <table:table-cell table:formula="of:=100*([.E9]-[.I9])/[.E9]" office:value-type="float" office:value="4.34393570215812" calcext:value-type="float">
            <text:p>4.34393570215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105]" office:value-type="float" office:value="0.00335714561853055" calcext:value-type="float">
            <text:p>3.3571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3210054" calcext:value-type="float">
            <text:p>3.21005E-03</text:p>
          </table:table-cell>
          <table:table-cell/>
          <table:table-cell table:formula="of:=100*([.E10]-[.I10])/[.E10]" office:value-type="float" office:value="4.38144886294606" calcext:value-type="float">
            <text:p>4.38144886294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105]" office:value-type="float" office:value="0.00377370812634972" calcext:value-type="float">
            <text:p>3.77371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361835" calcext:value-type="float">
            <text:p>3.61835E-03</text:p>
          </table:table-cell>
          <table:table-cell/>
          <table:table-cell table:formula="of:=100*([.E11]-[.I11])/[.E11]" office:value-type="float" office:value="4.11685591858417" calcext:value-type="float">
            <text:p>4.116855918584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105]" office:value-type="float" office:value="0.00419212229640062" calcext:value-type="float">
            <text:p>4.19212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4027428" calcext:value-type="float">
            <text:p>4.02743E-03</text:p>
          </table:table-cell>
          <table:table-cell/>
          <table:table-cell table:formula="of:=100*([.E12]-[.I12])/[.E12]" office:value-type="float" office:value="3.92866154076727" calcext:value-type="float">
            <text:p>3.92866154076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105]" office:value-type="float" office:value="0.00460681264388218" calcext:value-type="float">
            <text:p>4.6068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4437379" calcext:value-type="float">
            <text:p>4.43738E-03</text:p>
          </table:table-cell>
          <table:table-cell/>
          <table:table-cell table:formula="of:=100*([.E13]-[.I13])/[.E13]" office:value-type="float" office:value="3.67789308964382" calcext:value-type="float">
            <text:p>3.677893089643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105]" office:value-type="float" office:value="0.00502437955888978" calcext:value-type="float">
            <text:p>5.02438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484829" calcext:value-type="float">
            <text:p>4.84829E-03</text:p>
          </table:table-cell>
          <table:table-cell/>
          <table:table-cell table:formula="of:=100*([.E14]-[.I14])/[.E14]" office:value-type="float" office:value="3.50470255731814" calcext:value-type="float">
            <text:p>3.504702557318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105]" office:value-type="float" office:value="0.00543967801684597" calcext:value-type="float">
            <text:p>5.43968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526025" calcext:value-type="float">
            <text:p>5.26025E-03</text:p>
          </table:table-cell>
          <table:table-cell/>
          <table:table-cell table:formula="of:=100*([.E15]-[.I15])/[.E15]" office:value-type="float" office:value="3.29850436533753" calcext:value-type="float">
            <text:p>3.298504365337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105]" office:value-type="float" office:value="0.00585581006444154" calcext:value-type="float">
            <text:p>5.8558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5673349" calcext:value-type="float">
            <text:p>5.67335E-03</text:p>
          </table:table-cell>
          <table:table-cell/>
          <table:table-cell table:formula="of:=100*([.E16]-[.I16])/[.E16]" office:value-type="float" office:value="3.11589792758999" calcext:value-type="float">
            <text:p>3.11589792758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105]" office:value-type="float" office:value="0.0062751124857475" calcext:value-type="float">
            <text:p>6.27511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6087677" calcext:value-type="float">
            <text:p>6.08768E-03</text:p>
          </table:table-cell>
          <table:table-cell/>
          <table:table-cell table:formula="of:=100*([.E17]-[.I17])/[.E17]" office:value-type="float" office:value="2.98696614878564" calcext:value-type="float">
            <text:p>2.986966148785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105]" office:value-type="float" office:value="0.00668320244313371" calcext:value-type="float">
            <text:p>6.68320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6503322" calcext:value-type="float">
            <text:p>6.50332E-03</text:p>
          </table:table-cell>
          <table:table-cell/>
          <table:table-cell table:formula="of:=100*([.E18]-[.I18])/[.E18]" office:value-type="float" office:value="2.69153066459208" calcext:value-type="float">
            <text:p>2.691530664592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105]" office:value-type="float" office:value="0.00708790338034674" calcext:value-type="float">
            <text:p>7.08790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6920375" calcext:value-type="float">
            <text:p>6.92038E-03</text:p>
          </table:table-cell>
          <table:table-cell/>
          <table:table-cell table:formula="of:=100*([.E19]-[.I19])/[.E19]" office:value-type="float" office:value="2.36358160314743" calcext:value-type="float">
            <text:p>2.363581603147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105]" office:value-type="float" office:value="0.00749841211422753" calcext:value-type="float">
            <text:p>7.49841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7338926" calcext:value-type="float">
            <text:p>7.33893E-03</text:p>
          </table:table-cell>
          <table:table-cell/>
          <table:table-cell table:formula="of:=100*([.E20]-[.I20])/[.E20]" office:value-type="float" office:value="2.12693183300663" calcext:value-type="float">
            <text:p>2.126931833006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105]" office:value-type="float" office:value="0.0078992867383418" calcext:value-type="float">
            <text:p>7.89929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7759065" calcext:value-type="float">
            <text:p>7.75907E-03</text:p>
          </table:table-cell>
          <table:table-cell/>
          <table:table-cell table:formula="of:=100*([.E21]-[.I21])/[.E21]" office:value-type="float" office:value="1.77511898208717" calcext:value-type="float">
            <text:p>1.775118982087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105]" office:value-type="float" office:value="0.00830125459477001" calcext:value-type="float">
            <text:p>8.30125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8180885" calcext:value-type="float">
            <text:p>8.18089E-03</text:p>
          </table:table-cell>
          <table:table-cell/>
          <table:table-cell table:formula="of:=100*([.E22]-[.I22])/[.E22]" office:value-type="float" office:value="1.45001690281666" calcext:value-type="float">
            <text:p>1.45001690281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105]" office:value-type="float" office:value="0.00870390572139442" calcext:value-type="float">
            <text:p>8.70391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8604475" calcext:value-type="float">
            <text:p>8.60448E-03</text:p>
          </table:table-cell>
          <table:table-cell/>
          <table:table-cell table:formula="of:=100*([.E23]-[.I23])/[.E23]" office:value-type="float" office:value="1.1423690073988" calcext:value-type="float">
            <text:p>1.14236900739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105]" office:value-type="float" office:value="0.00909644444911497" calcext:value-type="float">
            <text:p>9.0964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029928" calcext:value-type="float">
            <text:p>9.02993E-03</text:p>
          </table:table-cell>
          <table:table-cell/>
          <table:table-cell table:formula="of:=100*([.E24]-[.I24])/[.E24]" office:value-type="float" office:value="0.731235698596976" calcext:value-type="float">
            <text:p>0.7312356985969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105]" office:value-type="float" office:value="0.00949561089773873" calcext:value-type="float">
            <text:p>9.49561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457335" calcext:value-type="float">
            <text:p>9.45734E-03</text:p>
          </table:table-cell>
          <table:table-cell/>
          <table:table-cell table:formula="of:=100*([.E25]-[.I25])/[.E25]" office:value-type="float" office:value="0.403090418835976" calcext:value-type="float">
            <text:p>0.4030904188359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105]" office:value-type="float" office:value="0.00989887696753973" calcext:value-type="float">
            <text:p>9.89888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88679" calcext:value-type="float">
            <text:p>9.88679E-03</text:p>
          </table:table-cell>
          <table:table-cell/>
          <table:table-cell table:formula="of:=100*([.E26]-[.I26])/[.E26]" office:value-type="float" office:value="0.122104432445897" calcext:value-type="float">
            <text:p>0.1221044324458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105]" office:value-type="float" office:value="0.0102797317749052" calcext:value-type="float">
            <text:p>1.02797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1031838" calcext:value-type="float">
            <text:p>1.03184E-02</text:p>
          </table:table-cell>
          <table:table-cell/>
          <table:table-cell table:formula="of:=100*([.E27]-[.I27])/[.E27]" office:value-type="float" office:value="-0.375965306693592" calcext:value-type="float">
            <text:p>-0.3759653066935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105]" office:value-type="float" office:value="0.0106559403449364" calcext:value-type="float">
            <text:p>1.06559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1075221" calcext:value-type="float">
            <text:p>1.07522E-02</text:p>
          </table:table-cell>
          <table:table-cell/>
          <table:table-cell table:formula="of:=100*([.E28]-[.I28])/[.E28]" office:value-type="float" office:value="-0.903436505341798" calcext:value-type="float">
            <text:p>-0.9034365053417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105]" office:value-type="float" office:value="0.0110467708971664" calcext:value-type="float">
            <text:p>1.10468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116061" calcext:value-type="float">
            <text:p>1.11606E-02</text:p>
          </table:table-cell>
          <table:table-cell/>
          <table:table-cell table:formula="of:=100*([.E29]-[.I29])/[.E29]" office:value-type="float" office:value="-1.03051927023128" calcext:value-type="float">
            <text:p>-1.030519270231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105]" office:value-type="float" office:value="0.0114179232677457" calcext:value-type="float">
            <text:p>1.14179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152936" calcext:value-type="float">
            <text:p>1.15294E-02</text:p>
          </table:table-cell>
          <table:table-cell/>
          <table:table-cell table:formula="of:=100*([.E30]-[.I30])/[.E30]" office:value-type="float" office:value="-0.975980742216895" calcext:value-type="float">
            <text:p>-0.9759807422168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105]" office:value-type="float" office:value="0.0117810813770294" calcext:value-type="float">
            <text:p>1.17811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188582" calcext:value-type="float">
            <text:p>1.18858E-02</text:p>
          </table:table-cell>
          <table:table-cell/>
          <table:table-cell table:formula="of:=100*([.E31]-[.I31])/[.E31]" office:value-type="float" office:value="-0.889040824171018" calcext:value-type="float">
            <text:p>-0.889040824171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105]" office:value-type="float" office:value="0.0120986653642261" calcext:value-type="float">
            <text:p>1.20987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222963" calcext:value-type="float">
            <text:p>1.22296E-02</text:p>
          </table:table-cell>
          <table:table-cell/>
          <table:table-cell table:formula="of:=100*([.E32]-[.I32])/[.E32]" office:value-type="float" office:value="-1.08247175891931" calcext:value-type="float">
            <text:p>-1.082471758919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105]" office:value-type="float" office:value="0.0124476114534287" calcext:value-type="float">
            <text:p>1.24476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25604" calcext:value-type="float">
            <text:p>1.25604E-02</text:p>
          </table:table-cell>
          <table:table-cell/>
          <table:table-cell table:formula="of:=100*([.E33]-[.I33])/[.E33]" office:value-type="float" office:value="-0.906105938422697" calcext:value-type="float">
            <text:p>-0.9061059384226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105]" office:value-type="float" office:value="0.0127571328523102" calcext:value-type="float">
            <text:p>1.27571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287779" calcext:value-type="float">
            <text:p>1.28778E-02</text:p>
          </table:table-cell>
          <table:table-cell/>
          <table:table-cell table:formula="of:=100*([.E34]-[.I34])/[.E34]" office:value-type="float" office:value="-0.94580145152248" calcext:value-type="float">
            <text:p>-0.94580145152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105]" office:value-type="float" office:value="0.0130697289670746" calcext:value-type="float">
            <text:p>1.30697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318147" calcext:value-type="float">
            <text:p>1.31815E-02</text:p>
          </table:table-cell>
          <table:table-cell/>
          <table:table-cell table:formula="of:=100*([.E35]-[.I35])/[.E35]" office:value-type="float" office:value="-0.85496059793512" calcext:value-type="float">
            <text:p>-0.854960597935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105]" office:value-type="float" office:value="0.0133646967107769" calcext:value-type="float">
            <text:p>1.33647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34711" calcext:value-type="float">
            <text:p>1.34711E-02</text:p>
          </table:table-cell>
          <table:table-cell/>
          <table:table-cell table:formula="of:=100*([.E36]-[.I36])/[.E36]" office:value-type="float" office:value="-0.796151918189805" calcext:value-type="float">
            <text:p>-0.7961519181898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105]" office:value-type="float" office:value="0.013642582699574" calcext:value-type="float">
            <text:p>1.36426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374638" calcext:value-type="float">
            <text:p>1.37464E-02</text:p>
          </table:table-cell>
          <table:table-cell/>
          <table:table-cell table:formula="of:=100*([.E37]-[.I37])/[.E37]" office:value-type="float" office:value="-0.76083321400163" calcext:value-type="float">
            <text:p>-0.760833214001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105]" office:value-type="float" office:value="0.0138997656014261" calcext:value-type="float">
            <text:p>1.38998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400702" calcext:value-type="float">
            <text:p>1.40070E-02</text:p>
          </table:table-cell>
          <table:table-cell/>
          <table:table-cell table:formula="of:=100*([.E38]-[.I38])/[.E38]" office:value-type="float" office:value="-0.77162739034171" calcext:value-type="float">
            <text:p>-0.771627390341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105]" office:value-type="float" office:value="0.0141457428720604" calcext:value-type="float">
            <text:p>1.41457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425274" calcext:value-type="float">
            <text:p>1.42527E-02</text:p>
          </table:table-cell>
          <table:table-cell/>
          <table:table-cell table:formula="of:=100*([.E39]-[.I39])/[.E39]" office:value-type="float" office:value="-0.756391013941965" calcext:value-type="float">
            <text:p>-0.7563910139419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105]" office:value-type="float" office:value="0.0143681473209256" calcext:value-type="float">
            <text:p>1.43681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448328" calcext:value-type="float">
            <text:p>1.44833E-02</text:p>
          </table:table-cell>
          <table:table-cell/>
          <table:table-cell table:formula="of:=100*([.E40]-[.I40])/[.E40]" office:value-type="float" office:value="-0.801304973444443" calcext:value-type="float">
            <text:p>-0.8013049734444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105]" office:value-type="float" office:value="0.0145928748884578" calcext:value-type="float">
            <text:p>1.45929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469839" calcext:value-type="float">
            <text:p>1.46984E-02</text:p>
          </table:table-cell>
          <table:table-cell/>
          <table:table-cell table:formula="of:=100*([.E41]-[.I41])/[.E41]" office:value-type="float" office:value="-0.723059111715242" calcext:value-type="float">
            <text:p>-0.7230591117152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105]" office:value-type="float" office:value="0.0148045519952426" calcext:value-type="float">
            <text:p>1.48046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489784" calcext:value-type="float">
            <text:p>1.48978E-02</text:p>
          </table:table-cell>
          <table:table-cell/>
          <table:table-cell table:formula="of:=100*([.E42]-[.I42])/[.E42]" office:value-type="float" office:value="-0.630130548951291" calcext:value-type="float">
            <text:p>-0.6301305489512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105]" office:value-type="float" office:value="0.0149661453966454" calcext:value-type="float">
            <text:p>1.49661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508143" calcext:value-type="float">
            <text:p>1.50814E-02</text:p>
          </table:table-cell>
          <table:table-cell/>
          <table:table-cell table:formula="of:=100*([.E43]-[.I43])/[.E43]" office:value-type="float" office:value="-0.770302574906438" calcext:value-type="float">
            <text:p>-0.770302574906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105]" office:value-type="float" office:value="0.0151462554203654" calcext:value-type="float">
            <text:p>1.5146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524895" calcext:value-type="float">
            <text:p>1.52490E-02</text:p>
          </table:table-cell>
          <table:table-cell/>
          <table:table-cell table:formula="of:=100*([.E44]-[.I44])/[.E44]" office:value-type="float" office:value="-0.678019594840042" calcext:value-type="float">
            <text:p>-0.6780195948400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105]" office:value-type="float" office:value="0.0152896738345491" calcext:value-type="float">
            <text:p>1.52897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540023" calcext:value-type="float">
            <text:p>1.54002E-02</text:p>
          </table:table-cell>
          <table:table-cell/>
          <table:table-cell table:formula="of:=100*([.E45]-[.I45])/[.E45]" office:value-type="float" office:value="-0.723077330800123" calcext:value-type="float">
            <text:p>-0.7230773308001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105]" office:value-type="float" office:value="0.0154102710241795" calcext:value-type="float">
            <text:p>1.5410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553511" calcext:value-type="float">
            <text:p>1.55351E-02</text:p>
          </table:table-cell>
          <table:table-cell/>
          <table:table-cell table:formula="of:=100*([.E46]-[.I46])/[.E46]" office:value-type="float" office:value="-0.810102402641853" calcext:value-type="float">
            <text:p>-0.8101024026418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105]" office:value-type="float" office:value="0.015524923763103" calcext:value-type="float">
            <text:p>1.55249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565345" calcext:value-type="float">
            <text:p>1.56535E-02</text:p>
          </table:table-cell>
          <table:table-cell/>
          <table:table-cell table:formula="of:=100*([.E47]-[.I47])/[.E47]" office:value-type="float" office:value="-0.827870325537174" calcext:value-type="float">
            <text:p>-0.8278703255371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105]" office:value-type="float" office:value="0.0156513970764208" calcext:value-type="float">
            <text:p>1.56514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575512" calcext:value-type="float">
            <text:p>1.57551E-02</text:p>
          </table:table-cell>
          <table:table-cell/>
          <table:table-cell table:formula="of:=100*([.E48]-[.I48])/[.E48]" office:value-type="float" office:value="-0.662707124947081" calcext:value-type="float">
            <text:p>-0.6627071249470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105]" office:value-type="float" office:value="0.0157220472147085" calcext:value-type="float">
            <text:p>1.57220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584" calcext:value-type="float">
            <text:p>1.58400E-02</text:p>
          </table:table-cell>
          <table:table-cell/>
          <table:table-cell table:formula="of:=100*([.E49]-[.I49])/[.E49]" office:value-type="float" office:value="-0.750238080834351" calcext:value-type="float">
            <text:p>-0.7502380808343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105]" office:value-type="float" office:value="0.0158164068288046" calcext:value-type="float">
            <text:p>1.58164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590802" calcext:value-type="float">
            <text:p>1.59080E-02</text:p>
          </table:table-cell>
          <table:table-cell/>
          <table:table-cell table:formula="of:=100*([.E50]-[.I50])/[.E50]" office:value-type="float" office:value="-0.579228722345191" calcext:value-type="float">
            <text:p>-0.5792287223451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105]" office:value-type="float" office:value="0.015866763842265" calcext:value-type="float">
            <text:p>1.58668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59591" calcext:value-type="float">
            <text:p>1.59591E-02</text:p>
          </table:table-cell>
          <table:table-cell/>
          <table:table-cell table:formula="of:=100*([.E51]-[.I51])/[.E51]" office:value-type="float" office:value="-0.581947009818352" calcext:value-type="float">
            <text:p>-0.5819470098183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105]" office:value-type="float" office:value="0.0158994924846633" calcext:value-type="float">
            <text:p>1.58995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599318" calcext:value-type="float">
            <text:p>1.59932E-02</text:p>
          </table:table-cell>
          <table:table-cell/>
          <table:table-cell table:formula="of:=100*([.E52]-[.I52])/[.E52]" office:value-type="float" office:value="-0.589248464547345" calcext:value-type="float">
            <text:p>-0.5892484645473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105]" office:value-type="float" office:value="0.0159163692585096" calcext:value-type="float">
            <text:p>1.59164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601023" calcext:value-type="float">
            <text:p>1.60102E-02</text:p>
          </table:table-cell>
          <table:table-cell/>
          <table:table-cell table:formula="of:=100*([.E53]-[.I53])/[.E53]" office:value-type="float" office:value="-0.589712012620085" calcext:value-type="float">
            <text:p>-0.5897120126200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54]/[.$D$105]" office:value-type="float" office:value="0.0159078967080766" calcext:value-type="float">
            <text:p>1.59079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601023" calcext:value-type="float">
            <text:p>1.60102E-02</text:p>
          </table:table-cell>
          <table:table-cell/>
          <table:table-cell table:formula="of:=100*([.E54]-[.I54])/[.E54]" office:value-type="float" office:value="-0.643286122617618" calcext:value-type="float">
            <text:p>-0.6432861226176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5]/[.$D$105]" office:value-type="float" office:value="0.0158889701236417" calcext:value-type="float">
            <text:p>1.58890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599318" calcext:value-type="float">
            <text:p>1.59932E-02</text:p>
          </table:table-cell>
          <table:table-cell/>
          <table:table-cell table:formula="of:=100*([.E55]-[.I55])/[.E55]" office:value-type="float" office:value="-0.655863001487064" calcext:value-type="float">
            <text:p>-0.6558630014870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56]/[.$D$105]" office:value-type="float" office:value="0.0158393647073971" calcext:value-type="float">
            <text:p>1.58394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59591" calcext:value-type="float">
            <text:p>1.59591E-02</text:p>
          </table:table-cell>
          <table:table-cell/>
          <table:table-cell table:formula="of:=100*([.E56]-[.I56])/[.E56]" office:value-type="float" office:value="-0.755934943192401" calcext:value-type="float">
            <text:p>-0.7559349431924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57]/[.$D$105]" office:value-type="float" office:value="0.0157810817596607" calcext:value-type="float">
            <text:p>1.57811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590802" calcext:value-type="float">
            <text:p>1.59080E-02</text:p>
          </table:table-cell>
          <table:table-cell/>
          <table:table-cell table:formula="of:=100*([.E57]-[.I57])/[.E57]" office:value-type="float" office:value="-0.804369702106086" calcext:value-type="float">
            <text:p>-0.8043697021060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58]/[.$D$105]" office:value-type="float" office:value="0.0157215689255711" calcext:value-type="float">
            <text:p>1.57216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584" calcext:value-type="float">
            <text:p>1.58400E-02</text:p>
          </table:table-cell>
          <table:table-cell/>
          <table:table-cell table:formula="of:=100*([.E58]-[.I58])/[.E58]" office:value-type="float" office:value="-0.753303153073173" calcext:value-type="float">
            <text:p>-0.7533031530731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59]/[.$D$105]" office:value-type="float" office:value="0.0156309672975542" calcext:value-type="float">
            <text:p>1.56310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575512" calcext:value-type="float">
            <text:p>1.57551E-02</text:p>
          </table:table-cell>
          <table:table-cell/>
          <table:table-cell table:formula="of:=100*([.E59]-[.I59])/[.E59]" office:value-type="float" office:value="-0.794273956834573" calcext:value-type="float">
            <text:p>-0.7942739568345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60]/[.$D$105]" office:value-type="float" office:value="0.0155127615536105" calcext:value-type="float">
            <text:p>1.5512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565345" calcext:value-type="float">
            <text:p>1.56535E-02</text:p>
          </table:table-cell>
          <table:table-cell/>
          <table:table-cell table:formula="of:=100*([.E60]-[.I60])/[.E60]" office:value-type="float" office:value="-0.906920704629509" calcext:value-type="float">
            <text:p>-0.9069207046295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61]/[.$D$105]" office:value-type="float" office:value="0.0154039166113548" calcext:value-type="float">
            <text:p>1.54039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553511" calcext:value-type="float">
            <text:p>1.55351E-02</text:p>
          </table:table-cell>
          <table:table-cell/>
          <table:table-cell table:formula="of:=100*([.E61]-[.I61])/[.E61]" office:value-type="float" office:value="-0.851688515039686" calcext:value-type="float">
            <text:p>-0.8516885150396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62]/[.$D$105]" office:value-type="float" office:value="0.0152639828751717" calcext:value-type="float">
            <text:p>1.52640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540023" calcext:value-type="float">
            <text:p>1.54002E-02</text:p>
          </table:table-cell>
          <table:table-cell/>
          <table:table-cell table:formula="of:=100*([.E62]-[.I62])/[.E62]" office:value-type="float" office:value="-0.892605330748384" calcext:value-type="float">
            <text:p>-0.8926053307483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63]/[.$D$105]" office:value-type="float" office:value="0.0151189929395368" calcext:value-type="float">
            <text:p>1.51190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524895" calcext:value-type="float">
            <text:p>1.52490E-02</text:p>
          </table:table-cell>
          <table:table-cell/>
          <table:table-cell table:formula="of:=100*([.E63]-[.I63])/[.E63]" office:value-type="float" office:value="-0.859561618838749" calcext:value-type="float">
            <text:p>-0.8595616188387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64]/[.$D$105]" office:value-type="float" office:value="0.0149485170255833" calcext:value-type="float">
            <text:p>1.49485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508143" calcext:value-type="float">
            <text:p>1.50814E-02</text:p>
          </table:table-cell>
          <table:table-cell/>
          <table:table-cell table:formula="of:=100*([.E64]-[.I64])/[.E64]" office:value-type="float" office:value="-0.889138194706738" calcext:value-type="float">
            <text:p>-0.8891381947067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65]/[.$D$105]" office:value-type="float" office:value="0.0147744197795899" calcext:value-type="float">
            <text:p>1.47744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489784" calcext:value-type="float">
            <text:p>1.48978E-02</text:p>
          </table:table-cell>
          <table:table-cell/>
          <table:table-cell table:formula="of:=100*([.E65]-[.I65])/[.E65]" office:value-type="float" office:value="-0.835364246118141" calcext:value-type="float">
            <text:p>-0.8353642461181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66]/[.$D$105]" office:value-type="float" office:value="0.0145684138154337" calcext:value-type="float">
            <text:p>1.45684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469839" calcext:value-type="float">
            <text:p>1.46984E-02</text:p>
          </table:table-cell>
          <table:table-cell/>
          <table:table-cell table:formula="of:=100*([.E66]-[.I66])/[.E66]" office:value-type="float" office:value="-0.892178010680904" calcext:value-type="float">
            <text:p>-0.8921780106809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67]/[.$D$105]" office:value-type="float" office:value="0.014347170925902" calcext:value-type="float">
            <text:p>1.43472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448328" calcext:value-type="float">
            <text:p>1.44833E-02</text:p>
          </table:table-cell>
          <table:table-cell/>
          <table:table-cell table:formula="of:=100*([.E67]-[.I67])/[.E67]" office:value-type="float" office:value="-0.948682320723406" calcext:value-type="float">
            <text:p>-0.9486823207234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68]/[.$D$105]" office:value-type="float" office:value="0.0141064548357785" calcext:value-type="float">
            <text:p>1.41065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425274" calcext:value-type="float">
            <text:p>1.42527E-02</text:p>
          </table:table-cell>
          <table:table-cell/>
          <table:table-cell table:formula="of:=100*([.E68]-[.I68])/[.E68]" office:value-type="float" office:value="-1.03700870221818" calcext:value-type="float">
            <text:p>-1.037008702218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69]/[.$D$105]" office:value-type="float" office:value="0.0138686768074987" calcext:value-type="float">
            <text:p>1.3868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400702" calcext:value-type="float">
            <text:p>1.40070E-02</text:p>
          </table:table-cell>
          <table:table-cell/>
          <table:table-cell table:formula="of:=100*([.E69]-[.I69])/[.E69]" office:value-type="float" office:value="-0.997522650657614" calcext:value-type="float">
            <text:p>-0.9975226506576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70]/[.$D$105]" office:value-type="float" office:value="0.0136211963424328" calcext:value-type="float">
            <text:p>1.36212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374638" calcext:value-type="float">
            <text:p>1.37464E-02</text:p>
          </table:table-cell>
          <table:table-cell/>
          <table:table-cell table:formula="of:=100*([.E70]-[.I70])/[.E70]" office:value-type="float" office:value="-0.919035703033137" calcext:value-type="float">
            <text:p>-0.9190357030331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71]/[.$D$105]" office:value-type="float" office:value="0.0133454968182635" calcext:value-type="float">
            <text:p>1.33455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34711" calcext:value-type="float">
            <text:p>1.34711E-02</text:p>
          </table:table-cell>
          <table:table-cell/>
          <table:table-cell table:formula="of:=100*([.E71]-[.I71])/[.E71]" office:value-type="float" office:value="-0.941165274301437" calcext:value-type="float">
            <text:p>-0.9411652743014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72]/[.$D$105]" office:value-type="float" office:value="0.0130605731464454" calcext:value-type="float">
            <text:p>1.3060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318147" calcext:value-type="float">
            <text:p>1.31815E-02</text:p>
          </table:table-cell>
          <table:table-cell/>
          <table:table-cell table:formula="of:=100*([.E72]-[.I72])/[.E72]" office:value-type="float" office:value="-0.925662696414701" calcext:value-type="float">
            <text:p>-0.9256626964147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73]/[.$D$105]" office:value-type="float" office:value="0.0127586360467419" calcext:value-type="float">
            <text:p>1.2758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287779" calcext:value-type="float">
            <text:p>1.28778E-02</text:p>
          </table:table-cell>
          <table:table-cell/>
          <table:table-cell table:formula="of:=100*([.E73]-[.I73])/[.E73]" office:value-type="float" office:value="-0.933908239262983" calcext:value-type="float">
            <text:p>-0.9339082392629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74]/[.$D$105]" office:value-type="float" office:value="0.0124556057147243" calcext:value-type="float">
            <text:p>1.2455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25604" calcext:value-type="float">
            <text:p>1.25604E-02</text:p>
          </table:table-cell>
          <table:table-cell/>
          <table:table-cell table:formula="of:=100*([.E74]-[.I74])/[.E74]" office:value-type="float" office:value="-0.84134234557392" calcext:value-type="float">
            <text:p>-0.841342345573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75]/[.$D$105]" office:value-type="float" office:value="0.0121199833943478" calcext:value-type="float">
            <text:p>1.2120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222963" calcext:value-type="float">
            <text:p>1.22296E-02</text:p>
          </table:table-cell>
          <table:table-cell/>
          <table:table-cell table:formula="of:=100*([.E75]-[.I75])/[.E75]" office:value-type="float" office:value="-0.90467620362693" calcext:value-type="float">
            <text:p>-0.904676203626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76]/[.$D$105]" office:value-type="float" office:value="0.0117825162444414" calcext:value-type="float">
            <text:p>1.1782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188582" calcext:value-type="float">
            <text:p>1.18858E-02</text:p>
          </table:table-cell>
          <table:table-cell/>
          <table:table-cell table:formula="of:=100*([.E76]-[.I76])/[.E76]" office:value-type="float" office:value="-0.876754620281861" calcext:value-type="float">
            <text:p>-0.8767546202818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77]/[.$D$105]" office:value-type="float" office:value="0.0114278990126103" calcext:value-type="float">
            <text:p>1.14279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152936" calcext:value-type="float">
            <text:p>1.15294E-02</text:p>
          </table:table-cell>
          <table:table-cell/>
          <table:table-cell table:formula="of:=100*([.E77]-[.I77])/[.E77]" office:value-type="float" office:value="-0.887835876723638" calcext:value-type="float">
            <text:p>-0.8878358767236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78]/[.$D$105]" office:value-type="float" office:value="0.0110581131824235" calcext:value-type="float">
            <text:p>1.10581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116061" calcext:value-type="float">
            <text:p>1.11606E-02</text:p>
          </table:table-cell>
          <table:table-cell/>
          <table:table-cell table:formula="of:=100*([.E78]-[.I78])/[.E78]" office:value-type="float" office:value="-0.926892462444817" calcext:value-type="float">
            <text:p>-0.9268924624448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79]/[.$D$105]" office:value-type="float" office:value="0.0106873707739619" calcext:value-type="float">
            <text:p>1.06874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1075221" calcext:value-type="float">
            <text:p>1.07522E-02</text:p>
          </table:table-cell>
          <table:table-cell/>
          <table:table-cell table:formula="of:=100*([.E79]-[.I79])/[.E79]" office:value-type="float" office:value="-0.606690152418693" calcext:value-type="float">
            <text:p>-0.6066901524186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80]/[.$D$105]" office:value-type="float" office:value="0.0102909374061229" calcext:value-type="float">
            <text:p>1.02909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1031838" calcext:value-type="float">
            <text:p>1.03184E-02</text:p>
          </table:table-cell>
          <table:table-cell/>
          <table:table-cell table:formula="of:=100*([.E80]-[.I80])/[.E80]" office:value-type="float" office:value="-0.266667581330086" calcext:value-type="float">
            <text:p>-0.2666675813300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81]/[.$D$105]" office:value-type="float" office:value="0.0099216298650734" calcext:value-type="float">
            <text:p>9.92163E-03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88679" calcext:value-type="float">
            <text:p>9.88679E-03</text:p>
          </table:table-cell>
          <table:table-cell/>
          <table:table-cell table:formula="of:=100*([.E81]-[.I81])/[.E81]" office:value-type="float" office:value="0.351150622903653" calcext:value-type="float">
            <text:p>0.3511506229036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82]/[.$D$105]" office:value-type="float" office:value="0.00953045767774526" calcext:value-type="float">
            <text:p>9.53046E-03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457335" calcext:value-type="float">
            <text:p>9.45734E-03</text:p>
          </table:table-cell>
          <table:table-cell/>
          <table:table-cell table:formula="of:=100*([.E82]-[.I82])/[.E82]" office:value-type="float" office:value="0.76725253096721" calcext:value-type="float">
            <text:p>0.767252530967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83]/[.$D$105]" office:value-type="float" office:value="0.00914400005477094" calcext:value-type="float">
            <text:p>9.14400E-03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029928" calcext:value-type="float">
            <text:p>9.02993E-03</text:p>
          </table:table-cell>
          <table:table-cell/>
          <table:table-cell table:formula="of:=100*([.E83]-[.I83])/[.E83]" office:value-type="float" office:value="1.24750715318974" calcext:value-type="float">
            <text:p>1.247507153189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84]/[.$D$105]" office:value-type="float" office:value="0.00874333041171552" calcext:value-type="float">
            <text:p>8.74333E-03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8604475" calcext:value-type="float">
            <text:p>8.60448E-03</text:p>
          </table:table-cell>
          <table:table-cell/>
          <table:table-cell table:formula="of:=100*([.E84]-[.I84])/[.E84]" office:value-type="float" office:value="1.58812952475709" calcext:value-type="float">
            <text:p>1.588129524757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85]/[.$D$105]" office:value-type="float" office:value="0.00834600879262152" calcext:value-type="float">
            <text:p>8.34601E-03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8180885" calcext:value-type="float">
            <text:p>8.18089E-03</text:p>
          </table:table-cell>
          <table:table-cell/>
          <table:table-cell table:formula="of:=100*([.E85]-[.I85])/[.E85]" office:value-type="float" office:value="1.9784761402061" calcext:value-type="float">
            <text:p>1.97847614020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86]/[.$D$105]" office:value-type="float" office:value="0.00794089789329077" calcext:value-type="float">
            <text:p>7.94090E-03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7759065" calcext:value-type="float">
            <text:p>7.75907E-03</text:p>
          </table:table-cell>
          <table:table-cell/>
          <table:table-cell table:formula="of:=100*([.E86]-[.I86])/[.E86]" office:value-type="float" office:value="2.28982787254323" calcext:value-type="float">
            <text:p>2.289827872543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87]/[.$D$105]" office:value-type="float" office:value="0.00752048174156499" calcext:value-type="float">
            <text:p>7.52048E-03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7338926" calcext:value-type="float">
            <text:p>7.33893E-03</text:p>
          </table:table-cell>
          <table:table-cell/>
          <table:table-cell table:formula="of:=100*([.E87]-[.I87])/[.E87]" office:value-type="float" office:value="2.41415042019914" calcext:value-type="float">
            <text:p>2.414150420199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88]/[.$D$105]" office:value-type="float" office:value="0.00710737658093862" calcext:value-type="float">
            <text:p>7.10738E-03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6920375" calcext:value-type="float">
            <text:p>6.92038E-03</text:p>
          </table:table-cell>
          <table:table-cell/>
          <table:table-cell table:formula="of:=100*([.E88]-[.I88])/[.E88]" office:value-type="float" office:value="2.63109149781288" calcext:value-type="float">
            <text:p>2.631091497812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89]/[.$D$105]" office:value-type="float" office:value="0.00668422051572606" calcext:value-type="float">
            <text:p>6.68422E-03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6503322" calcext:value-type="float">
            <text:p>6.50332E-03</text:p>
          </table:table-cell>
          <table:table-cell/>
          <table:table-cell table:formula="of:=100*([.E89]-[.I89])/[.E89]" office:value-type="float" office:value="2.70635170249782" calcext:value-type="float">
            <text:p>2.706351702497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90]/[.$D$105]" office:value-type="float" office:value="0.00627153898262134" calcext:value-type="float">
            <text:p>6.27154E-03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6087677" calcext:value-type="float">
            <text:p>6.08768E-03</text:p>
          </table:table-cell>
          <table:table-cell/>
          <table:table-cell table:formula="of:=100*([.E90]-[.I90])/[.E90]" office:value-type="float" office:value="2.93168842816457" calcext:value-type="float">
            <text:p>2.931688428164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91]/[.$D$105]" office:value-type="float" office:value="0.00586432361108627" calcext:value-type="float">
            <text:p>5.86432E-03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5673349" calcext:value-type="float">
            <text:p>5.67335E-03</text:p>
          </table:table-cell>
          <table:table-cell/>
          <table:table-cell table:formula="of:=100*([.E91]-[.I91])/[.E91]" office:value-type="float" office:value="3.25654966798286" calcext:value-type="float">
            <text:p>3.256549667982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92]/[.$D$105]" office:value-type="float" office:value="0.00544535599217645" calcext:value-type="float">
            <text:p>5.44536E-03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526025" calcext:value-type="float">
            <text:p>5.26025E-03</text:p>
          </table:table-cell>
          <table:table-cell/>
          <table:table-cell table:formula="of:=100*([.E92]-[.I92])/[.E92]" office:value-type="float" office:value="3.39933683752539" calcext:value-type="float">
            <text:p>3.399336837525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93]/[.$D$105]" office:value-type="float" office:value="0.00503373352787585" calcext:value-type="float">
            <text:p>5.03373E-03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484829" calcext:value-type="float">
            <text:p>4.84829E-03</text:p>
          </table:table-cell>
          <table:table-cell/>
          <table:table-cell table:formula="of:=100*([.E93]-[.I93])/[.E93]" office:value-type="float" office:value="3.68401558900364" calcext:value-type="float">
            <text:p>3.684015589003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94]/[.$D$105]" office:value-type="float" office:value="0.0046126272732519" calcext:value-type="float">
            <text:p>4.6126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4437379" calcext:value-type="float">
            <text:p>4.43738E-03</text:p>
          </table:table-cell>
          <table:table-cell/>
          <table:table-cell table:formula="of:=100*([.E94]-[.I94])/[.E94]" office:value-type="float" office:value="3.79931572334371" calcext:value-type="float">
            <text:p>3.799315723343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95]/[.$D$105]" office:value-type="float" office:value="0.00419544982225614" calcext:value-type="float">
            <text:p>4.19545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4027428" calcext:value-type="float">
            <text:p>4.02743E-03</text:p>
          </table:table-cell>
          <table:table-cell/>
          <table:table-cell table:formula="of:=100*([.E95]-[.I95])/[.E95]" office:value-type="float" office:value="4.00485834355148" calcext:value-type="float">
            <text:p>4.004858343551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96]/[.$D$105]" office:value-type="float" office:value="0.00376966999949014" calcext:value-type="float">
            <text:p>3.76967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361835" calcext:value-type="float">
            <text:p>3.61835E-03</text:p>
          </table:table-cell>
          <table:table-cell/>
          <table:table-cell table:formula="of:=100*([.E96]-[.I96])/[.E96]" office:value-type="float" office:value="4.01414446120235" calcext:value-type="float">
            <text:p>4.014144461202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97]/[.$D$105]" office:value-type="float" office:value="0.00335193909963546" calcext:value-type="float">
            <text:p>3.35194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3210054" calcext:value-type="float">
            <text:p>3.21005E-03</text:p>
          </table:table-cell>
          <table:table-cell/>
          <table:table-cell table:formula="of:=100*([.E97]-[.I97])/[.E97]" office:value-type="float" office:value="4.23292593982066" calcext:value-type="float">
            <text:p>4.232925939820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98]/[.$D$105]" office:value-type="float" office:value="0.00293646982413021" calcext:value-type="float">
            <text:p>2.93647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2802454" calcext:value-type="float">
            <text:p>2.80245E-03</text:p>
          </table:table-cell>
          <table:table-cell/>
          <table:table-cell table:formula="of:=100*([.E98]-[.I98])/[.E98]" office:value-type="float" office:value="4.56384135225725" calcext:value-type="float">
            <text:p>4.563841352257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99]/[.$D$105]" office:value-type="float" office:value="0.002517932665444" calcext:value-type="float">
            <text:p>2.51793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239546" calcext:value-type="float">
            <text:p>2.39546E-03</text:p>
          </table:table-cell>
          <table:table-cell/>
          <table:table-cell table:formula="of:=100*([.E99]-[.I99])/[.E99]" office:value-type="float" office:value="4.86401670405289" calcext:value-type="float">
            <text:p>4.864016704052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100]/[.$D$105]" office:value-type="float" office:value="0.00209748235020842" calcext:value-type="float">
            <text:p>2.09748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1988985" calcext:value-type="float">
            <text:p>1.98899E-03</text:p>
          </table:table-cell>
          <table:table-cell/>
          <table:table-cell table:formula="of:=100*([.E100]-[.I100])/[.E100]" office:value-type="float" office:value="5.1727419874422" calcext:value-type="float">
            <text:p>5.17274198744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101]/[.$D$105]" office:value-type="float" office:value="0.00166832717267316" calcext:value-type="float">
            <text:p>1.66833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158294" calcext:value-type="float">
            <text:p>1.58294E-03</text:p>
          </table:table-cell>
          <table:table-cell/>
          <table:table-cell table:formula="of:=100*([.E101]-[.I101])/[.E101]" office:value-type="float" office:value="5.11813114788175" calcext:value-type="float">
            <text:p>5.118131147881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102]/[.$D$105]" office:value-type="float" office:value="0.0012380924282279" calcext:value-type="float">
            <text:p>1.23809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1177238" calcext:value-type="float">
            <text:p>1.17724E-03</text:p>
          </table:table-cell>
          <table:table-cell/>
          <table:table-cell table:formula="of:=100*([.E102]-[.I102])/[.E102]" office:value-type="float" office:value="4.91517651190243" calcext:value-type="float">
            <text:p>4.915176511902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103]/[.$D$105]" office:value-type="float" office:value="0.000779447309024374" calcext:value-type="float">
            <text:p>7.79447E-04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07717911" calcext:value-type="float">
            <text:p>7.71791E-04</text:p>
          </table:table-cell>
          <table:table-cell/>
          <table:table-cell table:formula="of:=100*([.E103]-[.I103])/[.E103]" office:value-type="float" office:value="0.982261268430995" calcext:value-type="float">
            <text:p>0.982261268430995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1463.54986" calcext:value-type="float">
            <text:p>1.46355E+03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2" table:style-name="ta1">
        <table:shapes>
          <draw:frame draw:z-index="0" draw:style-name="gr1" draw:text-style-name="P1" svg:width="21.036cm" svg:height="10.971cm" svg:x="26.541cm" svg:y="1.646cm">
            <draw:object draw:notify-on-update-of-ranges="Diff2.C4:Diff2.C53 Diff2.E3:Diff2.E3 Diff2.E4:Diff2.E53 Diff2.H4:Diff2.H53 Diff2.I3:Diff2.I3 Diff2.I4:Diff2.I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4]/[.$D$55]" office:value-type="float" office:value="0.031815012143463" calcext:value-type="float">
            <text:p>3.18150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4]+100" office:value-type="float" office:value="101" calcext:value-type="float">
            <text:p>101</text:p>
          </table:table-cell>
          <table:table-cell office:value-type="float" office:value="0.03202046" calcext:value-type="float">
            <text:p>3.20205E-02</text:p>
          </table:table-cell>
          <table:table-cell/>
          <table:table-cell table:formula="of:=100*([.E4]-[.I4])/[.E4]" office:value-type="float" office:value="-0.645757592706787" calcext:value-type="float">
            <text:p>-0.645757592706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]/[.$D$55]" office:value-type="float" office:value="0.0317771599041204" calcext:value-type="float">
            <text:p>3.17772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]+100" office:value-type="float" office:value="103" calcext:value-type="float">
            <text:p>103</text:p>
          </table:table-cell>
          <table:table-cell office:value-type="float" office:value="0.03198636" calcext:value-type="float">
            <text:p>3.19864E-02</text:p>
          </table:table-cell>
          <table:table-cell/>
          <table:table-cell table:formula="of:=100*([.E5]-[.I5])/[.E5]" office:value-type="float" office:value="-0.658334780423459" calcext:value-type="float">
            <text:p>-0.658334780423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6]/[.$D$55]" office:value-type="float" office:value="0.0316779515078651" calcext:value-type="float">
            <text:p>3.16780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6]+100" office:value-type="float" office:value="105" calcext:value-type="float">
            <text:p>105</text:p>
          </table:table-cell>
          <table:table-cell office:value-type="float" office:value="0.03191819" calcext:value-type="float">
            <text:p>3.19182E-02</text:p>
          </table:table-cell>
          <table:table-cell/>
          <table:table-cell table:formula="of:=100*([.E6]-[.I6])/[.E6]" office:value-type="float" office:value="-0.758377611870679" calcext:value-type="float">
            <text:p>-0.758377611870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7]/[.$D$55]" office:value-type="float" office:value="0.0315613884747994" calcext:value-type="float">
            <text:p>3.15614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7]+100" office:value-type="float" office:value="107" calcext:value-type="float">
            <text:p>107</text:p>
          </table:table-cell>
          <table:table-cell office:value-type="float" office:value="0.03181604" calcext:value-type="float">
            <text:p>3.18160E-02</text:p>
          </table:table-cell>
          <table:table-cell/>
          <table:table-cell table:formula="of:=100*([.E7]-[.I7])/[.E7]" office:value-type="float" office:value="-0.806845127881293" calcext:value-type="float">
            <text:p>-0.8068451278812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8]/[.$D$55]" office:value-type="float" office:value="0.0314423657294297" calcext:value-type="float">
            <text:p>3.14424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8]+100" office:value-type="float" office:value="109" calcext:value-type="float">
            <text:p>109</text:p>
          </table:table-cell>
          <table:table-cell office:value-type="float" office:value="0.03168001" calcext:value-type="float">
            <text:p>3.16800E-02</text:p>
          </table:table-cell>
          <table:table-cell/>
          <table:table-cell table:formula="of:=100*([.E8]-[.I8])/[.E8]" office:value-type="float" office:value="-0.755809129043595" calcext:value-type="float">
            <text:p>-0.755809129043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9]/[.$D$55]" office:value-type="float" office:value="0.0312611669230461" calcext:value-type="float">
            <text:p>3.12612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9]+100" office:value-type="float" office:value="111" calcext:value-type="float">
            <text:p>111</text:p>
          </table:table-cell>
          <table:table-cell office:value-type="float" office:value="0.03151023" calcext:value-type="float">
            <text:p>3.15102E-02</text:p>
          </table:table-cell>
          <table:table-cell/>
          <table:table-cell table:formula="of:=100*([.E9]-[.I9])/[.E9]" office:value-type="float" office:value="-0.796717146122559" calcext:value-type="float">
            <text:p>-0.7967171461225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1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10]/[.$D$55]" office:value-type="float" office:value="0.0310247612405094" calcext:value-type="float">
            <text:p>3.1024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10]+100" office:value-type="float" office:value="113" calcext:value-type="float">
            <text:p>113</text:p>
          </table:table-cell>
          <table:table-cell office:value-type="float" office:value="0.0313069" calcext:value-type="float">
            <text:p>3.13069E-02</text:p>
          </table:table-cell>
          <table:table-cell/>
          <table:table-cell table:formula="of:=100*([.E10]-[.I10])/[.E10]" office:value-type="float" office:value="-0.909398648722583" calcext:value-type="float">
            <text:p>-0.9093986487225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1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11]/[.$D$55]" office:value-type="float" office:value="0.0308070767016187" calcext:value-type="float">
            <text:p>3.08071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11]+100" office:value-type="float" office:value="115" calcext:value-type="float">
            <text:p>115</text:p>
          </table:table-cell>
          <table:table-cell office:value-type="float" office:value="0.03107023" calcext:value-type="float">
            <text:p>3.10702E-02</text:p>
          </table:table-cell>
          <table:table-cell/>
          <table:table-cell table:formula="of:=100*([.E11]-[.I11])/[.E11]" office:value-type="float" office:value="-0.854197562884874" calcext:value-type="float">
            <text:p>-0.8541975628848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1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12]/[.$D$55]" office:value-type="float" office:value="0.030527216101714" calcext:value-type="float">
            <text:p>3.05272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12]+100" office:value-type="float" office:value="117" calcext:value-type="float">
            <text:p>117</text:p>
          </table:table-cell>
          <table:table-cell office:value-type="float" office:value="0.03080047" calcext:value-type="float">
            <text:p>3.08005E-02</text:p>
          </table:table-cell>
          <table:table-cell/>
          <table:table-cell table:formula="of:=100*([.E12]-[.I12])/[.E12]" office:value-type="float" office:value="-0.895115680956759" calcext:value-type="float">
            <text:p>-0.8951156809567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1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13]/[.$D$55]" office:value-type="float" office:value="0.0302372433512268" calcext:value-type="float">
            <text:p>3.02372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13]+100" office:value-type="float" office:value="119" calcext:value-type="float">
            <text:p>119</text:p>
          </table:table-cell>
          <table:table-cell office:value-type="float" office:value="0.0304979" calcext:value-type="float">
            <text:p>3.04979E-02</text:p>
          </table:table-cell>
          <table:table-cell/>
          <table:table-cell table:formula="of:=100*([.E13]-[.I13])/[.E13]" office:value-type="float" office:value="-0.862038399947674" calcext:value-type="float">
            <text:p>-0.8620383999476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1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14]/[.$D$55]" office:value-type="float" office:value="0.0298962998957765" calcext:value-type="float">
            <text:p>2.98963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14]+100" office:value-type="float" office:value="121" calcext:value-type="float">
            <text:p>121</text:p>
          </table:table-cell>
          <table:table-cell office:value-type="float" office:value="0.03016286" calcext:value-type="float">
            <text:p>3.01629E-02</text:p>
          </table:table-cell>
          <table:table-cell/>
          <table:table-cell table:formula="of:=100*([.E14]-[.I14])/[.E14]" office:value-type="float" office:value="-0.891615702119572" calcext:value-type="float">
            <text:p>-0.8916157021195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1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15]/[.$D$55]" office:value-type="float" office:value="0.0295481139540982" calcext:value-type="float">
            <text:p>2.95481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15]+100" office:value-type="float" office:value="123" calcext:value-type="float">
            <text:p>123</text:p>
          </table:table-cell>
          <table:table-cell office:value-type="float" office:value="0.02979568" calcext:value-type="float">
            <text:p>2.97957E-02</text:p>
          </table:table-cell>
          <table:table-cell/>
          <table:table-cell table:formula="of:=100*([.E15]-[.I15])/[.E15]" office:value-type="float" office:value="-0.837840433018448" calcext:value-type="float">
            <text:p>-0.8378404330184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1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16]/[.$D$55]" office:value-type="float" office:value="0.0291361121432034" calcext:value-type="float">
            <text:p>2.91361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16]+100" office:value-type="float" office:value="125" calcext:value-type="float">
            <text:p>125</text:p>
          </table:table-cell>
          <table:table-cell office:value-type="float" office:value="0.02939677" calcext:value-type="float">
            <text:p>2.93968E-02</text:p>
          </table:table-cell>
          <table:table-cell/>
          <table:table-cell table:formula="of:=100*([.E16]-[.I16])/[.E16]" office:value-type="float" office:value="-0.89462127107239" calcext:value-type="float">
            <text:p>-0.89462127107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1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17]/[.$D$55]" office:value-type="float" office:value="0.0286936372298775" calcext:value-type="float">
            <text:p>2.86936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17]+100" office:value-type="float" office:value="127" calcext:value-type="float">
            <text:p>127</text:p>
          </table:table-cell>
          <table:table-cell office:value-type="float" office:value="0.02896655" calcext:value-type="float">
            <text:p>2.89666E-02</text:p>
          </table:table-cell>
          <table:table-cell/>
          <table:table-cell table:formula="of:=100*([.E17]-[.I17])/[.E17]" office:value-type="float" office:value="-0.951126439412595" calcext:value-type="float">
            <text:p>-0.9511264394125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1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18]/[.$D$55]" office:value-type="float" office:value="0.0282122168717406" calcext:value-type="float">
            <text:p>2.82122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18]+100" office:value-type="float" office:value="129" calcext:value-type="float">
            <text:p>129</text:p>
          </table:table-cell>
          <table:table-cell office:value-type="float" office:value="0.02850548" calcext:value-type="float">
            <text:p>2.85055E-02</text:p>
          </table:table-cell>
          <table:table-cell/>
          <table:table-cell table:formula="of:=100*([.E18]-[.I18])/[.E18]" office:value-type="float" office:value="-1.03948984084677" calcext:value-type="float">
            <text:p>-1.03948984084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1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19]/[.$D$55]" office:value-type="float" office:value="0.0277366724929963" calcext:value-type="float">
            <text:p>2.7736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19]+100" office:value-type="float" office:value="131" calcext:value-type="float">
            <text:p>131</text:p>
          </table:table-cell>
          <table:table-cell office:value-type="float" office:value="0.02801404" calcext:value-type="float">
            <text:p>2.80140E-02</text:p>
          </table:table-cell>
          <table:table-cell/>
          <table:table-cell table:formula="of:=100*([.E19]-[.I19])/[.E19]" office:value-type="float" office:value="-1.00000281963791" calcext:value-type="float">
            <text:p>-1.000002819637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2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20]/[.$D$55]" office:value-type="float" office:value="0.0272417237171883" calcext:value-type="float">
            <text:p>2.72417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20]+100" office:value-type="float" office:value="133" calcext:value-type="float">
            <text:p>133</text:p>
          </table:table-cell>
          <table:table-cell office:value-type="float" office:value="0.02749277" calcext:value-type="float">
            <text:p>2.74928E-02</text:p>
          </table:table-cell>
          <table:table-cell/>
          <table:table-cell table:formula="of:=100*([.E20]-[.I20])/[.E20]" office:value-type="float" office:value="-0.921550653027523" calcext:value-type="float">
            <text:p>-0.9215506530275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2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21]/[.$D$55]" office:value-type="float" office:value="0.0266903382090753" calcext:value-type="float">
            <text:p>2.66903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21]+100" office:value-type="float" office:value="135" calcext:value-type="float">
            <text:p>135</text:p>
          </table:table-cell>
          <table:table-cell office:value-type="float" office:value="0.0269422" calcext:value-type="float">
            <text:p>2.69422E-02</text:p>
          </table:table-cell>
          <table:table-cell/>
          <table:table-cell table:formula="of:=100*([.E21]-[.I21])/[.E21]" office:value-type="float" office:value="-0.943644059328785" calcext:value-type="float">
            <text:p>-0.9436440593287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2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22]/[.$D$55]" office:value-type="float" office:value="0.0261205048586834" calcext:value-type="float">
            <text:p>2.61205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22]+100" office:value-type="float" office:value="137" calcext:value-type="float">
            <text:p>137</text:p>
          </table:table-cell>
          <table:table-cell office:value-type="float" office:value="0.02636294" calcext:value-type="float">
            <text:p>2.63629E-02</text:p>
          </table:table-cell>
          <table:table-cell/>
          <table:table-cell table:formula="of:=100*([.E22]-[.I22])/[.E22]" office:value-type="float" office:value="-0.928141100749089" calcext:value-type="float">
            <text:p>-0.9281411007490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2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23]/[.$D$55]" office:value-type="float" office:value="0.0255166454880882" calcext:value-type="float">
            <text:p>2.5516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23]+100" office:value-type="float" office:value="139" calcext:value-type="float">
            <text:p>139</text:p>
          </table:table-cell>
          <table:table-cell office:value-type="float" office:value="0.02575559" calcext:value-type="float">
            <text:p>2.57556E-02</text:p>
          </table:table-cell>
          <table:table-cell/>
          <table:table-cell table:formula="of:=100*([.E23]-[.I23])/[.E23]" office:value-type="float" office:value="-0.936426036186252" calcext:value-type="float">
            <text:p>-0.9364260361862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2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24]/[.$D$55]" office:value-type="float" office:value="0.0249105997065563" calcext:value-type="float">
            <text:p>2.4910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24]+100" office:value-type="float" office:value="141" calcext:value-type="float">
            <text:p>141</text:p>
          </table:table-cell>
          <table:table-cell office:value-type="float" office:value="0.0251208" calcext:value-type="float">
            <text:p>2.51208E-02</text:p>
          </table:table-cell>
          <table:table-cell/>
          <table:table-cell table:formula="of:=100*([.E24]-[.I24])/[.E24]" office:value-type="float" office:value="-0.84381867927644" calcext:value-type="float">
            <text:p>-0.843818679276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2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25]/[.$D$55]" office:value-type="float" office:value="0.0242393715489724" calcext:value-type="float">
            <text:p>2.42394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25]+100" office:value-type="float" office:value="143" calcext:value-type="float">
            <text:p>143</text:p>
          </table:table-cell>
          <table:table-cell office:value-type="float" office:value="0.02445925" calcext:value-type="float">
            <text:p>2.44593E-02</text:p>
          </table:table-cell>
          <table:table-cell/>
          <table:table-cell table:formula="of:=100*([.E25]-[.I25])/[.E25]" office:value-type="float" office:value="-0.907112837407379" calcext:value-type="float">
            <text:p>-0.9071128374073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2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26]/[.$D$55]" office:value-type="float" office:value="0.0235644538229327" calcext:value-type="float">
            <text:p>2.3564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26]+100" office:value-type="float" office:value="145" calcext:value-type="float">
            <text:p>145</text:p>
          </table:table-cell>
          <table:table-cell office:value-type="float" office:value="0.02377165" calcext:value-type="float">
            <text:p>2.37717E-02</text:p>
          </table:table-cell>
          <table:table-cell/>
          <table:table-cell table:formula="of:=100*([.E26]-[.I26])/[.E26]" office:value-type="float" office:value="-0.87927426039324" calcext:value-type="float">
            <text:p>-0.879274260393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2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27]/[.$D$55]" office:value-type="float" office:value="0.0228552367753226" calcext:value-type="float">
            <text:p>2.28552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27]+100" office:value-type="float" office:value="147" calcext:value-type="float">
            <text:p>147</text:p>
          </table:table-cell>
          <table:table-cell office:value-type="float" office:value="0.02305872" calcext:value-type="float">
            <text:p>2.30587E-02</text:p>
          </table:table-cell>
          <table:table-cell/>
          <table:table-cell table:formula="of:=100*([.E27]-[.I27])/[.E27]" office:value-type="float" office:value="-0.890313352155287" calcext:value-type="float">
            <text:p>-0.8903133521552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2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28]/[.$D$55]" office:value-type="float" office:value="0.0221156832759651" calcext:value-type="float">
            <text:p>2.21157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28]+100" office:value-type="float" office:value="149" calcext:value-type="float">
            <text:p>149</text:p>
          </table:table-cell>
          <table:table-cell office:value-type="float" office:value="0.02232122" calcext:value-type="float">
            <text:p>2.23212E-02</text:p>
          </table:table-cell>
          <table:table-cell/>
          <table:table-cell table:formula="of:=100*([.E28]-[.I28])/[.E28]" office:value-type="float" office:value="-0.929370896979132" calcext:value-type="float">
            <text:p>-0.9293708969791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2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29]/[.$D$55]" office:value-type="float" office:value="0.0213742166670379" calcext:value-type="float">
            <text:p>2.13742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29]+100" office:value-type="float" office:value="151" calcext:value-type="float">
            <text:p>151</text:p>
          </table:table-cell>
          <table:table-cell office:value-type="float" office:value="0.02150443" calcext:value-type="float">
            <text:p>2.15044E-02</text:p>
          </table:table-cell>
          <table:table-cell/>
          <table:table-cell table:formula="of:=100*([.E29]-[.I29])/[.E29]" office:value-type="float" office:value="-0.609207509171134" calcext:value-type="float">
            <text:p>-0.6092075091711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3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30]/[.$D$55]" office:value-type="float" office:value="0.0205813694010969" calcext:value-type="float">
            <text:p>2.05814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30]+100" office:value-type="float" office:value="153" calcext:value-type="float">
            <text:p>153</text:p>
          </table:table-cell>
          <table:table-cell office:value-type="float" office:value="0.02063677" calcext:value-type="float">
            <text:p>2.06368E-02</text:p>
          </table:table-cell>
          <table:table-cell/>
          <table:table-cell table:formula="of:=100*([.E30]-[.I30])/[.E30]" office:value-type="float" office:value="-0.269178390530946" calcext:value-type="float">
            <text:p>-0.2691783905309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3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31]/[.$D$55]" office:value-type="float" office:value="0.0198427724565242" calcext:value-type="float">
            <text:p>1.98428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31]+100" office:value-type="float" office:value="155" calcext:value-type="float">
            <text:p>155</text:p>
          </table:table-cell>
          <table:table-cell office:value-type="float" office:value="0.01977358" calcext:value-type="float">
            <text:p>1.97736E-02</text:p>
          </table:table-cell>
          <table:table-cell/>
          <table:table-cell table:formula="of:=100*([.E31]-[.I31])/[.E31]" office:value-type="float" office:value="0.348703572929646" calcext:value-type="float">
            <text:p>0.3487035729296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3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32]/[.$D$55]" office:value-type="float" office:value="0.0190604472932164" calcext:value-type="float">
            <text:p>1.90604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32]+100" office:value-type="float" office:value="157" calcext:value-type="float">
            <text:p>157</text:p>
          </table:table-cell>
          <table:table-cell office:value-type="float" office:value="0.01891467" calcext:value-type="float">
            <text:p>1.89147E-02</text:p>
          </table:table-cell>
          <table:table-cell/>
          <table:table-cell table:formula="of:=100*([.E32]-[.I32])/[.E32]" office:value-type="float" office:value="0.764815699095796" calcext:value-type="float">
            <text:p>0.7648156990957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3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33]/[.$D$55]" office:value-type="float" office:value="0.0182875510270734" calcext:value-type="float">
            <text:p>1.82876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33]+100" office:value-type="float" office:value="159" calcext:value-type="float">
            <text:p>159</text:p>
          </table:table-cell>
          <table:table-cell office:value-type="float" office:value="0.01805986" calcext:value-type="float">
            <text:p>1.80599E-02</text:p>
          </table:table-cell>
          <table:table-cell/>
          <table:table-cell table:formula="of:=100*([.E33]-[.I33])/[.E33]" office:value-type="float" office:value="1.24506024199915" calcext:value-type="float">
            <text:p>1.245060241999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3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34]/[.$D$55]" office:value-type="float" office:value="0.0174862314187525" calcext:value-type="float">
            <text:p>1.74862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34]+100" office:value-type="float" office:value="161" calcext:value-type="float">
            <text:p>161</text:p>
          </table:table-cell>
          <table:table-cell office:value-type="float" office:value="0.01720895" calcext:value-type="float">
            <text:p>1.72090E-02</text:p>
          </table:table-cell>
          <table:table-cell/>
          <table:table-cell table:formula="of:=100*([.E34]-[.I34])/[.E34]" office:value-type="float" office:value="1.58571285094133" calcext:value-type="float">
            <text:p>1.585712850941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3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35]/[.$D$55]" office:value-type="float" office:value="0.0166916076939254" calcext:value-type="float">
            <text:p>1.66916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35]+100" office:value-type="float" office:value="163" calcext:value-type="float">
            <text:p>163</text:p>
          </table:table-cell>
          <table:table-cell office:value-type="float" office:value="0.01636177" calcext:value-type="float">
            <text:p>1.63618E-02</text:p>
          </table:table-cell>
          <table:table-cell/>
          <table:table-cell table:formula="of:=100*([.E35]-[.I35])/[.E35]" office:value-type="float" office:value="1.97606905202689" calcext:value-type="float">
            <text:p>1.976069052026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3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36]/[.$D$55]" office:value-type="float" office:value="0.015881405791174" calcext:value-type="float">
            <text:p>1.58814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36]+100" office:value-type="float" office:value="165" calcext:value-type="float">
            <text:p>165</text:p>
          </table:table-cell>
          <table:table-cell office:value-type="float" office:value="0.01551813" calcext:value-type="float">
            <text:p>1.55181E-02</text:p>
          </table:table-cell>
          <table:table-cell/>
          <table:table-cell table:formula="of:=100*([.E36]-[.I36])/[.E36]" office:value-type="float" office:value="2.28742843014495" calcext:value-type="float">
            <text:p>2.287428430144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3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37]/[.$D$55]" office:value-type="float" office:value="0.015040594135308" calcext:value-type="float">
            <text:p>1.50406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37]+100" office:value-type="float" office:value="167" calcext:value-type="float">
            <text:p>167</text:p>
          </table:table-cell>
          <table:table-cell office:value-type="float" office:value="0.01467785" calcext:value-type="float">
            <text:p>1.46779E-02</text:p>
          </table:table-cell>
          <table:table-cell/>
          <table:table-cell table:formula="of:=100*([.E37]-[.I37])/[.E37]" office:value-type="float" office:value="2.41176732810344" calcext:value-type="float">
            <text:p>2.411767328103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3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38]/[.$D$55]" office:value-type="float" office:value="0.0142144041025815" calcext:value-type="float">
            <text:p>1.42144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38]+100" office:value-type="float" office:value="169" calcext:value-type="float">
            <text:p>169</text:p>
          </table:table-cell>
          <table:table-cell office:value-type="float" office:value="0.01384075" calcext:value-type="float">
            <text:p>1.38408E-02</text:p>
          </table:table-cell>
          <table:table-cell/>
          <table:table-cell table:formula="of:=100*([.E38]-[.I38])/[.E38]" office:value-type="float" office:value="2.62870043573365" calcext:value-type="float">
            <text:p>2.628700435733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3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39]/[.$D$55]" office:value-type="float" office:value="0.0133681127543052" calcext:value-type="float">
            <text:p>1.33681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39]+100" office:value-type="float" office:value="171" calcext:value-type="float">
            <text:p>171</text:p>
          </table:table-cell>
          <table:table-cell office:value-type="float" office:value="0.01300664" calcext:value-type="float">
            <text:p>1.30066E-02</text:p>
          </table:table-cell>
          <table:table-cell/>
          <table:table-cell table:formula="of:=100*([.E39]-[.I39])/[.E39]" office:value-type="float" office:value="2.70399241051275" calcext:value-type="float">
            <text:p>2.703992410512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4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40]/[.$D$55]" office:value-type="float" office:value="0.0125427699558167" calcext:value-type="float">
            <text:p>1.25428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40]+100" office:value-type="float" office:value="173" calcext:value-type="float">
            <text:p>173</text:p>
          </table:table-cell>
          <table:table-cell office:value-type="float" office:value="0.01217535" calcext:value-type="float">
            <text:p>1.21754E-02</text:p>
          </table:table-cell>
          <table:table-cell/>
          <table:table-cell table:formula="of:=100*([.E40]-[.I40])/[.E40]" office:value-type="float" office:value="2.92933663864503" calcext:value-type="float">
            <text:p>2.929336638645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4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41]/[.$D$55]" office:value-type="float" office:value="0.011728359212012" calcext:value-type="float">
            <text:p>1.17284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41]+100" office:value-type="float" office:value="175" calcext:value-type="float">
            <text:p>175</text:p>
          </table:table-cell>
          <table:table-cell office:value-type="float" office:value="0.0113467" calcext:value-type="float">
            <text:p>1.13467E-02</text:p>
          </table:table-cell>
          <table:table-cell/>
          <table:table-cell table:formula="of:=100*([.E41]-[.I41])/[.E41]" office:value-type="float" office:value="3.25415691242736" calcext:value-type="float">
            <text:p>3.254156912427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4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42]/[.$D$55]" office:value-type="float" office:value="0.0108904445506372" calcext:value-type="float">
            <text:p>1.08904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42]+100" office:value-type="float" office:value="177" calcext:value-type="float">
            <text:p>177</text:p>
          </table:table-cell>
          <table:table-cell office:value-type="float" office:value="0.0105205" calcext:value-type="float">
            <text:p>1.05205E-02</text:p>
          </table:table-cell>
          <table:table-cell/>
          <table:table-cell table:formula="of:=100*([.E42]-[.I42])/[.E42]" office:value-type="float" office:value="3.39696464103987" calcext:value-type="float">
            <text:p>3.396964641039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4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43]/[.$D$55]" office:value-type="float" office:value="0.0100672198377437" calcext:value-type="float">
            <text:p>1.00672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43]+100" office:value-type="float" office:value="179" calcext:value-type="float">
            <text:p>179</text:p>
          </table:table-cell>
          <table:table-cell office:value-type="float" office:value="0.009696579" calcext:value-type="float">
            <text:p>9.69658E-03</text:p>
          </table:table-cell>
          <table:table-cell/>
          <table:table-cell table:formula="of:=100*([.E43]-[.I43])/[.E43]" office:value-type="float" office:value="3.68166031652656" calcext:value-type="float">
            <text:p>3.681660316526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4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44]/[.$D$55]" office:value-type="float" office:value="0.00922502800997386" calcext:value-type="float">
            <text:p>9.2250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44]+100" office:value-type="float" office:value="181" calcext:value-type="float">
            <text:p>181</text:p>
          </table:table-cell>
          <table:table-cell office:value-type="float" office:value="0.008874757" calcext:value-type="float">
            <text:p>8.87476E-03</text:p>
          </table:table-cell>
          <table:table-cell/>
          <table:table-cell table:formula="of:=100*([.E44]-[.I44])/[.E44]" office:value-type="float" office:value="3.79696418910767" calcext:value-type="float">
            <text:p>3.796964189107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4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45]/[.$D$55]" office:value-type="float" office:value="0.00839069359650797" calcext:value-type="float">
            <text:p>8.39069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45]+100" office:value-type="float" office:value="183" calcext:value-type="float">
            <text:p>183</text:p>
          </table:table-cell>
          <table:table-cell office:value-type="float" office:value="0.008054857" calcext:value-type="float">
            <text:p>8.05486E-03</text:p>
          </table:table-cell>
          <table:table-cell/>
          <table:table-cell table:formula="of:=100*([.E45]-[.I45])/[.E45]" office:value-type="float" office:value="4.00248909872884" calcext:value-type="float">
            <text:p>4.00248909872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4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46]/[.$D$55]" office:value-type="float" office:value="0.00753915486198349" calcext:value-type="float">
            <text:p>7.53915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46]+100" office:value-type="float" office:value="185" calcext:value-type="float">
            <text:p>185</text:p>
          </table:table-cell>
          <table:table-cell office:value-type="float" office:value="0.007236699" calcext:value-type="float">
            <text:p>7.23670E-03</text:p>
          </table:table-cell>
          <table:table-cell/>
          <table:table-cell table:formula="of:=100*([.E46]-[.I46])/[.E46]" office:value-type="float" office:value="4.01180062646859" calcext:value-type="float">
            <text:p>4.011800626468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4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47]/[.$D$55]" office:value-type="float" office:value="0.00670371357798087" calcext:value-type="float">
            <text:p>6.70371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47]+100" office:value-type="float" office:value="187" calcext:value-type="float">
            <text:p>187</text:p>
          </table:table-cell>
          <table:table-cell office:value-type="float" office:value="0.006420109" calcext:value-type="float">
            <text:p>6.42011E-03</text:p>
          </table:table-cell>
          <table:table-cell/>
          <table:table-cell table:formula="of:=100*([.E47]-[.I47])/[.E47]" office:value-type="float" office:value="4.23055929645328" calcext:value-type="float">
            <text:p>4.230559296453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4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48]/[.$D$55]" office:value-type="float" office:value="0.00587279543160367" calcext:value-type="float">
            <text:p>5.87280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48]+100" office:value-type="float" office:value="189" calcext:value-type="float">
            <text:p>189</text:p>
          </table:table-cell>
          <table:table-cell office:value-type="float" office:value="0.005604908" calcext:value-type="float">
            <text:p>5.60491E-03</text:p>
          </table:table-cell>
          <table:table-cell/>
          <table:table-cell table:formula="of:=100*([.E48]-[.I48])/[.E48]" office:value-type="float" office:value="4.56149775219599" calcext:value-type="float">
            <text:p>4.561497752195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4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49]/[.$D$55]" office:value-type="float" office:value="0.00503574166953519" calcext:value-type="float">
            <text:p>5.03574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49]+100" office:value-type="float" office:value="191" calcext:value-type="float">
            <text:p>191</text:p>
          </table:table-cell>
          <table:table-cell office:value-type="float" office:value="0.00479092" calcext:value-type="float">
            <text:p>4.79092E-03</text:p>
          </table:table-cell>
          <table:table-cell/>
          <table:table-cell table:formula="of:=100*([.E49]-[.I49])/[.E49]" office:value-type="float" office:value="4.86168047531692" calcext:value-type="float">
            <text:p>4.861680475316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5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50]/[.$D$55]" office:value-type="float" office:value="0.00419486168832739" calcext:value-type="float">
            <text:p>4.19486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50]+100" office:value-type="float" office:value="193" calcext:value-type="float">
            <text:p>193</text:p>
          </table:table-cell>
          <table:table-cell office:value-type="float" office:value="0.00397797" calcext:value-type="float">
            <text:p>3.97797E-03</text:p>
          </table:table-cell>
          <table:table-cell/>
          <table:table-cell table:formula="of:=100*([.E50]-[.I50])/[.E50]" office:value-type="float" office:value="5.17041333998955" calcext:value-type="float">
            <text:p>5.170413339989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5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51]/[.$D$55]" office:value-type="float" office:value="0.00333657241003568" calcext:value-type="float">
            <text:p>3.33657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51]+100" office:value-type="float" office:value="195" calcext:value-type="float">
            <text:p>195</text:p>
          </table:table-cell>
          <table:table-cell office:value-type="float" office:value="0.003165881" calcext:value-type="float">
            <text:p>3.16588E-03</text:p>
          </table:table-cell>
          <table:table-cell/>
          <table:table-cell table:formula="of:=100*([.E51]-[.I51])/[.E51]" office:value-type="float" office:value="5.11577118848905" calcext:value-type="float">
            <text:p>5.115771188489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5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52]/[.$D$55]" office:value-type="float" office:value="0.00247612405094392" calcext:value-type="float">
            <text:p>2.47612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52]+100" office:value-type="float" office:value="197" calcext:value-type="float">
            <text:p>197</text:p>
          </table:table-cell>
          <table:table-cell office:value-type="float" office:value="0.002354477" calcext:value-type="float">
            <text:p>2.35448E-03</text:p>
          </table:table-cell>
          <table:table-cell/>
          <table:table-cell table:formula="of:=100*([.E52]-[.I52])/[.E52]" office:value-type="float" office:value="4.91280115378497" calcext:value-type="float">
            <text:p>4.912801153784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5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53]/[.$D$55]" office:value-type="float" office:value="0.00155885633763323" calcext:value-type="float">
            <text:p>1.55886E-03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53]+100" office:value-type="float" office:value="199" calcext:value-type="float">
            <text:p>199</text:p>
          </table:table-cell>
          <table:table-cell office:value-type="float" office:value="0.001543582" calcext:value-type="float">
            <text:p>1.54358E-03</text:p>
          </table:table-cell>
          <table:table-cell/>
          <table:table-cell table:formula="of:=100*([.E53]-[.I53])/[.E53]" office:value-type="float" office:value="0.979842546390184" calcext:value-type="float">
            <text:p>0.9798425463901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  <table:table-cell table:style-name="ce4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3" table:formula="of:=SUM([.D4:.D53])" office:value-type="float" office:value="731.7929" calcext:value-type="float">
            <text:p>7.32E+02</text:p>
          </table:table-cell>
          <table:table-cell table:style-name="ce3" table:formula="of:=SUM([.E4:.E53])" office:value-type="float" office:value="1" calcext:value-type="float">
            <text:p>1.00E+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3" table:style-name="ta1">
        <table:shapes>
          <draw:frame draw:z-index="0" draw:style-name="gr1" draw:text-style-name="P1" svg:width="21.036cm" svg:height="10.971cm" svg:x="26.293cm" svg:y="1.487cm">
            <draw:object draw:notify-on-update-of-ranges="Diff3.C4:Diff3.C53 Diff3.E3:Diff3.E3 Diff3.E4:Diff3.E53 Diff3.H4:Diff3.H53 Diff3.I3:Diff3.I3 Diff3.I4:Diff3.I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55]" office:value-type="float" office:value="0.00155692403663643" calcext:value-type="float">
            <text:p>1.55692E-03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1543582" calcext:value-type="float">
            <text:p>1.54358E-03</text:p>
          </table:table-cell>
          <table:table-cell/>
          <table:table-cell table:formula="of:=100*([.E4]-[.I4])/[.E4]" office:value-type="float" office:value="0.856948465209275" calcext:value-type="float">
            <text:p>0.856948465209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55]" office:value-type="float" office:value="0.00247806320830894" calcext:value-type="float">
            <text:p>2.47806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2354477" calcext:value-type="float">
            <text:p>2.35448E-03</text:p>
          </table:table-cell>
          <table:table-cell/>
          <table:table-cell table:formula="of:=100*([.E5]-[.I5])/[.E5]" office:value-type="float" office:value="4.98720968434364" calcext:value-type="float">
            <text:p>4.98720968434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55]" office:value-type="float" office:value="0.00332972576031255" calcext:value-type="float">
            <text:p>3.32973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3165881" calcext:value-type="float">
            <text:p>3.16588E-03</text:p>
          </table:table-cell>
          <table:table-cell/>
          <table:table-cell table:formula="of:=100*([.E6]-[.I6])/[.E6]" office:value-type="float" office:value="4.9206683104488" calcext:value-type="float">
            <text:p>4.92066831044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55]" office:value-type="float" office:value="0.00418533771103455" calcext:value-type="float">
            <text:p>4.18534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397797" calcext:value-type="float">
            <text:p>3.97797E-03</text:p>
          </table:table-cell>
          <table:table-cell/>
          <table:table-cell table:formula="of:=100*([.E7]-[.I7])/[.E7]" office:value-type="float" office:value="4.95462314756179" calcext:value-type="float">
            <text:p>4.95462314756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55]" office:value-type="float" office:value="0.0050216399718289" calcext:value-type="float">
            <text:p>5.02164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479092" calcext:value-type="float">
            <text:p>4.79092E-03</text:p>
          </table:table-cell>
          <table:table-cell/>
          <table:table-cell table:formula="of:=100*([.E8]-[.I8])/[.E8]" office:value-type="float" office:value="4.59451440412346" calcext:value-type="float">
            <text:p>4.59451440412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55]" office:value-type="float" office:value="0.00585958212136445" calcext:value-type="float">
            <text:p>5.85958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5604908" calcext:value-type="float">
            <text:p>5.60491E-03</text:p>
          </table:table-cell>
          <table:table-cell/>
          <table:table-cell table:formula="of:=100*([.E9]-[.I9])/[.E9]" office:value-type="float" office:value="4.34628470238329" calcext:value-type="float">
            <text:p>4.346284702383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55]" office:value-type="float" office:value="0.00671445612215291" calcext:value-type="float">
            <text:p>6.71446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6420109" calcext:value-type="float">
            <text:p>6.42011E-03</text:p>
          </table:table-cell>
          <table:table-cell/>
          <table:table-cell table:formula="of:=100*([.E10]-[.I10])/[.E10]" office:value-type="float" office:value="4.38378204873177" calcext:value-type="float">
            <text:p>4.38378204873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55]" office:value-type="float" office:value="0.00754760159712044" calcext:value-type="float">
            <text:p>7.54760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7236699" calcext:value-type="float">
            <text:p>7.23670E-03</text:p>
          </table:table-cell>
          <table:table-cell/>
          <table:table-cell table:formula="of:=100*([.E11]-[.I11])/[.E11]" office:value-type="float" office:value="4.11922374438863" calcext:value-type="float">
            <text:p>4.119223744388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55]" office:value-type="float" office:value="0.00838445048749519" calcext:value-type="float">
            <text:p>8.38445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8054857" calcext:value-type="float">
            <text:p>8.05486E-03</text:p>
          </table:table-cell>
          <table:table-cell/>
          <table:table-cell table:formula="of:=100*([.E12]-[.I12])/[.E12]" office:value-type="float" office:value="3.93100881192816" calcext:value-type="float">
            <text:p>3.93100881192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55]" office:value-type="float" office:value="0.00921385154983699" calcext:value-type="float">
            <text:p>9.21385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8874757" calcext:value-type="float">
            <text:p>8.87476E-03</text:p>
          </table:table-cell>
          <table:table-cell/>
          <table:table-cell table:formula="of:=100*([.E13]-[.I13])/[.E13]" office:value-type="float" office:value="3.68026929892298" calcext:value-type="float">
            <text:p>3.68026929892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55]" office:value-type="float" office:value="0.0100490058885125" calcext:value-type="float">
            <text:p>1.00490E-02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696579" calcext:value-type="float">
            <text:p>9.69658E-03</text:p>
          </table:table-cell>
          <table:table-cell/>
          <table:table-cell table:formula="of:=100*([.E14]-[.I14])/[.E14]" office:value-type="float" office:value="3.50708211759907" calcext:value-type="float">
            <text:p>3.507082117599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55]" office:value-type="float" office:value="0.0108796232016707" calcext:value-type="float">
            <text:p>1.08796E-02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105205" calcext:value-type="float">
            <text:p>1.05205E-02</text:p>
          </table:table-cell>
          <table:table-cell/>
          <table:table-cell table:formula="of:=100*([.E15]-[.I15])/[.E15]" office:value-type="float" office:value="3.30087903793902" calcext:value-type="float">
            <text:p>3.300879037939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55]" office:value-type="float" office:value="0.0117119077350491" calcext:value-type="float">
            <text:p>1.17119E-02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113467" calcext:value-type="float">
            <text:p>1.13467E-02</text:p>
          </table:table-cell>
          <table:table-cell/>
          <table:table-cell table:formula="of:=100*([.E16]-[.I16])/[.E16]" office:value-type="float" office:value="3.11826000777121" calcext:value-type="float">
            <text:p>3.118260007771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55]" office:value-type="float" office:value="0.0125505331715601" calcext:value-type="float">
            <text:p>1.25505E-02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1217535" calcext:value-type="float">
            <text:p>1.21754E-02</text:p>
          </table:table-cell>
          <table:table-cell/>
          <table:table-cell table:formula="of:=100*([.E17]-[.I17])/[.E17]" office:value-type="float" office:value="2.98938034290269" calcext:value-type="float">
            <text:p>2.989380342902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55]" office:value-type="float" office:value="0.0133667331295353" calcext:value-type="float">
            <text:p>1.33667E-02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1300664" calcext:value-type="float">
            <text:p>1.30066E-02</text:p>
          </table:table-cell>
          <table:table-cell/>
          <table:table-cell table:formula="of:=100*([.E18]-[.I18])/[.E18]" office:value-type="float" office:value="2.69395016752174" calcext:value-type="float">
            <text:p>2.693950167521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55]" office:value-type="float" office:value="0.0141761548807134" calcext:value-type="float">
            <text:p>1.41762E-02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1384075" calcext:value-type="float">
            <text:p>1.38408E-02</text:p>
          </table:table-cell>
          <table:table-cell/>
          <table:table-cell table:formula="of:=100*([.E19]-[.I19])/[.E19]" office:value-type="float" office:value="2.36597923439534" calcext:value-type="float">
            <text:p>2.365979234395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55]" office:value-type="float" office:value="0.0149971925104751" calcext:value-type="float">
            <text:p>1.49972E-02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1467785" calcext:value-type="float">
            <text:p>1.46779E-02</text:p>
          </table:table-cell>
          <table:table-cell/>
          <table:table-cell table:formula="of:=100*([.E20]-[.I20])/[.E20]" office:value-type="float" office:value="2.12934861142875" calcext:value-type="float">
            <text:p>2.129348611428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55]" office:value-type="float" office:value="0.0157989614475276" calcext:value-type="float">
            <text:p>1.57990E-02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1551813" calcext:value-type="float">
            <text:p>1.55181E-02</text:p>
          </table:table-cell>
          <table:table-cell/>
          <table:table-cell table:formula="of:=100*([.E21]-[.I21])/[.E21]" office:value-type="float" office:value="1.77753106405323" calcext:value-type="float">
            <text:p>1.77753106405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55]" office:value-type="float" office:value="0.0166029169029018" calcext:value-type="float">
            <text:p>1.66029E-02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1636177" calcext:value-type="float">
            <text:p>1.63618E-02</text:p>
          </table:table-cell>
          <table:table-cell/>
          <table:table-cell table:formula="of:=100*([.E22]-[.I22])/[.E22]" office:value-type="float" office:value="1.45243696822727" calcext:value-type="float">
            <text:p>1.452436968227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55]" office:value-type="float" office:value="0.0174082389322269" calcext:value-type="float">
            <text:p>1.74082E-02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1720895" calcext:value-type="float">
            <text:p>1.72090E-02</text:p>
          </table:table-cell>
          <table:table-cell/>
          <table:table-cell table:formula="of:=100*([.E23]-[.I23])/[.E23]" office:value-type="float" office:value="1.1447966276357" calcext:value-type="float">
            <text:p>1.14479662763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55]" office:value-type="float" office:value="0.0181933356670772" calcext:value-type="float">
            <text:p>1.81933E-02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1805986" calcext:value-type="float">
            <text:p>1.80599E-02</text:p>
          </table:table-cell>
          <table:table-cell/>
          <table:table-cell table:formula="of:=100*([.E24]-[.I24])/[.E24]" office:value-type="float" office:value="0.733651428851162" calcext:value-type="float">
            <text:p>0.7336514288511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55]" office:value-type="float" office:value="0.0189916881692523" calcext:value-type="float">
            <text:p>1.89917E-02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1891467" calcext:value-type="float">
            <text:p>1.89147E-02</text:p>
          </table:table-cell>
          <table:table-cell/>
          <table:table-cell table:formula="of:=100*([.E25]-[.I25])/[.E25]" office:value-type="float" office:value="0.405536193338467" calcext:value-type="float">
            <text:p>0.4055361933384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55]" office:value-type="float" office:value="0.0197982401151333" calcext:value-type="float">
            <text:p>1.97982E-02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1977358" calcext:value-type="float">
            <text:p>1.97736E-02</text:p>
          </table:table-cell>
          <table:table-cell/>
          <table:table-cell table:formula="of:=100*([.E26]-[.I26])/[.E26]" office:value-type="float" office:value="0.124557107045347" calcext:value-type="float">
            <text:p>0.124557107045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55]" office:value-type="float" office:value="0.0205599684354215" calcext:value-type="float">
            <text:p>2.05600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2063677" calcext:value-type="float">
            <text:p>2.06368E-02</text:p>
          </table:table-cell>
          <table:table-cell/>
          <table:table-cell table:formula="of:=100*([.E27]-[.I27])/[.E27]" office:value-type="float" office:value="-0.37354903933698" calcext:value-type="float">
            <text:p>-0.373549039336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55]" office:value-type="float" office:value="0.0213124040528429" calcext:value-type="float">
            <text:p>2.13124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2150443" calcext:value-type="float">
            <text:p>2.15044E-02</text:p>
          </table:table-cell>
          <table:table-cell/>
          <table:table-cell table:formula="of:=100*([.E28]-[.I28])/[.E28]" office:value-type="float" office:value="-0.901005567842012" calcext:value-type="float">
            <text:p>-0.901005567842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55]" office:value-type="float" office:value="0.0220940843528157" calcext:value-type="float">
            <text:p>2.20941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2232122" calcext:value-type="float">
            <text:p>2.23212E-02</text:p>
          </table:table-cell>
          <table:table-cell/>
          <table:table-cell table:formula="of:=100*([.E29]-[.I29])/[.E29]" office:value-type="float" office:value="-1.02803829096159" calcext:value-type="float">
            <text:p>-1.028038290961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55]" office:value-type="float" office:value="0.0228364073229997" calcext:value-type="float">
            <text:p>2.28364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2305872" calcext:value-type="float">
            <text:p>2.30587E-02</text:p>
          </table:table-cell>
          <table:table-cell/>
          <table:table-cell table:formula="of:=100*([.E30]-[.I30])/[.E30]" office:value-type="float" office:value="-0.973501102235112" calcext:value-type="float">
            <text:p>-0.9735011022351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55]" office:value-type="float" office:value="0.023562741377957" calcext:value-type="float">
            <text:p>2.35627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2377165" calcext:value-type="float">
            <text:p>2.37717E-02</text:p>
          </table:table-cell>
          <table:table-cell/>
          <table:table-cell table:formula="of:=100*([.E31]-[.I31])/[.E31]" office:value-type="float" office:value="-0.886605759032912" calcext:value-type="float">
            <text:p>-0.8866057590329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55]" office:value-type="float" office:value="0.0241979249503824" calcext:value-type="float">
            <text:p>2.41979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2445925" calcext:value-type="float">
            <text:p>2.44593E-02</text:p>
          </table:table-cell>
          <table:table-cell/>
          <table:table-cell table:formula="of:=100*([.E32]-[.I32])/[.E32]" office:value-type="float" office:value="-1.07994817800883" calcext:value-type="float">
            <text:p>-1.079948178008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55]" office:value-type="float" office:value="0.0248958342671589" calcext:value-type="float">
            <text:p>2.48958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251208" calcext:value-type="float">
            <text:p>2.51208E-02</text:p>
          </table:table-cell>
          <table:table-cell/>
          <table:table-cell table:formula="of:=100*([.E33]-[.I33])/[.E33]" office:value-type="float" office:value="-0.903628014337586" calcext:value-type="float">
            <text:p>-0.9036280143375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55]" office:value-type="float" office:value="0.0255148922669625" calcext:value-type="float">
            <text:p>2.55149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2575559" calcext:value-type="float">
            <text:p>2.57556E-02</text:p>
          </table:table-cell>
          <table:table-cell/>
          <table:table-cell table:formula="of:=100*([.E34]-[.I34])/[.E34]" office:value-type="float" office:value="-0.943361745442942" calcext:value-type="float">
            <text:p>-0.9433617454429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55]" office:value-type="float" office:value="0.0261400998495457" calcext:value-type="float">
            <text:p>2.61401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2636294" calcext:value-type="float">
            <text:p>2.63629E-02</text:p>
          </table:table-cell>
          <table:table-cell/>
          <table:table-cell table:formula="of:=100*([.E35]-[.I35])/[.E35]" office:value-type="float" office:value="-0.85248392981243" calcext:value-type="float">
            <text:p>-0.852483929812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55]" office:value-type="float" office:value="0.026730049824193" calcext:value-type="float">
            <text:p>2.67300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269422" calcext:value-type="float">
            <text:p>2.69422E-02</text:p>
          </table:table-cell>
          <table:table-cell/>
          <table:table-cell table:formula="of:=100*([.E36]-[.I36])/[.E36]" office:value-type="float" office:value="-0.793676694216202" calcext:value-type="float">
            <text:p>-0.7936766942162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55]" office:value-type="float" office:value="0.0272858354500653" calcext:value-type="float">
            <text:p>2.72858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2749277" calcext:value-type="float">
            <text:p>2.74928E-02</text:p>
          </table:table-cell>
          <table:table-cell/>
          <table:table-cell table:formula="of:=100*([.E37]-[.I37])/[.E37]" office:value-type="float" office:value="-0.758395506391611" calcext:value-type="float">
            <text:p>-0.7583955063916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55]" office:value-type="float" office:value="0.0278002138852222" calcext:value-type="float">
            <text:p>2.78002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2801404" calcext:value-type="float">
            <text:p>2.80140E-02</text:p>
          </table:table-cell>
          <table:table-cell/>
          <table:table-cell table:formula="of:=100*([.E38]-[.I38])/[.E38]" office:value-type="float" office:value="-0.769152768610397" calcext:value-type="float">
            <text:p>-0.7691527686103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55]" office:value-type="float" office:value="0.0282921805075827" calcext:value-type="float">
            <text:p>2.82922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2850548" calcext:value-type="float">
            <text:p>2.85055E-02</text:p>
          </table:table-cell>
          <table:table-cell/>
          <table:table-cell table:formula="of:=100*([.E39]-[.I39])/[.E39]" office:value-type="float" office:value="-0.753916766366361" calcext:value-type="float">
            <text:p>-0.7539167663663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55]" office:value-type="float" office:value="0.0287370003286337" calcext:value-type="float">
            <text:p>2.87370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2896655" calcext:value-type="float">
            <text:p>2.89666E-02</text:p>
          </table:table-cell>
          <table:table-cell/>
          <table:table-cell table:formula="of:=100*([.E40]-[.I40])/[.E40]" office:value-type="float" office:value="-0.798794824585701" calcext:value-type="float">
            <text:p>-0.7987948245857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55]" office:value-type="float" office:value="0.0291864665011181" calcext:value-type="float">
            <text:p>2.91865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2939677" calcext:value-type="float">
            <text:p>2.93968E-02</text:p>
          </table:table-cell>
          <table:table-cell/>
          <table:table-cell table:formula="of:=100*([.E41]-[.I41])/[.E41]" office:value-type="float" office:value="-0.720551420206508" calcext:value-type="float">
            <text:p>-0.7205514202065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55]" office:value-type="float" office:value="0.0296098311111383" calcext:value-type="float">
            <text:p>2.96098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2979568" calcext:value-type="float">
            <text:p>2.97957E-02</text:p>
          </table:table-cell>
          <table:table-cell/>
          <table:table-cell table:formula="of:=100*([.E42]-[.I42])/[.E42]" office:value-type="float" office:value="-0.627659401920031" calcext:value-type="float">
            <text:p>-0.6276594019200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55]" office:value-type="float" office:value="0.0299330258505502" calcext:value-type="float">
            <text:p>2.99330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3016286" calcext:value-type="float">
            <text:p>3.01629E-02</text:p>
          </table:table-cell>
          <table:table-cell/>
          <table:table-cell table:formula="of:=100*([.E43]-[.I43])/[.E43]" office:value-type="float" office:value="-0.767827985708224" calcext:value-type="float">
            <text:p>-0.7678279857082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55]" office:value-type="float" office:value="0.0302932547440341" calcext:value-type="float">
            <text:p>3.0293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304979" calcext:value-type="float">
            <text:p>3.04979E-02</text:p>
          </table:table-cell>
          <table:table-cell/>
          <table:table-cell table:formula="of:=100*([.E44]-[.I44])/[.E44]" office:value-type="float" office:value="-0.675547271810402" calcext:value-type="float">
            <text:p>-0.6755472718104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55]" office:value-type="float" office:value="0.0305800986163493" calcext:value-type="float">
            <text:p>3.05801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3080047" calcext:value-type="float">
            <text:p>3.08005E-02</text:p>
          </table:table-cell>
          <table:table-cell/>
          <table:table-cell table:formula="of:=100*([.E45]-[.I45])/[.E45]" office:value-type="float" office:value="-0.72063660230606" calcext:value-type="float">
            <text:p>-0.720636602306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55]" office:value-type="float" office:value="0.0308212989187011" calcext:value-type="float">
            <text:p>3.0821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3107023" calcext:value-type="float">
            <text:p>3.10702E-02</text:p>
          </table:table-cell>
          <table:table-cell/>
          <table:table-cell table:formula="of:=100*([.E46]-[.I46])/[.E46]" office:value-type="float" office:value="-0.807659281185782" calcext:value-type="float">
            <text:p>-0.8076592811857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55]" office:value-type="float" office:value="0.0310506100276791" calcext:value-type="float">
            <text:p>3.10506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313069" calcext:value-type="float">
            <text:p>3.13069E-02</text:p>
          </table:table-cell>
          <table:table-cell/>
          <table:table-cell table:formula="of:=100*([.E47]-[.I47])/[.E47]" office:value-type="float" office:value="-0.825394322663674" calcext:value-type="float">
            <text:p>-0.8253943226636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55]" office:value-type="float" office:value="0.0313035628660095" calcext:value-type="float">
            <text:p>3.13036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3151023" calcext:value-type="float">
            <text:p>3.15102E-02</text:p>
          </table:table-cell>
          <table:table-cell/>
          <table:table-cell table:formula="of:=100*([.E48]-[.I48])/[.E48]" office:value-type="float" office:value="-0.660203232696257" calcext:value-type="float">
            <text:p>-0.6602032326962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55]" office:value-type="float" office:value="0.0314448666125431" calcext:value-type="float">
            <text:p>3.14449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3168001" calcext:value-type="float">
            <text:p>3.16800E-02</text:p>
          </table:table-cell>
          <table:table-cell/>
          <table:table-cell table:formula="of:=100*([.E49]-[.I49])/[.E49]" office:value-type="float" office:value="-0.747795786047645" calcext:value-type="float">
            <text:p>-0.7477957860476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55]" office:value-type="float" office:value="0.0316335904751764" calcext:value-type="float">
            <text:p>3.16336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3181604" calcext:value-type="float">
            <text:p>3.18160E-02</text:p>
          </table:table-cell>
          <table:table-cell/>
          <table:table-cell table:formula="of:=100*([.E50]-[.I50])/[.E50]" office:value-type="float" office:value="-0.576758825296087" calcext:value-type="float">
            <text:p>-0.5767588252960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55]" office:value-type="float" office:value="0.0317343069753652" calcext:value-type="float">
            <text:p>3.17343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3191819" calcext:value-type="float">
            <text:p>3.19182E-02</text:p>
          </table:table-cell>
          <table:table-cell/>
          <table:table-cell table:formula="of:=100*([.E51]-[.I51])/[.E51]" office:value-type="float" office:value="-0.579445534378747" calcext:value-type="float">
            <text:p>-0.5794455343787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55]" office:value-type="float" office:value="0.0317997658676181" calcext:value-type="float">
            <text:p>3.17998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3198636" calcext:value-type="float">
            <text:p>3.19864E-02</text:p>
          </table:table-cell>
          <table:table-cell/>
          <table:table-cell table:formula="of:=100*([.E52]-[.I52])/[.E52]" office:value-type="float" office:value="-0.586778321446424" calcext:value-type="float">
            <text:p>-0.5867783214464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55]" office:value-type="float" office:value="0.0318335202442079" calcext:value-type="float">
            <text:p>3.18335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3202046" calcext:value-type="float">
            <text:p>3.20205E-02</text:p>
          </table:table-cell>
          <table:table-cell/>
          <table:table-cell table:formula="of:=100*([.E53]-[.I53])/[.E53]" office:value-type="float" office:value="-0.587241858135728" calcext:value-type="float">
            <text:p>-0.587241858135728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53])" office:value-type="float" office:value="731.75696" calcext:value-type="float">
            <text:p>7.31757E+02</text:p>
          </table:table-cell>
          <table:table-cell table:formula="of:=SUM([.E4:.E5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4" table:style-name="ta1">
        <table:shapes>
          <draw:frame draw:z-index="0" draw:style-name="gr1" draw:text-style-name="P1" svg:width="21.036cm" svg:height="10.971cm" svg:x="26.293cm" svg:y="1.487cm">
            <draw:object draw:notify-on-update-of-ranges="Diff4.C4:Diff4.C103 Diff4.E3:Diff4.E3 Diff4.E4:Diff4.E103 Diff4.H4:Diff4.H103 Diff4.I3:Diff4.I3 Diff4.I4:Diff4.I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6.05911" calcext:value-type="float">
            <text:p>6.05911E+00</text:p>
          </table:table-cell>
          <table:table-cell table:formula="of:=[.D4]/[.$D$105]" office:value-type="float" office:value="0.00967534729219427" calcext:value-type="float">
            <text:p>9.67535E-03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938242" calcext:value-type="float">
            <text:p>9.38242E-03</text:p>
          </table:table-cell>
          <table:table-cell/>
          <table:table-cell table:formula="of:=100*([.E4]-[.I4])/[.E4]" office:value-type="float" office:value="3.02756359382153" calcext:value-type="float">
            <text:p>3.027563593821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6.05961" calcext:value-type="float">
            <text:p>6.05961E+00</text:p>
          </table:table-cell>
          <table:table-cell table:formula="of:=[.D5]/[.$D$105]" office:value-type="float" office:value="0.00967614570543418" calcext:value-type="float">
            <text:p>9.67615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9384451" calcext:value-type="float">
            <text:p>9.38445E-03</text:p>
          </table:table-cell>
          <table:table-cell/>
          <table:table-cell table:formula="of:=100*([.E5]-[.I5])/[.E5]" office:value-type="float" office:value="3.01457537240642" calcext:value-type="float">
            <text:p>3.01457537240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6.05463" calcext:value-type="float">
            <text:p>6.05463E+00</text:p>
          </table:table-cell>
          <table:table-cell table:formula="of:=[.D6]/[.$D$105]" office:value-type="float" office:value="0.00966819350956464" calcext:value-type="float">
            <text:p>9.66819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9388514" calcext:value-type="float">
            <text:p>9.38851E-03</text:p>
          </table:table-cell>
          <table:table-cell/>
          <table:table-cell table:formula="of:=100*([.E6]-[.I6])/[.E6]" office:value-type="float" office:value="2.89277939346121" calcext:value-type="float">
            <text:p>2.89277939346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6.0622" calcext:value-type="float">
            <text:p>6.06220E+00</text:p>
          </table:table-cell>
          <table:table-cell table:formula="of:=[.D7]/[.$D$105]" office:value-type="float" office:value="0.00968028148601694" calcext:value-type="float">
            <text:p>9.68028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9394609" calcext:value-type="float">
            <text:p>9.39461E-03</text:p>
          </table:table-cell>
          <table:table-cell/>
          <table:table-cell table:formula="of:=100*([.E7]-[.I7])/[.E7]" office:value-type="float" office:value="2.95107623088845" calcext:value-type="float">
            <text:p>2.95107623088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6.06071" calcext:value-type="float">
            <text:p>6.06071E+00</text:p>
          </table:table-cell>
          <table:table-cell table:formula="of:=[.D8]/[.$D$105]" office:value-type="float" office:value="0.00967790221456199" calcext:value-type="float">
            <text:p>9.67790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9402737" calcext:value-type="float">
            <text:p>9.40274E-03</text:p>
          </table:table-cell>
          <table:table-cell/>
          <table:table-cell table:formula="of:=100*([.E8]-[.I8])/[.E8]" office:value-type="float" office:value="2.84323201931054" calcext:value-type="float">
            <text:p>2.843232019310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6.06748" calcext:value-type="float">
            <text:p>6.06748E+00</text:p>
          </table:table-cell>
          <table:table-cell table:formula="of:=[.D9]/[.$D$105]" office:value-type="float" office:value="0.00968871272983044" calcext:value-type="float">
            <text:p>9.68871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9412901" calcext:value-type="float">
            <text:p>9.41290E-03</text:p>
          </table:table-cell>
          <table:table-cell/>
          <table:table-cell table:formula="of:=100*([.E9]-[.I9])/[.E9]" office:value-type="float" office:value="2.84673245581169" calcext:value-type="float">
            <text:p>2.84673245581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6.07082" calcext:value-type="float">
            <text:p>6.07082E+00</text:p>
          </table:table-cell>
          <table:table-cell table:formula="of:=[.D10]/[.$D$105]" office:value-type="float" office:value="0.00969404613027306" calcext:value-type="float">
            <text:p>9.6940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9425103" calcext:value-type="float">
            <text:p>9.42510E-03</text:p>
          </table:table-cell>
          <table:table-cell/>
          <table:table-cell table:formula="of:=100*([.E10]-[.I10])/[.E10]" office:value-type="float" office:value="2.7743124662177" calcext:value-type="float">
            <text:p>2.7743124662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6.07069" calcext:value-type="float">
            <text:p>6.07069E+00</text:p>
          </table:table-cell>
          <table:table-cell table:formula="of:=[.D11]/[.$D$105]" office:value-type="float" office:value="0.00969383854283069" calcext:value-type="float">
            <text:p>9.69384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9439345" calcext:value-type="float">
            <text:p>9.43935E-03</text:p>
          </table:table-cell>
          <table:table-cell/>
          <table:table-cell table:formula="of:=100*([.E11]-[.I11])/[.E11]" office:value-type="float" office:value="2.62531237451759" calcext:value-type="float">
            <text:p>2.625312374517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06918" calcext:value-type="float">
            <text:p>6.06918E+00</text:p>
          </table:table-cell>
          <table:table-cell table:formula="of:=[.D12]/[.$D$105]" office:value-type="float" office:value="0.00969142733484614" calcext:value-type="float">
            <text:p>9.69143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945563" calcext:value-type="float">
            <text:p>9.45563E-03</text:p>
          </table:table-cell>
          <table:table-cell/>
          <table:table-cell table:formula="of:=100*([.E12]-[.I12])/[.E12]" office:value-type="float" office:value="2.43305064052141" calcext:value-type="float">
            <text:p>2.43305064052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06485" calcext:value-type="float">
            <text:p>6.06485E+00</text:p>
          </table:table-cell>
          <table:table-cell table:formula="of:=[.D13]/[.$D$105]" office:value-type="float" office:value="0.00968451307618848" calcext:value-type="float">
            <text:p>9.6845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9473962" calcext:value-type="float">
            <text:p>9.47396E-03</text:p>
          </table:table-cell>
          <table:table-cell/>
          <table:table-cell table:formula="of:=100*([.E13]-[.I13])/[.E13]" office:value-type="float" office:value="2.17410079920453" calcext:value-type="float">
            <text:p>2.174100799204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6.07501" calcext:value-type="float">
            <text:p>6.07501E+00</text:p>
          </table:table-cell>
          <table:table-cell table:formula="of:=[.D14]/[.$D$105]" office:value-type="float" office:value="0.00970073683322354" calcext:value-type="float">
            <text:p>9.70074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494345" calcext:value-type="float">
            <text:p>9.49435E-03</text:p>
          </table:table-cell>
          <table:table-cell/>
          <table:table-cell table:formula="of:=100*([.E14]-[.I14])/[.E14]" office:value-type="float" office:value="2.1275892416407" calcext:value-type="float">
            <text:p>2.1275892416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6.06769" calcext:value-type="float">
            <text:p>6.06769E+00</text:p>
          </table:table-cell>
          <table:table-cell table:formula="of:=[.D15]/[.$D$105]" office:value-type="float" office:value="0.0096890480633912" calcext:value-type="float">
            <text:p>9.68905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9516783" calcext:value-type="float">
            <text:p>9.51678E-03</text:p>
          </table:table-cell>
          <table:table-cell/>
          <table:table-cell table:formula="of:=100*([.E15]-[.I15])/[.E15]" office:value-type="float" office:value="1.7779358948799" calcext:value-type="float">
            <text:p>1.77793589487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6.06967" calcext:value-type="float">
            <text:p>6.06967E+00</text:p>
          </table:table-cell>
          <table:table-cell table:formula="of:=[.D16]/[.$D$105]" office:value-type="float" office:value="0.00969220977982126" calcext:value-type="float">
            <text:p>9.6922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9541281" calcext:value-type="float">
            <text:p>9.54128E-03</text:p>
          </table:table-cell>
          <table:table-cell/>
          <table:table-cell table:formula="of:=100*([.E16]-[.I16])/[.E16]" office:value-type="float" office:value="1.55721742770659" calcext:value-type="float">
            <text:p>1.55721742770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6.06626" calcext:value-type="float">
            <text:p>6.06626E+00</text:p>
          </table:table-cell>
          <table:table-cell table:formula="of:=[.D17]/[.$D$105]" office:value-type="float" office:value="0.00968676460152504" calcext:value-type="float">
            <text:p>9.68676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9567845" calcext:value-type="float">
            <text:p>9.56785E-03</text:p>
          </table:table-cell>
          <table:table-cell/>
          <table:table-cell table:formula="of:=100*([.E17]-[.I17])/[.E17]" office:value-type="float" office:value="1.22765037055115" calcext:value-type="float">
            <text:p>1.22765037055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6.07036" calcext:value-type="float">
            <text:p>6.07036E+00</text:p>
          </table:table-cell>
          <table:table-cell table:formula="of:=[.D18]/[.$D$105]" office:value-type="float" office:value="0.00969331159009234" calcext:value-type="float">
            <text:p>9.69331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959648" calcext:value-type="float">
            <text:p>9.59648E-03</text:p>
          </table:table-cell>
          <table:table-cell/>
          <table:table-cell table:formula="of:=100*([.E18]-[.I18])/[.E18]" office:value-type="float" office:value="0.998952619982984" calcext:value-type="float">
            <text:p>0.998952619982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6.07314" calcext:value-type="float">
            <text:p>6.07314E+00</text:p>
          </table:table-cell>
          <table:table-cell table:formula="of:=[.D19]/[.$D$105]" office:value-type="float" office:value="0.00969775076770627" calcext:value-type="float">
            <text:p>9.69775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9627192" calcext:value-type="float">
            <text:p>9.62719E-03</text:p>
          </table:table-cell>
          <table:table-cell/>
          <table:table-cell table:formula="of:=100*([.E19]-[.I19])/[.E19]" office:value-type="float" office:value="0.727578687021229" calcext:value-type="float">
            <text:p>0.7275786870212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6.0695" calcext:value-type="float">
            <text:p>6.06950E+00</text:p>
          </table:table-cell>
          <table:table-cell table:formula="of:=[.D20]/[.$D$105]" office:value-type="float" office:value="0.00969193831931969" calcext:value-type="float">
            <text:p>9.69194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9659988" calcext:value-type="float">
            <text:p>9.65999E-03</text:p>
          </table:table-cell>
          <table:table-cell/>
          <table:table-cell table:formula="of:=100*([.E20]-[.I20])/[.E20]" office:value-type="float" office:value="0.329658714975525" calcext:value-type="float">
            <text:p>0.3296587149755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6.06812" calcext:value-type="float">
            <text:p>6.06812E+00</text:p>
          </table:table-cell>
          <table:table-cell table:formula="of:=[.D21]/[.$D$105]" office:value-type="float" office:value="0.00968973469877753" calcext:value-type="float">
            <text:p>9.68973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9694876" calcext:value-type="float">
            <text:p>9.69488E-03</text:p>
          </table:table-cell>
          <table:table-cell/>
          <table:table-cell table:formula="of:=100*([.E21]-[.I21])/[.E21]" office:value-type="float" office:value="-0.0530592568558083" calcext:value-type="float">
            <text:p>-0.0530592568558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6.06885" calcext:value-type="float">
            <text:p>6.06885E+00</text:p>
          </table:table-cell>
          <table:table-cell table:formula="of:=[.D22]/[.$D$105]" office:value-type="float" office:value="0.0096909003821078" calcext:value-type="float">
            <text:p>9.69090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9731862" calcext:value-type="float">
            <text:p>9.73186E-03</text:p>
          </table:table-cell>
          <table:table-cell/>
          <table:table-cell table:formula="of:=100*([.E22]-[.I22])/[.E22]" office:value-type="float" office:value="-0.422681239896212" calcext:value-type="float">
            <text:p>-0.4226812398962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6.0694" calcext:value-type="float">
            <text:p>6.06940E+00</text:p>
          </table:table-cell>
          <table:table-cell table:formula="of:=[.D23]/[.$D$105]" office:value-type="float" office:value="0.00969177863667171" calcext:value-type="float">
            <text:p>9.69178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9770954" calcext:value-type="float">
            <text:p>9.77095E-03</text:p>
          </table:table-cell>
          <table:table-cell/>
          <table:table-cell table:formula="of:=100*([.E23]-[.I23])/[.E23]" office:value-type="float" office:value="-0.816933261648246" calcext:value-type="float">
            <text:p>-0.816933261648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6.07395" calcext:value-type="float">
            <text:p>6.07395E+00</text:p>
          </table:table-cell>
          <table:table-cell table:formula="of:=[.D24]/[.$D$105]" office:value-type="float" office:value="0.00969904419715493" calcext:value-type="float">
            <text:p>9.6990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812162" calcext:value-type="float">
            <text:p>9.81216E-03</text:p>
          </table:table-cell>
          <table:table-cell/>
          <table:table-cell table:formula="of:=100*([.E24]-[.I24])/[.E24]" office:value-type="float" office:value="-1.16627783671975" calcext:value-type="float">
            <text:p>-1.166277836719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6.07624" calcext:value-type="float">
            <text:p>6.07624E+00</text:p>
          </table:table-cell>
          <table:table-cell table:formula="of:=[.D25]/[.$D$105]" office:value-type="float" office:value="0.00970270092979374" calcext:value-type="float">
            <text:p>9.70270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855494" calcext:value-type="float">
            <text:p>9.85549E-03</text:p>
          </table:table-cell>
          <table:table-cell/>
          <table:table-cell table:formula="of:=100*([.E25]-[.I25])/[.E25]" office:value-type="float" office:value="-1.57474780797463" calcext:value-type="float">
            <text:p>-1.574747807974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6.07437" calcext:value-type="float">
            <text:p>6.07437E+00</text:p>
          </table:table-cell>
          <table:table-cell table:formula="of:=[.D26]/[.$D$105]" office:value-type="float" office:value="0.00969971486427645" calcext:value-type="float">
            <text:p>9.69971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900959" calcext:value-type="float">
            <text:p>9.90096E-03</text:p>
          </table:table-cell>
          <table:table-cell/>
          <table:table-cell table:formula="of:=100*([.E26]-[.I26])/[.E26]" office:value-type="float" office:value="-2.07474279955096" calcext:value-type="float">
            <text:p>-2.074742799550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6.07182" calcext:value-type="float">
            <text:p>6.07182E+00</text:p>
          </table:table-cell>
          <table:table-cell table:formula="of:=[.D27]/[.$D$105]" office:value-type="float" office:value="0.00969564295675289" calcext:value-type="float">
            <text:p>9.69564E-03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09948568" calcext:value-type="float">
            <text:p>9.94857E-03</text:p>
          </table:table-cell>
          <table:table-cell/>
          <table:table-cell table:formula="of:=100*([.E27]-[.I27])/[.E27]" office:value-type="float" office:value="-2.60864642371086" calcext:value-type="float">
            <text:p>-2.608646423710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6.0863" calcext:value-type="float">
            <text:p>6.08630E+00</text:p>
          </table:table-cell>
          <table:table-cell table:formula="of:=[.D28]/[.$D$105]" office:value-type="float" office:value="0.00971876500418081" calcext:value-type="float">
            <text:p>9.71877E-03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0999833" calcext:value-type="float">
            <text:p>9.99833E-03</text:p>
          </table:table-cell>
          <table:table-cell/>
          <table:table-cell table:formula="of:=100*([.E28]-[.I28])/[.E28]" office:value-type="float" office:value="-2.87654857071784" calcext:value-type="float">
            <text:p>-2.876548570717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6.07606" calcext:value-type="float">
            <text:p>6.07606E+00</text:p>
          </table:table-cell>
          <table:table-cell table:formula="of:=[.D29]/[.$D$105]" office:value-type="float" office:value="0.00970241350102736" calcext:value-type="float">
            <text:p>9.70241E-03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004695" calcext:value-type="float">
            <text:p>1.00470E-02</text:p>
          </table:table-cell>
          <table:table-cell/>
          <table:table-cell table:formula="of:=100*([.E29]-[.I29])/[.E29]" office:value-type="float" office:value="-3.55103911965983" calcext:value-type="float">
            <text:p>-3.551039119659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6.08014" calcext:value-type="float">
            <text:p>6.08014E+00</text:p>
          </table:table-cell>
          <table:table-cell table:formula="of:=[.D30]/[.$D$105]" office:value-type="float" office:value="0.00970892855306506" calcext:value-type="float">
            <text:p>9.70893E-03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009052" calcext:value-type="float">
            <text:p>1.00905E-02</text:p>
          </table:table-cell>
          <table:table-cell/>
          <table:table-cell table:formula="of:=100*([.E30]-[.I30])/[.E30]" office:value-type="float" office:value="-3.93031470825349" calcext:value-type="float">
            <text:p>-3.930314708253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6.09469" calcext:value-type="float">
            <text:p>6.09469E+00</text:p>
          </table:table-cell>
          <table:table-cell table:formula="of:=[.D31]/[.$D$105]" office:value-type="float" office:value="0.00973216237834657" calcext:value-type="float">
            <text:p>9.73216E-03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013232" calcext:value-type="float">
            <text:p>1.01323E-02</text:p>
          </table:table-cell>
          <table:table-cell/>
          <table:table-cell table:formula="of:=100*([.E31]-[.I31])/[.E31]" office:value-type="float" office:value="-4.1117030943067" calcext:value-type="float">
            <text:p>-4.11170309430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6.09602" calcext:value-type="float">
            <text:p>6.09602E+00</text:p>
          </table:table-cell>
          <table:table-cell table:formula="of:=[.D32]/[.$D$105]" office:value-type="float" office:value="0.00973428615756474" calcext:value-type="float">
            <text:p>9.73429E-03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017236" calcext:value-type="float">
            <text:p>1.01724E-02</text:p>
          </table:table-cell>
          <table:table-cell/>
          <table:table-cell table:formula="of:=100*([.E32]-[.I32])/[.E32]" office:value-type="float" office:value="-4.50031810596427" calcext:value-type="float">
            <text:p>-4.500318105964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6.1001" calcext:value-type="float">
            <text:p>6.10010E+00</text:p>
          </table:table-cell>
          <table:table-cell table:formula="of:=[.D33]/[.$D$105]" office:value-type="float" office:value="0.00974080120960245" calcext:value-type="float">
            <text:p>9.74080E-03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021063" calcext:value-type="float">
            <text:p>1.02106E-02</text:p>
          </table:table-cell>
          <table:table-cell/>
          <table:table-cell table:formula="of:=100*([.E33]-[.I33])/[.E33]" office:value-type="float" office:value="-4.82330744964176" calcext:value-type="float">
            <text:p>-4.823307449641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6.10848" calcext:value-type="float">
            <text:p>6.10848E+00</text:p>
          </table:table-cell>
          <table:table-cell table:formula="of:=[.D34]/[.$D$105]" office:value-type="float" office:value="0.00975418261550341" calcext:value-type="float">
            <text:p>9.75418E-03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024712" calcext:value-type="float">
            <text:p>1.02471E-02</text:p>
          </table:table-cell>
          <table:table-cell/>
          <table:table-cell table:formula="of:=100*([.E34]-[.I34])/[.E34]" office:value-type="float" office:value="-5.0536001213788" calcext:value-type="float">
            <text:p>-5.05360012137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6.11962" calcext:value-type="float">
            <text:p>6.11962E+00</text:p>
          </table:table-cell>
          <table:table-cell table:formula="of:=[.D35]/[.$D$105]" office:value-type="float" office:value="0.0097719712624887" calcext:value-type="float">
            <text:p>9.77197E-03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028182" calcext:value-type="float">
            <text:p>1.02818E-02</text:p>
          </table:table-cell>
          <table:table-cell/>
          <table:table-cell table:formula="of:=100*([.E35]-[.I35])/[.E35]" office:value-type="float" office:value="-5.21746046745385" calcext:value-type="float">
            <text:p>-5.217460467453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6.1244" calcext:value-type="float">
            <text:p>6.12440E+00</text:p>
          </table:table-cell>
          <table:table-cell table:formula="of:=[.D36]/[.$D$105]" office:value-type="float" office:value="0.00977960409306228" calcext:value-type="float">
            <text:p>9.77960E-03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031473" calcext:value-type="float">
            <text:p>1.03147E-02</text:p>
          </table:table-cell>
          <table:table-cell/>
          <table:table-cell table:formula="of:=100*([.E36]-[.I36])/[.E36]" office:value-type="float" office:value="-5.47185654803084" calcext:value-type="float">
            <text:p>-5.471856548030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6.13403" calcext:value-type="float">
            <text:p>6.13403E+00</text:p>
          </table:table-cell>
          <table:table-cell table:formula="of:=[.D37]/[.$D$105]" office:value-type="float" office:value="0.00979498153206303" calcext:value-type="float">
            <text:p>9.79498E-03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034584" calcext:value-type="float">
            <text:p>1.03458E-02</text:p>
          </table:table-cell>
          <table:table-cell/>
          <table:table-cell table:formula="of:=100*([.E37]-[.I37])/[.E37]" office:value-type="float" office:value="-5.62388470191375" calcext:value-type="float">
            <text:p>-5.62388470191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6.13374" calcext:value-type="float">
            <text:p>6.13374E+00</text:p>
          </table:table-cell>
          <table:table-cell table:formula="of:=[.D38]/[.$D$105]" office:value-type="float" office:value="0.00979451845238388" calcext:value-type="float">
            <text:p>9.79452E-03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037515" calcext:value-type="float">
            <text:p>1.03752E-02</text:p>
          </table:table-cell>
          <table:table-cell/>
          <table:table-cell table:formula="of:=100*([.E38]-[.I38])/[.E38]" office:value-type="float" office:value="-5.9281275586836" calcext:value-type="float">
            <text:p>-5.92812755868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6.13307" calcext:value-type="float">
            <text:p>6.13307E+00</text:p>
          </table:table-cell>
          <table:table-cell table:formula="of:=[.D39]/[.$D$105]" office:value-type="float" office:value="0.00979344857864239" calcext:value-type="float">
            <text:p>9.79345E-03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040265" calcext:value-type="float">
            <text:p>1.04027E-02</text:p>
          </table:table-cell>
          <table:table-cell/>
          <table:table-cell table:formula="of:=100*([.E39]-[.I39])/[.E39]" office:value-type="float" office:value="-6.22049951521835" calcext:value-type="float">
            <text:p>-6.220499515218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6.14131" calcext:value-type="float">
            <text:p>6.14131E+00</text:p>
          </table:table-cell>
          <table:table-cell table:formula="of:=[.D40]/[.$D$105]" office:value-type="float" office:value="0.00980660642883618" calcext:value-type="float">
            <text:p>9.80661E-03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042834" calcext:value-type="float">
            <text:p>1.04283E-02</text:p>
          </table:table-cell>
          <table:table-cell/>
          <table:table-cell table:formula="of:=100*([.E40]-[.I40])/[.E40]" office:value-type="float" office:value="-6.33994619520594" calcext:value-type="float">
            <text:p>-6.339946195205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6.1516" calcext:value-type="float">
            <text:p>6.15160E+00</text:p>
          </table:table-cell>
          <table:table-cell table:formula="of:=[.D41]/[.$D$105]" office:value-type="float" office:value="0.00982303777331362" calcext:value-type="float">
            <text:p>9.82304E-03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045221" calcext:value-type="float">
            <text:p>1.04522E-02</text:p>
          </table:table-cell>
          <table:table-cell/>
          <table:table-cell table:formula="of:=100*([.E41]-[.I41])/[.E41]" office:value-type="float" office:value="-6.40506777237139" calcext:value-type="float">
            <text:p>-6.405067772371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6.15772" calcext:value-type="float">
            <text:p>6.15772E+00</text:p>
          </table:table-cell>
          <table:table-cell table:formula="of:=[.D42]/[.$D$105]" office:value-type="float" office:value="0.00983281035137017" calcext:value-type="float">
            <text:p>9.83281E-03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047426" calcext:value-type="float">
            <text:p>1.04743E-02</text:p>
          </table:table-cell>
          <table:table-cell/>
          <table:table-cell table:formula="of:=100*([.E42]-[.I42])/[.E42]" office:value-type="float" office:value="-6.52356371889594" calcext:value-type="float">
            <text:p>-6.523563718895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6.16895" calcext:value-type="float">
            <text:p>6.16895E+00</text:p>
          </table:table-cell>
          <table:table-cell table:formula="of:=[.D43]/[.$D$105]" office:value-type="float" office:value="0.00985074271273864" calcext:value-type="float">
            <text:p>9.85074E-03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049448" calcext:value-type="float">
            <text:p>1.04945E-02</text:p>
          </table:table-cell>
          <table:table-cell/>
          <table:table-cell table:formula="of:=100*([.E43]-[.I43])/[.E43]" office:value-type="float" office:value="-6.53491118419831" calcext:value-type="float">
            <text:p>-6.534911184198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6.17767" calcext:value-type="float">
            <text:p>6.17767E+00</text:p>
          </table:table-cell>
          <table:table-cell table:formula="of:=[.D44]/[.$D$105]" office:value-type="float" office:value="0.00986466703964275" calcext:value-type="float">
            <text:p>9.86467E-03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051288" calcext:value-type="float">
            <text:p>1.05129E-02</text:p>
          </table:table-cell>
          <table:table-cell/>
          <table:table-cell table:formula="of:=100*([.E44]-[.I44])/[.E44]" office:value-type="float" office:value="-6.57105767231981" calcext:value-type="float">
            <text:p>-6.571057672319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6.19035" calcext:value-type="float">
            <text:p>6.19035E+00</text:p>
          </table:table-cell>
          <table:table-cell table:formula="of:=[.D45]/[.$D$105]" office:value-type="float" office:value="0.00988491479940698" calcext:value-type="float">
            <text:p>9.88491E-03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052945" calcext:value-type="float">
            <text:p>1.05295E-02</text:p>
          </table:table-cell>
          <table:table-cell/>
          <table:table-cell table:formula="of:=100*([.E45]-[.I45])/[.E45]" office:value-type="float" office:value="-6.52039206884906" calcext:value-type="float">
            <text:p>-6.520392068849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6.19771" calcext:value-type="float">
            <text:p>6.19771E+00</text:p>
          </table:table-cell>
          <table:table-cell table:formula="of:=[.D46]/[.$D$105]" office:value-type="float" office:value="0.00989666744229851" calcext:value-type="float">
            <text:p>9.89667E-03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054418" calcext:value-type="float">
            <text:p>1.05442E-02</text:p>
          </table:table-cell>
          <table:table-cell/>
          <table:table-cell table:formula="of:=100*([.E46]-[.I46])/[.E46]" office:value-type="float" office:value="-6.54273331378209" calcext:value-type="float">
            <text:p>-6.542733313782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6.2082" calcext:value-type="float">
            <text:p>6.20820E+00</text:p>
          </table:table-cell>
          <table:table-cell table:formula="of:=[.D47]/[.$D$105]" office:value-type="float" office:value="0.00991341815207192" calcext:value-type="float">
            <text:p>9.91342E-03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055708" calcext:value-type="float">
            <text:p>1.05571E-02</text:p>
          </table:table-cell>
          <table:table-cell/>
          <table:table-cell table:formula="of:=100*([.E47]-[.I47])/[.E47]" office:value-type="float" office:value="-6.4928346414355" calcext:value-type="float">
            <text:p>-6.49283464143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6.23126" calcext:value-type="float">
            <text:p>6.23126E+00</text:p>
          </table:table-cell>
          <table:table-cell table:formula="of:=[.D48]/[.$D$105]" office:value-type="float" office:value="0.00995024097069676" calcext:value-type="float">
            <text:p>9.95024E-03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056814" calcext:value-type="float">
            <text:p>1.05681E-02</text:p>
          </table:table-cell>
          <table:table-cell/>
          <table:table-cell table:formula="of:=100*([.E48]-[.I48])/[.E48]" office:value-type="float" office:value="-6.20989010339488" calcext:value-type="float">
            <text:p>-6.209890103394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6.23301" calcext:value-type="float">
            <text:p>6.23301E+00</text:p>
          </table:table-cell>
          <table:table-cell table:formula="of:=[.D49]/[.$D$105]" office:value-type="float" office:value="0.00995303541703646" calcext:value-type="float">
            <text:p>9.95304E-03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057735" calcext:value-type="float">
            <text:p>1.05774E-02</text:p>
          </table:table-cell>
          <table:table-cell/>
          <table:table-cell table:formula="of:=100*([.E49]-[.I49])/[.E49]" office:value-type="float" office:value="-6.27260485675467" calcext:value-type="float">
            <text:p>-6.272604856754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6.23744" calcext:value-type="float">
            <text:p>6.23744E+00</text:p>
          </table:table-cell>
          <table:table-cell table:formula="of:=[.D50]/[.$D$105]" office:value-type="float" office:value="0.0099601093583421" calcext:value-type="float">
            <text:p>9.96011E-03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058473" calcext:value-type="float">
            <text:p>1.05847E-02</text:p>
          </table:table-cell>
          <table:table-cell/>
          <table:table-cell table:formula="of:=100*([.E50]-[.I50])/[.E50]" office:value-type="float" office:value="-6.27122272643272" calcext:value-type="float">
            <text:p>-6.271222726432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6.25994" calcext:value-type="float">
            <text:p>6.25994E+00</text:p>
          </table:table-cell>
          <table:table-cell table:formula="of:=[.D51]/[.$D$105]" office:value-type="float" office:value="0.00999603795413825" calcext:value-type="float">
            <text:p>9.99604E-03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059026" calcext:value-type="float">
            <text:p>1.05903E-02</text:p>
          </table:table-cell>
          <table:table-cell/>
          <table:table-cell table:formula="of:=100*([.E51]-[.I51])/[.E51]" office:value-type="float" office:value="-5.94457572678332" calcext:value-type="float">
            <text:p>-5.944575726783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6.2746" calcext:value-type="float">
            <text:p>6.27460E+00</text:p>
          </table:table-cell>
          <table:table-cell table:formula="of:=[.D52]/[.$D$105]" office:value-type="float" office:value="0.0100194474303325" calcext:value-type="float">
            <text:p>1.00194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059395" calcext:value-type="float">
            <text:p>1.05940E-02</text:p>
          </table:table-cell>
          <table:table-cell/>
          <table:table-cell table:formula="of:=100*([.E52]-[.I52])/[.E52]" office:value-type="float" office:value="-5.73387478363601" calcext:value-type="float">
            <text:p>-5.733874783636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6.28543" calcext:value-type="float">
            <text:p>6.28543E+00</text:p>
          </table:table-cell>
          <table:table-cell table:formula="of:=[.D53]/[.$D$105]" office:value-type="float" office:value="0.0100367410611091" calcext:value-type="float">
            <text:p>1.00367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05958" calcext:value-type="float">
            <text:p>1.05958E-02</text:p>
          </table:table-cell>
          <table:table-cell/>
          <table:table-cell table:formula="of:=100*([.E53]-[.I53])/[.E53]" office:value-type="float" office:value="-5.57012416168802" calcext:value-type="float">
            <text:p>-5.570124161688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6.29486" calcext:value-type="float">
            <text:p>6.29486E+00</text:p>
          </table:table-cell>
          <table:table-cell table:formula="of:=[.D54]/[.$D$105]" office:value-type="float" office:value="0.0100517991348139" calcext:value-type="float">
            <text:p>1.00518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05958" calcext:value-type="float">
            <text:p>1.05958E-02</text:p>
          </table:table-cell>
          <table:table-cell/>
          <table:table-cell table:formula="of:=100*([.E54]-[.I54])/[.E54]" office:value-type="float" office:value="-5.41197508913585" calcext:value-type="float">
            <text:p>-5.411975089135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6.30682" calcext:value-type="float">
            <text:p>6.30682E+00</text:p>
          </table:table-cell>
          <table:table-cell table:formula="of:=[.D55]/[.$D$105]" office:value-type="float" office:value="0.0100708971795126" calcext:value-type="float">
            <text:p>1.00709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059395" calcext:value-type="float">
            <text:p>1.05940E-02</text:p>
          </table:table-cell>
          <table:table-cell/>
          <table:table-cell table:formula="of:=100*([.E55]-[.I55])/[.E55]" office:value-type="float" office:value="-5.19370629214105" calcext:value-type="float">
            <text:p>-5.193706292141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6.33123" calcext:value-type="float">
            <text:p>6.33123E+00</text:p>
          </table:table-cell>
          <table:table-cell table:formula="of:=[.D56]/[.$D$105]" office:value-type="float" office:value="0.0101098757138852" calcext:value-type="float">
            <text:p>1.01099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059026" calcext:value-type="float">
            <text:p>1.05903E-02</text:p>
          </table:table-cell>
          <table:table-cell/>
          <table:table-cell table:formula="of:=100*([.E56]-[.I56])/[.E56]" office:value-type="float" office:value="-4.75163394397645" calcext:value-type="float">
            <text:p>-4.751633943976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6.34732" calcext:value-type="float">
            <text:p>6.34732E+00</text:p>
          </table:table-cell>
          <table:table-cell table:formula="of:=[.D57]/[.$D$105]" office:value-type="float" office:value="0.0101355686519457" calcext:value-type="float">
            <text:p>1.01356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058473" calcext:value-type="float">
            <text:p>1.05847E-02</text:p>
          </table:table-cell>
          <table:table-cell/>
          <table:table-cell table:formula="of:=100*([.E57]-[.I57])/[.E57]" office:value-type="float" office:value="-4.4315357478051" calcext:value-type="float">
            <text:p>-4.43153574780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6.34884" calcext:value-type="float">
            <text:p>6.34884E+00</text:p>
          </table:table-cell>
          <table:table-cell table:formula="of:=[.D58]/[.$D$105]" office:value-type="float" office:value="0.010137995828195" calcext:value-type="float">
            <text:p>1.01380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057735" calcext:value-type="float">
            <text:p>1.05774E-02</text:p>
          </table:table-cell>
          <table:table-cell/>
          <table:table-cell table:formula="of:=100*([.E58]-[.I58])/[.E58]" office:value-type="float" office:value="-4.3337379423959" calcext:value-type="float">
            <text:p>-4.33373794239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6.35611" calcext:value-type="float">
            <text:p>6.35611E+00</text:p>
          </table:table-cell>
          <table:table-cell table:formula="of:=[.D59]/[.$D$105]" office:value-type="float" office:value="0.0101496047567034" calcext:value-type="float">
            <text:p>1.01496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056814" calcext:value-type="float">
            <text:p>1.05681E-02</text:p>
          </table:table-cell>
          <table:table-cell/>
          <table:table-cell table:formula="of:=100*([.E59]-[.I59])/[.E59]" office:value-type="float" office:value="-4.12366051022997" calcext:value-type="float">
            <text:p>-4.1236605102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6.38034" calcext:value-type="float">
            <text:p>6.38034E+00</text:p>
          </table:table-cell>
          <table:table-cell table:formula="of:=[.D60]/[.$D$105]" office:value-type="float" office:value="0.0101882958623096" calcext:value-type="float">
            <text:p>1.01883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055708" calcext:value-type="float">
            <text:p>1.05571E-02</text:p>
          </table:table-cell>
          <table:table-cell/>
          <table:table-cell table:formula="of:=100*([.E60]-[.I60])/[.E60]" office:value-type="float" office:value="-3.61968422074073" calcext:value-type="float">
            <text:p>-3.619684220740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6.38774" calcext:value-type="float">
            <text:p>6.38774E+00</text:p>
          </table:table-cell>
          <table:table-cell table:formula="of:=[.D61]/[.$D$105]" office:value-type="float" office:value="0.0102001123782603" calcext:value-type="float">
            <text:p>1.02001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054418" calcext:value-type="float">
            <text:p>1.05442E-02</text:p>
          </table:table-cell>
          <table:table-cell/>
          <table:table-cell table:formula="of:=100*([.E61]-[.I61])/[.E61]" office:value-type="float" office:value="-3.37317481396595" calcext:value-type="float">
            <text:p>-3.373174813965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6.39194" calcext:value-type="float">
            <text:p>6.39194E+00</text:p>
          </table:table-cell>
          <table:table-cell table:formula="of:=[.D62]/[.$D$105]" office:value-type="float" office:value="0.0102068190494756" calcext:value-type="float">
            <text:p>1.02068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052945" calcext:value-type="float">
            <text:p>1.05295E-02</text:p>
          </table:table-cell>
          <table:table-cell/>
          <table:table-cell table:formula="of:=100*([.E62]-[.I62])/[.E62]" office:value-type="float" office:value="-3.16093534097655" calcext:value-type="float">
            <text:p>-3.160935340976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6.3986" calcext:value-type="float">
            <text:p>6.39860E+00</text:p>
          </table:table-cell>
          <table:table-cell table:formula="of:=[.D63]/[.$D$105]" office:value-type="float" office:value="0.0102174539138313" calcext:value-type="float">
            <text:p>1.02175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051288" calcext:value-type="float">
            <text:p>1.05129E-02</text:p>
          </table:table-cell>
          <table:table-cell/>
          <table:table-cell table:formula="of:=100*([.E63]-[.I63])/[.E63]" office:value-type="float" office:value="-2.89138652995326" calcext:value-type="float">
            <text:p>-2.891386529953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6.40267" calcext:value-type="float">
            <text:p>6.40267E+00</text:p>
          </table:table-cell>
          <table:table-cell table:formula="of:=[.D64]/[.$D$105]" office:value-type="float" office:value="0.0102239529976042" calcext:value-type="float">
            <text:p>1.02240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049448" calcext:value-type="float">
            <text:p>1.04945E-02</text:p>
          </table:table-cell>
          <table:table-cell/>
          <table:table-cell table:formula="of:=100*([.E64]-[.I64])/[.E64]" office:value-type="float" office:value="-2.64601179660344" calcext:value-type="float">
            <text:p>-2.646011796603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6.40664" calcext:value-type="float">
            <text:p>6.40664E+00</text:p>
          </table:table-cell>
          <table:table-cell table:formula="of:=[.D65]/[.$D$105]" office:value-type="float" office:value="0.0102302923987291" calcext:value-type="float">
            <text:p>1.02303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047426" calcext:value-type="float">
            <text:p>1.04743E-02</text:p>
          </table:table-cell>
          <table:table-cell/>
          <table:table-cell table:formula="of:=100*([.E65]-[.I65])/[.E65]" office:value-type="float" office:value="-2.38475687460514" calcext:value-type="float">
            <text:p>-2.384756874605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6.4129" calcext:value-type="float">
            <text:p>6.41290E+00</text:p>
          </table:table-cell>
          <table:table-cell table:formula="of:=[.D66]/[.$D$105]" office:value-type="float" office:value="0.0102402885324928" calcext:value-type="float">
            <text:p>1.02403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045221" calcext:value-type="float">
            <text:p>1.04522E-02</text:p>
          </table:table-cell>
          <table:table-cell/>
          <table:table-cell table:formula="of:=100*([.E66]-[.I66])/[.E66]" office:value-type="float" office:value="-2.06948726917963" calcext:value-type="float">
            <text:p>-2.069487269179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6.41606" calcext:value-type="float">
            <text:p>6.41606E+00</text:p>
          </table:table-cell>
          <table:table-cell table:formula="of:=[.D67]/[.$D$105]" office:value-type="float" office:value="0.0102453345041691" calcext:value-type="float">
            <text:p>1.02453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042834" calcext:value-type="float">
            <text:p>1.04283E-02</text:p>
          </table:table-cell>
          <table:table-cell/>
          <table:table-cell table:formula="of:=100*([.E67]-[.I67])/[.E67]" office:value-type="float" office:value="-1.78623251155373" calcext:value-type="float">
            <text:p>-1.786232511553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6.42158" calcext:value-type="float">
            <text:p>6.42158E+00</text:p>
          </table:table-cell>
          <table:table-cell table:formula="of:=[.D68]/[.$D$105]" office:value-type="float" office:value="0.0102541489863377" calcext:value-type="float">
            <text:p>1.02541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040265" calcext:value-type="float">
            <text:p>1.04027E-02</text:p>
          </table:table-cell>
          <table:table-cell/>
          <table:table-cell table:formula="of:=100*([.E68]-[.I68])/[.E68]" office:value-type="float" office:value="-1.44820417433136" calcext:value-type="float">
            <text:p>-1.448204174331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6.42478" calcext:value-type="float">
            <text:p>6.42478E+00</text:p>
          </table:table-cell>
          <table:table-cell table:formula="of:=[.D69]/[.$D$105]" office:value-type="float" office:value="0.0102592588310732" calcext:value-type="float">
            <text:p>1.02593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037515" calcext:value-type="float">
            <text:p>1.03752E-02</text:p>
          </table:table-cell>
          <table:table-cell/>
          <table:table-cell table:formula="of:=100*([.E69]-[.I69])/[.E69]" office:value-type="float" office:value="-1.12962515942954" calcext:value-type="float">
            <text:p>-1.129625159429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6.42707" calcext:value-type="float">
            <text:p>6.42707E+00</text:p>
          </table:table-cell>
          <table:table-cell table:formula="of:=[.D70]/[.$D$105]" office:value-type="float" office:value="0.010262915563712" calcext:value-type="float">
            <text:p>1.02629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034584" calcext:value-type="float">
            <text:p>1.03458E-02</text:p>
          </table:table-cell>
          <table:table-cell/>
          <table:table-cell table:formula="of:=100*([.E70]-[.I70])/[.E70]" office:value-type="float" office:value="-0.808000765213405" calcext:value-type="float">
            <text:p>-0.8080007652134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6.42975" calcext:value-type="float">
            <text:p>6.42975E+00</text:p>
          </table:table-cell>
          <table:table-cell table:formula="of:=[.D71]/[.$D$105]" office:value-type="float" office:value="0.0102671950586779" calcext:value-type="float">
            <text:p>1.02672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031473" calcext:value-type="float">
            <text:p>1.03147E-02</text:p>
          </table:table-cell>
          <table:table-cell/>
          <table:table-cell table:formula="of:=100*([.E71]-[.I71])/[.E71]" office:value-type="float" office:value="-0.462978847196685" calcext:value-type="float">
            <text:p>-0.4629788471966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6.43874" calcext:value-type="float">
            <text:p>6.43874E+00</text:p>
          </table:table-cell>
          <table:table-cell table:formula="of:=[.D72]/[.$D$105]" office:value-type="float" office:value="0.0102815505287316" calcext:value-type="float">
            <text:p>1.0281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028182" calcext:value-type="float">
            <text:p>1.02818E-02</text:p>
          </table:table-cell>
          <table:table-cell/>
          <table:table-cell table:formula="of:=100*([.E72]-[.I72])/[.E72]" office:value-type="float" office:value="-0.00262092052794173" calcext:value-type="float">
            <text:p>-0.0026209205279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6.44007" calcext:value-type="float">
            <text:p>6.44007E+00</text:p>
          </table:table-cell>
          <table:table-cell table:formula="of:=[.D73]/[.$D$105]" office:value-type="float" office:value="0.0102836743079498" calcext:value-type="float">
            <text:p>1.02837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024712" calcext:value-type="float">
            <text:p>1.02471E-02</text:p>
          </table:table-cell>
          <table:table-cell/>
          <table:table-cell table:formula="of:=100*([.E73]-[.I73])/[.E73]" office:value-type="float" office:value="0.355459603787145" calcext:value-type="float">
            <text:p>0.3554596037871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6.43973" calcext:value-type="float">
            <text:p>6.43973E+00</text:p>
          </table:table-cell>
          <table:table-cell table:formula="of:=[.D74]/[.$D$105]" office:value-type="float" office:value="0.0102831313869466" calcext:value-type="float">
            <text:p>1.02831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021063" calcext:value-type="float">
            <text:p>1.02106E-02</text:p>
          </table:table-cell>
          <table:table-cell/>
          <table:table-cell table:formula="of:=100*([.E74]-[.I74])/[.E74]" office:value-type="float" office:value="0.705051644469233" calcext:value-type="float">
            <text:p>0.7050516444692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6.44028" calcext:value-type="float">
            <text:p>6.44028E+00</text:p>
          </table:table-cell>
          <table:table-cell table:formula="of:=[.D75]/[.$D$105]" office:value-type="float" office:value="0.0102840096415105" calcext:value-type="float">
            <text:p>1.0284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017236" calcext:value-type="float">
            <text:p>1.01724E-02</text:p>
          </table:table-cell>
          <table:table-cell/>
          <table:table-cell table:formula="of:=100*([.E75]-[.I75])/[.E75]" office:value-type="float" office:value="1.08566255188867" calcext:value-type="float">
            <text:p>1.085662551888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6.43647" calcext:value-type="float">
            <text:p>6.43647E+00</text:p>
          </table:table-cell>
          <table:table-cell table:formula="of:=[.D76]/[.$D$105]" office:value-type="float" office:value="0.0102779257326224" calcext:value-type="float">
            <text:p>1.02779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013232" calcext:value-type="float">
            <text:p>1.01323E-02</text:p>
          </table:table-cell>
          <table:table-cell/>
          <table:table-cell table:formula="of:=100*([.E76]-[.I76])/[.E76]" office:value-type="float" office:value="1.41668403148941" calcext:value-type="float">
            <text:p>1.416684031489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6.43293" calcext:value-type="float">
            <text:p>6.43293E+00</text:p>
          </table:table-cell>
          <table:table-cell table:formula="of:=[.D77]/[.$D$105]" office:value-type="float" office:value="0.0102722729668838" calcext:value-type="float">
            <text:p>1.02723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009052" calcext:value-type="float">
            <text:p>1.00905E-02</text:p>
          </table:table-cell>
          <table:table-cell/>
          <table:table-cell table:formula="of:=100*([.E77]-[.I77])/[.E77]" office:value-type="float" office:value="1.76935491755079" calcext:value-type="float">
            <text:p>1.769354917550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6.43294" calcext:value-type="float">
            <text:p>6.43294E+00</text:p>
          </table:table-cell>
          <table:table-cell table:formula="of:=[.D78]/[.$D$105]" office:value-type="float" office:value="0.0102722889351486" calcext:value-type="float">
            <text:p>1.02723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004695" calcext:value-type="float">
            <text:p>1.00470E-02</text:p>
          </table:table-cell>
          <table:table-cell/>
          <table:table-cell table:formula="of:=100*([.E78]-[.I78])/[.E78]" office:value-type="float" office:value="2.19365845890063" calcext:value-type="float">
            <text:p>2.193658458900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6.43703" calcext:value-type="float">
            <text:p>6.43703E+00</text:p>
          </table:table-cell>
          <table:table-cell table:formula="of:=[.D79]/[.$D$105]" office:value-type="float" office:value="0.0102788199554511" calcext:value-type="float">
            <text:p>1.02788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0999833" calcext:value-type="float">
            <text:p>9.99833E-03</text:p>
          </table:table-cell>
          <table:table-cell/>
          <table:table-cell table:formula="of:=100*([.E79]-[.I79])/[.E79]" office:value-type="float" office:value="2.72881475370478" calcext:value-type="float">
            <text:p>2.728814753704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6.43825" calcext:value-type="float">
            <text:p>6.43825E+00</text:p>
          </table:table-cell>
          <table:table-cell table:formula="of:=[.D80]/[.$D$105]" office:value-type="float" office:value="0.0102807680837565" calcext:value-type="float">
            <text:p>1.02808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09948568" calcext:value-type="float">
            <text:p>9.94857E-03</text:p>
          </table:table-cell>
          <table:table-cell/>
          <table:table-cell table:formula="of:=100*([.E80]-[.I80])/[.E80]" office:value-type="float" office:value="3.23127689536516" calcext:value-type="float">
            <text:p>3.231276895365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6.42731" calcext:value-type="float">
            <text:p>6.42731E+00</text:p>
          </table:table-cell>
          <table:table-cell table:formula="of:=[.D81]/[.$D$105]" office:value-type="float" office:value="0.0102632988020672" calcext:value-type="float">
            <text:p>1.02633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900959" calcext:value-type="float">
            <text:p>9.90096E-03</text:p>
          </table:table-cell>
          <table:table-cell/>
          <table:table-cell table:formula="of:=100*([.E81]-[.I81])/[.E81]" office:value-type="float" office:value="3.53044190815352" calcext:value-type="float">
            <text:p>3.530441908153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6.4295" calcext:value-type="float">
            <text:p>6.42950E+00</text:p>
          </table:table-cell>
          <table:table-cell table:formula="of:=[.D82]/[.$D$105]" office:value-type="float" office:value="0.010266795852058" calcext:value-type="float">
            <text:p>1.02668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855494" calcext:value-type="float">
            <text:p>9.85549E-03</text:p>
          </table:table-cell>
          <table:table-cell/>
          <table:table-cell table:formula="of:=100*([.E82]-[.I82])/[.E82]" office:value-type="float" office:value="4.0061364615091" calcext:value-type="float">
            <text:p>4.00613646150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6.4303" calcext:value-type="float">
            <text:p>6.43030E+00</text:p>
          </table:table-cell>
          <table:table-cell table:formula="of:=[.D83]/[.$D$105]" office:value-type="float" office:value="0.0102680733132418" calcext:value-type="float">
            <text:p>1.02681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812162" calcext:value-type="float">
            <text:p>9.81216E-03</text:p>
          </table:table-cell>
          <table:table-cell/>
          <table:table-cell table:formula="of:=100*([.E83]-[.I83])/[.E83]" office:value-type="float" office:value="4.44008626870487" calcext:value-type="float">
            <text:p>4.440086268704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6.42937" calcext:value-type="float">
            <text:p>6.42937E+00</text:p>
          </table:table-cell>
          <table:table-cell table:formula="of:=[.D84]/[.$D$105]" office:value-type="float" office:value="0.0102665882646156" calcext:value-type="float">
            <text:p>1.02666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9770954" calcext:value-type="float">
            <text:p>9.77095E-03</text:p>
          </table:table-cell>
          <table:table-cell/>
          <table:table-cell table:formula="of:=100*([.E84]-[.I84])/[.E84]" office:value-type="float" office:value="4.82764334013309" calcext:value-type="float">
            <text:p>4.827643340133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6.4255" calcext:value-type="float">
            <text:p>6.42550E+00</text:p>
          </table:table-cell>
          <table:table-cell table:formula="of:=[.D85]/[.$D$105]" office:value-type="float" office:value="0.0102604085461387" calcext:value-type="float">
            <text:p>1.02604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9731862" calcext:value-type="float">
            <text:p>9.73186E-03</text:p>
          </table:table-cell>
          <table:table-cell/>
          <table:table-cell table:formula="of:=100*([.E85]-[.I85])/[.E85]" office:value-type="float" office:value="5.15132066878184" calcext:value-type="float">
            <text:p>5.151320668781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6.42124" calcext:value-type="float">
            <text:p>6.42124E+00</text:p>
          </table:table-cell>
          <table:table-cell table:formula="of:=[.D86]/[.$D$105]" office:value-type="float" office:value="0.0102536060653346" calcext:value-type="float">
            <text:p>1.02536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9694876" calcext:value-type="float">
            <text:p>9.69488E-03</text:p>
          </table:table-cell>
          <table:table-cell/>
          <table:table-cell table:formula="of:=100*([.E86]-[.I86])/[.E86]" office:value-type="float" office:value="5.4491079701565" calcext:value-type="float">
            <text:p>5.44910797015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6.41214" calcext:value-type="float">
            <text:p>6.41214E+00</text:p>
          </table:table-cell>
          <table:table-cell table:formula="of:=[.D87]/[.$D$105]" office:value-type="float" office:value="0.0102390749443682" calcext:value-type="float">
            <text:p>1.02391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9659988" calcext:value-type="float">
            <text:p>9.65999E-03</text:p>
          </table:table-cell>
          <table:table-cell/>
          <table:table-cell table:formula="of:=100*([.E87]-[.I87])/[.E87]" office:value-type="float" office:value="5.6556568587938" calcext:value-type="float">
            <text:p>5.65565685879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6.41885" calcext:value-type="float">
            <text:p>6.41885E+00</text:p>
          </table:table-cell>
          <table:table-cell table:formula="of:=[.D88]/[.$D$105]" office:value-type="float" office:value="0.0102497896500478" calcext:value-type="float">
            <text:p>1.02498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9627192" calcext:value-type="float">
            <text:p>9.62719E-03</text:p>
          </table:table-cell>
          <table:table-cell/>
          <table:table-cell table:formula="of:=100*([.E88]-[.I88])/[.E88]" office:value-type="float" office:value="6.07424807049474" calcext:value-type="float">
            <text:p>6.074248070494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6.42465" calcext:value-type="float">
            <text:p>6.42465E+00</text:p>
          </table:table-cell>
          <table:table-cell table:formula="of:=[.D89]/[.$D$105]" office:value-type="float" office:value="0.0102590512436308" calcext:value-type="float">
            <text:p>1.02591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959648" calcext:value-type="float">
            <text:p>9.59648E-03</text:p>
          </table:table-cell>
          <table:table-cell/>
          <table:table-cell table:formula="of:=100*([.E89]-[.I89])/[.E89]" office:value-type="float" office:value="6.45840660989143" calcext:value-type="float">
            <text:p>6.458406609891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6.4192" calcext:value-type="float">
            <text:p>6.41920E+00</text:p>
          </table:table-cell>
          <table:table-cell table:formula="of:=[.D90]/[.$D$105]" office:value-type="float" office:value="0.0102503485393158" calcext:value-type="float">
            <text:p>1.02503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9567845" calcext:value-type="float">
            <text:p>9.56785E-03</text:p>
          </table:table-cell>
          <table:table-cell/>
          <table:table-cell table:formula="of:=100*([.E90]-[.I90])/[.E90]" office:value-type="float" office:value="6.65834470601676" calcext:value-type="float">
            <text:p>6.658344706016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6.41685" calcext:value-type="float">
            <text:p>6.41685E+00</text:p>
          </table:table-cell>
          <table:table-cell table:formula="of:=[.D91]/[.$D$105]" office:value-type="float" office:value="0.0102465959970882" calcext:value-type="float">
            <text:p>1.02466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9541281" calcext:value-type="float">
            <text:p>9.54128E-03</text:p>
          </table:table-cell>
          <table:table-cell/>
          <table:table-cell table:formula="of:=100*([.E91]-[.I91])/[.E91]" office:value-type="float" office:value="6.88340788773784" calcext:value-type="float">
            <text:p>6.883407887737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6.42552" calcext:value-type="float">
            <text:p>6.42552E+00</text:p>
          </table:table-cell>
          <table:table-cell table:formula="of:=[.D92]/[.$D$105]" office:value-type="float" office:value="0.0102604404826683" calcext:value-type="float">
            <text:p>1.02604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9516783" calcext:value-type="float">
            <text:p>9.51678E-03</text:p>
          </table:table-cell>
          <table:table-cell/>
          <table:table-cell table:formula="of:=100*([.E92]-[.I92])/[.E92]" office:value-type="float" office:value="7.24781244942133" calcext:value-type="float">
            <text:p>7.247812449421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6.41188" calcext:value-type="float">
            <text:p>6.41188E+00</text:p>
          </table:table-cell>
          <table:table-cell table:formula="of:=[.D93]/[.$D$105]" office:value-type="float" office:value="0.0102386597694834" calcext:value-type="float">
            <text:p>1.02387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9494345" calcext:value-type="float">
            <text:p>9.49435E-03</text:p>
          </table:table-cell>
          <table:table-cell/>
          <table:table-cell table:formula="of:=100*([.E93]-[.I93])/[.E93]" office:value-type="float" office:value="7.26965038629226" calcext:value-type="float">
            <text:p>7.269650386292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41706" calcext:value-type="float">
            <text:p>6.41706E+00</text:p>
          </table:table-cell>
          <table:table-cell table:formula="of:=[.D94]/[.$D$105]" office:value-type="float" office:value="0.0102469313306489" calcext:value-type="float">
            <text:p>1.02469E-02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9473962" calcext:value-type="float">
            <text:p>9.47396E-03</text:p>
          </table:table-cell>
          <table:table-cell/>
          <table:table-cell table:formula="of:=100*([.E94]-[.I94])/[.E94]" office:value-type="float" office:value="7.54342256922249" calcext:value-type="float">
            <text:p>7.543422569222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41542" calcext:value-type="float">
            <text:p>6.41542E+00</text:p>
          </table:table-cell>
          <table:table-cell table:formula="of:=[.D95]/[.$D$105]" office:value-type="float" office:value="0.010244312535222" calcext:value-type="float">
            <text:p>1.02443E-02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945563" calcext:value-type="float">
            <text:p>9.45563E-03</text:p>
          </table:table-cell>
          <table:table-cell/>
          <table:table-cell table:formula="of:=100*([.E95]-[.I95])/[.E95]" office:value-type="float" office:value="7.69873559119123" calcext:value-type="float">
            <text:p>7.698735591191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6.41541" calcext:value-type="float">
            <text:p>6.41541E+00</text:p>
          </table:table-cell>
          <table:table-cell table:formula="of:=[.D96]/[.$D$105]" office:value-type="float" office:value="0.0102442965669572" calcext:value-type="float">
            <text:p>1.02443E-02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9439345" calcext:value-type="float">
            <text:p>9.43935E-03</text:p>
          </table:table-cell>
          <table:table-cell/>
          <table:table-cell table:formula="of:=100*([.E96]-[.I96])/[.E96]" office:value-type="float" office:value="7.85755821979576" calcext:value-type="float">
            <text:p>7.857558219795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6.42034" calcext:value-type="float">
            <text:p>6.42034E+00</text:p>
          </table:table-cell>
          <table:table-cell table:formula="of:=[.D97]/[.$D$105]" office:value-type="float" office:value="0.0102521689215028" calcext:value-type="float">
            <text:p>1.02522E-02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9425103" calcext:value-type="float">
            <text:p>9.42510E-03</text:p>
          </table:table-cell>
          <table:table-cell/>
          <table:table-cell table:formula="of:=100*([.E97]-[.I97])/[.E97]" office:value-type="float" office:value="8.06722877700659" calcext:value-type="float">
            <text:p>8.067228777006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6.41054" calcext:value-type="float">
            <text:p>6.41054E+00</text:p>
          </table:table-cell>
          <table:table-cell table:formula="of:=[.D98]/[.$D$105]" office:value-type="float" office:value="0.0102365200220004" calcext:value-type="float">
            <text:p>1.02365E-02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9412901" calcext:value-type="float">
            <text:p>9.41290E-03</text:p>
          </table:table-cell>
          <table:table-cell/>
          <table:table-cell table:formula="of:=100*([.E98]-[.I98])/[.E98]" office:value-type="float" office:value="8.04588883947155" calcext:value-type="float">
            <text:p>8.045888839471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6.40481" calcext:value-type="float">
            <text:p>6.40481E+00</text:p>
          </table:table-cell>
          <table:table-cell table:formula="of:=[.D99]/[.$D$105]" office:value-type="float" office:value="0.010227370206271" calcext:value-type="float">
            <text:p>1.02274E-02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9402737" calcext:value-type="float">
            <text:p>9.40274E-03</text:p>
          </table:table-cell>
          <table:table-cell/>
          <table:table-cell table:formula="of:=100*([.E99]-[.I99])/[.E99]" office:value-type="float" office:value="8.06300338835267" calcext:value-type="float">
            <text:p>8.063003388352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6.40372" calcext:value-type="float">
            <text:p>6.40372E+00</text:p>
          </table:table-cell>
          <table:table-cell table:formula="of:=[.D100]/[.$D$105]" office:value-type="float" office:value="0.010225629665408" calcext:value-type="float">
            <text:p>1.02256E-02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9394609" calcext:value-type="float">
            <text:p>9.39461E-03</text:p>
          </table:table-cell>
          <table:table-cell/>
          <table:table-cell table:formula="of:=100*([.E100]-[.I100])/[.E100]" office:value-type="float" office:value="8.12684101223847" calcext:value-type="float">
            <text:p>8.126841012238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6.39847" calcext:value-type="float">
            <text:p>6.39847E+00</text:p>
          </table:table-cell>
          <table:table-cell table:formula="of:=[.D101]/[.$D$105]" office:value-type="float" office:value="0.0102172463263889" calcext:value-type="float">
            <text:p>1.02172E-02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9388514" calcext:value-type="float">
            <text:p>9.38851E-03</text:p>
          </table:table-cell>
          <table:table-cell/>
          <table:table-cell table:formula="of:=100*([.E101]-[.I101])/[.E101]" office:value-type="float" office:value="8.11111232826467" calcext:value-type="float">
            <text:p>8.111112328264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6.40016" calcext:value-type="float">
            <text:p>6.40016E+00</text:p>
          </table:table-cell>
          <table:table-cell table:formula="of:=[.D102]/[.$D$105]" office:value-type="float" office:value="0.0102199449631398" calcext:value-type="float">
            <text:p>1.02199E-02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9384451" calcext:value-type="float">
            <text:p>9.38445E-03</text:p>
          </table:table-cell>
          <table:table-cell/>
          <table:table-cell table:formula="of:=100*([.E102]-[.I102])/[.E102]" office:value-type="float" office:value="8.17513172676732" calcext:value-type="float">
            <text:p>8.175131726767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6.40669" calcext:value-type="float">
            <text:p>6.40669E+00</text:p>
          </table:table-cell>
          <table:table-cell table:formula="of:=[.D103]/[.$D$105]" office:value-type="float" office:value="0.0102303722400531" calcext:value-type="float">
            <text:p>1.02304E-02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938242" calcext:value-type="float">
            <text:p>9.38242E-03</text:p>
          </table:table-cell>
          <table:table-cell/>
          <table:table-cell table:formula="of:=100*([.E103]-[.I103])/[.E103]" office:value-type="float" office:value="8.28857660460553" calcext:value-type="float">
            <text:p>8.28857660460553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626.24212" calcext:value-type="float">
            <text:p>6.26242E+02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9:33:42.251560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0-22T19:46:59.000463604</dc:date>
    <meta:editing-duration>PT1H43M45S</meta:editing-duration>
    <meta:editing-cycles>14</meta:editing-cycles>
    <meta:generator>LibreOffice/6.4.6.2$Linux_X86_64 LibreOffice_project/40$Build-2</meta:generator>
    <meta:document-statistic meta:table-count="4" meta:cell-count="277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100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085cm" chartooo:height="1.888cm" style:legend-expansion-aspect-ratio="1.63400423728814" chart:style-name="ch2"/>
        <chart:plot-area chart:style-name="ch3" table:cell-range-address="Diff2.C4:Diff2.C53 Diff2.E3:Diff2.E53 Diff2.I3:Diff2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2.E4:Diff2.E53" chart:label-cell-address="Diff2.E3:Diff2.E3" chart:class="chart:scatter">
            <chart:domain table:cell-range-address="Diff2.C4:Diff2.C53"/>
            <chart:data-point chart:repeated="50"/>
          </chart:series>
          <chart:series chart:style-name="ch8" chart:values-cell-range-address="Diff2.I4:Diff2.I53" chart:label-cell-address="Diff2.I3:Diff2.I3" chart:class="chart:scatter">
            <chart:domain table:cell-range-address="Diff2.H4:Diff2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2.E3:Diff2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2.I3:Diff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Diff2.C4:Diff2.C53</svg:desc>
                </draw:g>
              </table:table-cell>
              <table:table-cell office:value-type="float" office:value="0.031815012143463">
                <text:p>0.031815012143463</text:p>
                <draw:g>
                  <svg:desc>Diff2.E4:Diff2.E53</svg:desc>
                </draw:g>
              </table:table-cell>
              <table:table-cell office:value-type="float" office:value="101">
                <text:p>101</text:p>
                <draw:g>
                  <svg:desc>Diff2.H4:Diff2.H53</svg:desc>
                </draw:g>
              </table:table-cell>
              <table:table-cell office:value-type="float" office:value="0.03202046">
                <text:p>0.03202046</text:p>
                <draw:g>
                  <svg:desc>Diff2.I4:Diff2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0317771599041204">
                <text:p>0.0317771599041204</text:p>
              </table:table-cell>
              <table:table-cell office:value-type="float" office:value="103">
                <text:p>103</text:p>
              </table:table-cell>
              <table:table-cell office:value-type="float" office:value="0.03198636">
                <text:p>0.03198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0316779515078651">
                <text:p>0.0316779515078651</text:p>
              </table:table-cell>
              <table:table-cell office:value-type="float" office:value="105">
                <text:p>105</text:p>
              </table:table-cell>
              <table:table-cell office:value-type="float" office:value="0.03191819">
                <text:p>0.03191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0.0315613884747994">
                <text:p>0.0315613884747994</text:p>
              </table:table-cell>
              <table:table-cell office:value-type="float" office:value="107">
                <text:p>107</text:p>
              </table:table-cell>
              <table:table-cell office:value-type="float" office:value="0.03181604">
                <text:p>0.03181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0.0314423657294297">
                <text:p>0.0314423657294297</text:p>
              </table:table-cell>
              <table:table-cell office:value-type="float" office:value="109">
                <text:p>109</text:p>
              </table:table-cell>
              <table:table-cell office:value-type="float" office:value="0.03168001">
                <text:p>0.03168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0.0312611669230461">
                <text:p>0.0312611669230461</text:p>
              </table:table-cell>
              <table:table-cell office:value-type="float" office:value="111">
                <text:p>111</text:p>
              </table:table-cell>
              <table:table-cell office:value-type="float" office:value="0.03151023">
                <text:p>0.03151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0.0310247612405094">
                <text:p>0.0310247612405094</text:p>
              </table:table-cell>
              <table:table-cell office:value-type="float" office:value="113">
                <text:p>113</text:p>
              </table:table-cell>
              <table:table-cell office:value-type="float" office:value="0.0313069">
                <text:p>0.0313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0.0308070767016187">
                <text:p>0.0308070767016187</text:p>
              </table:table-cell>
              <table:table-cell office:value-type="float" office:value="115">
                <text:p>115</text:p>
              </table:table-cell>
              <table:table-cell office:value-type="float" office:value="0.03107023">
                <text:p>0.03107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0.030527216101714">
                <text:p>0.030527216101714</text:p>
              </table:table-cell>
              <table:table-cell office:value-type="float" office:value="117">
                <text:p>117</text:p>
              </table:table-cell>
              <table:table-cell office:value-type="float" office:value="0.03080047">
                <text:p>0.03080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">
                <text:p>119</text:p>
              </table:table-cell>
              <table:table-cell office:value-type="float" office:value="0.0302372433512268">
                <text:p>0.0302372433512268</text:p>
              </table:table-cell>
              <table:table-cell office:value-type="float" office:value="119">
                <text:p>119</text:p>
              </table:table-cell>
              <table:table-cell office:value-type="float" office:value="0.0304979">
                <text:p>0.0304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0.0298962998957765">
                <text:p>0.0298962998957765</text:p>
              </table:table-cell>
              <table:table-cell office:value-type="float" office:value="121">
                <text:p>121</text:p>
              </table:table-cell>
              <table:table-cell office:value-type="float" office:value="0.03016286">
                <text:p>0.03016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0.0295481139540982">
                <text:p>0.0295481139540982</text:p>
              </table:table-cell>
              <table:table-cell office:value-type="float" office:value="123">
                <text:p>123</text:p>
              </table:table-cell>
              <table:table-cell office:value-type="float" office:value="0.02979568">
                <text:p>0.02979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0.0291361121432034">
                <text:p>0.0291361121432034</text:p>
              </table:table-cell>
              <table:table-cell office:value-type="float" office:value="125">
                <text:p>125</text:p>
              </table:table-cell>
              <table:table-cell office:value-type="float" office:value="0.02939677">
                <text:p>0.02939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0.0286936372298775">
                <text:p>0.0286936372298775</text:p>
              </table:table-cell>
              <table:table-cell office:value-type="float" office:value="127">
                <text:p>127</text:p>
              </table:table-cell>
              <table:table-cell office:value-type="float" office:value="0.02896655">
                <text:p>0.02896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0.0282122168717406">
                <text:p>0.0282122168717406</text:p>
              </table:table-cell>
              <table:table-cell office:value-type="float" office:value="129">
                <text:p>129</text:p>
              </table:table-cell>
              <table:table-cell office:value-type="float" office:value="0.02850548">
                <text:p>0.02850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">
                <text:p>131</text:p>
              </table:table-cell>
              <table:table-cell office:value-type="float" office:value="0.0277366724929963">
                <text:p>0.0277366724929963</text:p>
              </table:table-cell>
              <table:table-cell office:value-type="float" office:value="131">
                <text:p>131</text:p>
              </table:table-cell>
              <table:table-cell office:value-type="float" office:value="0.02801404">
                <text:p>0.02801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">
                <text:p>133</text:p>
              </table:table-cell>
              <table:table-cell office:value-type="float" office:value="0.0272417237171883">
                <text:p>0.0272417237171883</text:p>
              </table:table-cell>
              <table:table-cell office:value-type="float" office:value="133">
                <text:p>133</text:p>
              </table:table-cell>
              <table:table-cell office:value-type="float" office:value="0.02749277">
                <text:p>0.02749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0.0266903382090753">
                <text:p>0.0266903382090753</text:p>
              </table:table-cell>
              <table:table-cell office:value-type="float" office:value="135">
                <text:p>135</text:p>
              </table:table-cell>
              <table:table-cell office:value-type="float" office:value="0.0269422">
                <text:p>0.0269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">
                <text:p>137</text:p>
              </table:table-cell>
              <table:table-cell office:value-type="float" office:value="0.0261205048586834">
                <text:p>0.0261205048586834</text:p>
              </table:table-cell>
              <table:table-cell office:value-type="float" office:value="137">
                <text:p>137</text:p>
              </table:table-cell>
              <table:table-cell office:value-type="float" office:value="0.02636294">
                <text:p>0.02636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">
                <text:p>139</text:p>
              </table:table-cell>
              <table:table-cell office:value-type="float" office:value="0.0255166454880882">
                <text:p>0.0255166454880882</text:p>
              </table:table-cell>
              <table:table-cell office:value-type="float" office:value="139">
                <text:p>139</text:p>
              </table:table-cell>
              <table:table-cell office:value-type="float" office:value="0.02575559">
                <text:p>0.02575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">
                <text:p>141</text:p>
              </table:table-cell>
              <table:table-cell office:value-type="float" office:value="0.0249105997065563">
                <text:p>0.0249105997065563</text:p>
              </table:table-cell>
              <table:table-cell office:value-type="float" office:value="141">
                <text:p>141</text:p>
              </table:table-cell>
              <table:table-cell office:value-type="float" office:value="0.0251208">
                <text:p>0.0251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">
                <text:p>143</text:p>
              </table:table-cell>
              <table:table-cell office:value-type="float" office:value="0.0242393715489724">
                <text:p>0.0242393715489724</text:p>
              </table:table-cell>
              <table:table-cell office:value-type="float" office:value="143">
                <text:p>143</text:p>
              </table:table-cell>
              <table:table-cell office:value-type="float" office:value="0.02445925">
                <text:p>0.02445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  <table:table-cell office:value-type="float" office:value="0.0235644538229327">
                <text:p>0.0235644538229327</text:p>
              </table:table-cell>
              <table:table-cell office:value-type="float" office:value="145">
                <text:p>145</text:p>
              </table:table-cell>
              <table:table-cell office:value-type="float" office:value="0.02377165">
                <text:p>0.02377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0.0228552367753226">
                <text:p>0.0228552367753226</text:p>
              </table:table-cell>
              <table:table-cell office:value-type="float" office:value="147">
                <text:p>147</text:p>
              </table:table-cell>
              <table:table-cell office:value-type="float" office:value="0.02305872">
                <text:p>0.02305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0.0221156832759651">
                <text:p>0.0221156832759651</text:p>
              </table:table-cell>
              <table:table-cell office:value-type="float" office:value="149">
                <text:p>149</text:p>
              </table:table-cell>
              <table:table-cell office:value-type="float" office:value="0.02232122">
                <text:p>0.02232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">
                <text:p>151</text:p>
              </table:table-cell>
              <table:table-cell office:value-type="float" office:value="0.0213742166670379">
                <text:p>0.0213742166670379</text:p>
              </table:table-cell>
              <table:table-cell office:value-type="float" office:value="151">
                <text:p>151</text:p>
              </table:table-cell>
              <table:table-cell office:value-type="float" office:value="0.02150443">
                <text:p>0.02150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0.0205813694010969">
                <text:p>0.0205813694010969</text:p>
              </table:table-cell>
              <table:table-cell office:value-type="float" office:value="153">
                <text:p>153</text:p>
              </table:table-cell>
              <table:table-cell office:value-type="float" office:value="0.02063677">
                <text:p>0.02063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">
                <text:p>155</text:p>
              </table:table-cell>
              <table:table-cell office:value-type="float" office:value="0.0198427724565242">
                <text:p>0.0198427724565242</text:p>
              </table:table-cell>
              <table:table-cell office:value-type="float" office:value="155">
                <text:p>155</text:p>
              </table:table-cell>
              <table:table-cell office:value-type="float" office:value="0.01977358">
                <text:p>0.01977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">
                <text:p>157</text:p>
              </table:table-cell>
              <table:table-cell office:value-type="float" office:value="0.0190604472932164">
                <text:p>0.0190604472932164</text:p>
              </table:table-cell>
              <table:table-cell office:value-type="float" office:value="157">
                <text:p>157</text:p>
              </table:table-cell>
              <table:table-cell office:value-type="float" office:value="0.01891467">
                <text:p>0.01891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0.0182875510270734">
                <text:p>0.0182875510270734</text:p>
              </table:table-cell>
              <table:table-cell office:value-type="float" office:value="159">
                <text:p>159</text:p>
              </table:table-cell>
              <table:table-cell office:value-type="float" office:value="0.01805986">
                <text:p>0.0180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">
                <text:p>161</text:p>
              </table:table-cell>
              <table:table-cell office:value-type="float" office:value="0.0174862314187525">
                <text:p>0.0174862314187525</text:p>
              </table:table-cell>
              <table:table-cell office:value-type="float" office:value="161">
                <text:p>161</text:p>
              </table:table-cell>
              <table:table-cell office:value-type="float" office:value="0.01720895">
                <text:p>0.01720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  <table:table-cell office:value-type="float" office:value="0.0166916076939254">
                <text:p>0.0166916076939254</text:p>
              </table:table-cell>
              <table:table-cell office:value-type="float" office:value="163">
                <text:p>163</text:p>
              </table:table-cell>
              <table:table-cell office:value-type="float" office:value="0.01636177">
                <text:p>0.01636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15881405791174">
                <text:p>0.015881405791174</text:p>
              </table:table-cell>
              <table:table-cell office:value-type="float" office:value="165">
                <text:p>165</text:p>
              </table:table-cell>
              <table:table-cell office:value-type="float" office:value="0.01551813">
                <text:p>0.01551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">
                <text:p>167</text:p>
              </table:table-cell>
              <table:table-cell office:value-type="float" office:value="0.015040594135308">
                <text:p>0.015040594135308</text:p>
              </table:table-cell>
              <table:table-cell office:value-type="float" office:value="167">
                <text:p>167</text:p>
              </table:table-cell>
              <table:table-cell office:value-type="float" office:value="0.01467785">
                <text:p>0.01467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">
                <text:p>169</text:p>
              </table:table-cell>
              <table:table-cell office:value-type="float" office:value="0.0142144041025815">
                <text:p>0.0142144041025815</text:p>
              </table:table-cell>
              <table:table-cell office:value-type="float" office:value="169">
                <text:p>169</text:p>
              </table:table-cell>
              <table:table-cell office:value-type="float" office:value="0.01384075">
                <text:p>0.01384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">
                <text:p>171</text:p>
              </table:table-cell>
              <table:table-cell office:value-type="float" office:value="0.0133681127543052">
                <text:p>0.0133681127543052</text:p>
              </table:table-cell>
              <table:table-cell office:value-type="float" office:value="171">
                <text:p>171</text:p>
              </table:table-cell>
              <table:table-cell office:value-type="float" office:value="0.01300664">
                <text:p>0.01300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0.0125427699558167">
                <text:p>0.0125427699558167</text:p>
              </table:table-cell>
              <table:table-cell office:value-type="float" office:value="173">
                <text:p>173</text:p>
              </table:table-cell>
              <table:table-cell office:value-type="float" office:value="0.01217535">
                <text:p>0.01217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">
                <text:p>175</text:p>
              </table:table-cell>
              <table:table-cell office:value-type="float" office:value="0.011728359212012">
                <text:p>0.011728359212012</text:p>
              </table:table-cell>
              <table:table-cell office:value-type="float" office:value="175">
                <text:p>175</text:p>
              </table:table-cell>
              <table:table-cell office:value-type="float" office:value="0.0113467">
                <text:p>0.0113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">
                <text:p>177</text:p>
              </table:table-cell>
              <table:table-cell office:value-type="float" office:value="0.0108904445506372">
                <text:p>0.0108904445506372</text:p>
              </table:table-cell>
              <table:table-cell office:value-type="float" office:value="177">
                <text:p>177</text:p>
              </table:table-cell>
              <table:table-cell office:value-type="float" office:value="0.0105205">
                <text:p>0.0105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">
                <text:p>179</text:p>
              </table:table-cell>
              <table:table-cell office:value-type="float" office:value="0.0100672198377437">
                <text:p>0.0100672198377437</text:p>
              </table:table-cell>
              <table:table-cell office:value-type="float" office:value="179">
                <text:p>179</text:p>
              </table:table-cell>
              <table:table-cell office:value-type="float" office:value="0.009696579">
                <text:p>0.009696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0.00922502800997386">
                <text:p>0.00922502800997386</text:p>
              </table:table-cell>
              <table:table-cell office:value-type="float" office:value="181">
                <text:p>181</text:p>
              </table:table-cell>
              <table:table-cell office:value-type="float" office:value="0.008874757">
                <text:p>0.008874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0.00839069359650797">
                <text:p>0.00839069359650797</text:p>
              </table:table-cell>
              <table:table-cell office:value-type="float" office:value="183">
                <text:p>183</text:p>
              </table:table-cell>
              <table:table-cell office:value-type="float" office:value="0.008054857">
                <text:p>0.008054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">
                <text:p>185</text:p>
              </table:table-cell>
              <table:table-cell office:value-type="float" office:value="0.00753915486198349">
                <text:p>0.00753915486198349</text:p>
              </table:table-cell>
              <table:table-cell office:value-type="float" office:value="185">
                <text:p>185</text:p>
              </table:table-cell>
              <table:table-cell office:value-type="float" office:value="0.007236699">
                <text:p>0.007236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">
                <text:p>187</text:p>
              </table:table-cell>
              <table:table-cell office:value-type="float" office:value="0.00670371357798087">
                <text:p>0.00670371357798087</text:p>
              </table:table-cell>
              <table:table-cell office:value-type="float" office:value="187">
                <text:p>187</text:p>
              </table:table-cell>
              <table:table-cell office:value-type="float" office:value="0.006420109">
                <text:p>0.006420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">
                <text:p>189</text:p>
              </table:table-cell>
              <table:table-cell office:value-type="float" office:value="0.00587279543160367">
                <text:p>0.00587279543160367</text:p>
              </table:table-cell>
              <table:table-cell office:value-type="float" office:value="189">
                <text:p>189</text:p>
              </table:table-cell>
              <table:table-cell office:value-type="float" office:value="0.005604908">
                <text:p>0.005604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">
                <text:p>191</text:p>
              </table:table-cell>
              <table:table-cell office:value-type="float" office:value="0.00503574166953519">
                <text:p>0.00503574166953519</text:p>
              </table:table-cell>
              <table:table-cell office:value-type="float" office:value="191">
                <text:p>191</text:p>
              </table:table-cell>
              <table:table-cell office:value-type="float" office:value="0.00479092">
                <text:p>0.00479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">
                <text:p>193</text:p>
              </table:table-cell>
              <table:table-cell office:value-type="float" office:value="0.00419486168832739">
                <text:p>0.00419486168832739</text:p>
              </table:table-cell>
              <table:table-cell office:value-type="float" office:value="193">
                <text:p>193</text:p>
              </table:table-cell>
              <table:table-cell office:value-type="float" office:value="0.00397797">
                <text:p>0.003977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  <table:table-cell office:value-type="float" office:value="0.00333657241003568">
                <text:p>0.00333657241003568</text:p>
              </table:table-cell>
              <table:table-cell office:value-type="float" office:value="195">
                <text:p>195</text:p>
              </table:table-cell>
              <table:table-cell office:value-type="float" office:value="0.003165881">
                <text:p>0.003165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">
                <text:p>197</text:p>
              </table:table-cell>
              <table:table-cell office:value-type="float" office:value="0.00247612405094392">
                <text:p>0.00247612405094392</text:p>
              </table:table-cell>
              <table:table-cell office:value-type="float" office:value="197">
                <text:p>197</text:p>
              </table:table-cell>
              <table:table-cell office:value-type="float" office:value="0.002354477">
                <text:p>0.002354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0.00155885633763323">
                <text:p>0.00155885633763323</text:p>
              </table:table-cell>
              <table:table-cell office:value-type="float" office:value="199">
                <text:p>199</text:p>
              </table:table-cell>
              <table:table-cell office:value-type="float" office:value="0.001543582">
                <text:p>0.001543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1.C4:Diff1.C103 Diff1.E3:Diff1.E103 Diff1.I3:Diff1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1.E4:Diff1.E103" chart:label-cell-address="Diff1.E3:Diff1.E3" chart:class="chart:scatter">
            <chart:domain table:cell-range-address="Diff1.C4:Diff1.C103"/>
            <chart:data-point chart:repeated="100"/>
          </chart:series>
          <chart:series chart:style-name="ch8" chart:values-cell-range-address="Diff1.I4:Diff1.I103" chart:label-cell-address="Diff1.I3:Diff1.I3" chart:class="chart:scatter">
            <chart:domain table:cell-range-address="Diff1.H4:Diff1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1.E3:Diff1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1.I3:Diff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1.C4:Diff1.C103</svg:desc>
                </draw:g>
              </table:table-cell>
              <table:table-cell office:value-type="float" office:value="0.000778442901835951">
                <text:p>0.000778442901835951</text:p>
                <draw:g>
                  <svg:desc>Diff1.E4:Diff1.E103</svg:desc>
                </draw:g>
              </table:table-cell>
              <table:table-cell office:value-type="float" office:value="1">
                <text:p>1</text:p>
                <draw:g>
                  <svg:desc>Diff1.H4:Diff1.H103</svg:desc>
                </draw:g>
              </table:table-cell>
              <table:table-cell office:value-type="float" office:value="0.0007717911">
                <text:p>0.0007717911</text:p>
                <draw:g>
                  <svg:desc>Diff1.I4:Diff1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23900117758885">
                <text:p>0.00123900117758885</text:p>
              </table:table-cell>
              <table:table-cell office:value-type="float" office:value="3">
                <text:p>3</text:p>
              </table:table-cell>
              <table:table-cell office:value-type="float" office:value="0.001177238">
                <text:p>0.001177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66482199656662">
                <text:p>0.00166482199656662</text:p>
              </table:table-cell>
              <table:table-cell office:value-type="float" office:value="5">
                <text:p>5</text:p>
              </table:table-cell>
              <table:table-cell office:value-type="float" office:value="0.00158294">
                <text:p>0.00158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209261746641143">
                <text:p>0.00209261746641143</text:p>
              </table:table-cell>
              <table:table-cell office:value-type="float" office:value="7">
                <text:p>7</text:p>
              </table:table-cell>
              <table:table-cell office:value-type="float" office:value="0.001988985">
                <text:p>0.001988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251075832838384">
                <text:p>0.00251075832838384</text:p>
              </table:table-cell>
              <table:table-cell office:value-type="float" office:value="9">
                <text:p>9</text:p>
              </table:table-cell>
              <table:table-cell office:value-type="float" office:value="0.00239546">
                <text:p>0.00239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29297191145917">
                <text:p>0.0029297191145917</text:p>
              </table:table-cell>
              <table:table-cell office:value-type="float" office:value="11">
                <text:p>11</text:p>
              </table:table-cell>
              <table:table-cell office:value-type="float" office:value="0.002802454">
                <text:p>0.002802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335714561853055">
                <text:p>0.00335714561853055</text:p>
              </table:table-cell>
              <table:table-cell office:value-type="float" office:value="13">
                <text:p>13</text:p>
              </table:table-cell>
              <table:table-cell office:value-type="float" office:value="0.003210054">
                <text:p>0.003210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377370812634972">
                <text:p>0.00377370812634972</text:p>
              </table:table-cell>
              <table:table-cell office:value-type="float" office:value="15">
                <text:p>15</text:p>
              </table:table-cell>
              <table:table-cell office:value-type="float" office:value="0.00361835">
                <text:p>0.00361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419212229640062">
                <text:p>0.00419212229640062</text:p>
              </table:table-cell>
              <table:table-cell office:value-type="float" office:value="17">
                <text:p>17</text:p>
              </table:table-cell>
              <table:table-cell office:value-type="float" office:value="0.004027428">
                <text:p>0.004027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460681264388218">
                <text:p>0.00460681264388218</text:p>
              </table:table-cell>
              <table:table-cell office:value-type="float" office:value="19">
                <text:p>19</text:p>
              </table:table-cell>
              <table:table-cell office:value-type="float" office:value="0.004437379">
                <text:p>0.004437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502437955888978">
                <text:p>0.00502437955888978</text:p>
              </table:table-cell>
              <table:table-cell office:value-type="float" office:value="21">
                <text:p>21</text:p>
              </table:table-cell>
              <table:table-cell office:value-type="float" office:value="0.00484829">
                <text:p>0.00484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543967801684597">
                <text:p>0.00543967801684597</text:p>
              </table:table-cell>
              <table:table-cell office:value-type="float" office:value="23">
                <text:p>23</text:p>
              </table:table-cell>
              <table:table-cell office:value-type="float" office:value="0.00526025">
                <text:p>0.00526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585581006444154">
                <text:p>0.00585581006444154</text:p>
              </table:table-cell>
              <table:table-cell office:value-type="float" office:value="25">
                <text:p>25</text:p>
              </table:table-cell>
              <table:table-cell office:value-type="float" office:value="0.005673349">
                <text:p>0.005673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62751124857475">
                <text:p>0.0062751124857475</text:p>
              </table:table-cell>
              <table:table-cell office:value-type="float" office:value="27">
                <text:p>27</text:p>
              </table:table-cell>
              <table:table-cell office:value-type="float" office:value="0.006087677">
                <text:p>0.006087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668320244313371">
                <text:p>0.00668320244313371</text:p>
              </table:table-cell>
              <table:table-cell office:value-type="float" office:value="29">
                <text:p>29</text:p>
              </table:table-cell>
              <table:table-cell office:value-type="float" office:value="0.006503322">
                <text:p>0.006503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708790338034674">
                <text:p>0.00708790338034674</text:p>
              </table:table-cell>
              <table:table-cell office:value-type="float" office:value="31">
                <text:p>31</text:p>
              </table:table-cell>
              <table:table-cell office:value-type="float" office:value="0.006920375">
                <text:p>0.006920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749841211422753">
                <text:p>0.00749841211422753</text:p>
              </table:table-cell>
              <table:table-cell office:value-type="float" office:value="33">
                <text:p>33</text:p>
              </table:table-cell>
              <table:table-cell office:value-type="float" office:value="0.007338926">
                <text:p>0.007338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78992867383418">
                <text:p>0.0078992867383418</text:p>
              </table:table-cell>
              <table:table-cell office:value-type="float" office:value="35">
                <text:p>35</text:p>
              </table:table-cell>
              <table:table-cell office:value-type="float" office:value="0.007759065">
                <text:p>0.007759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30125459477001">
                <text:p>0.00830125459477001</text:p>
              </table:table-cell>
              <table:table-cell office:value-type="float" office:value="37">
                <text:p>37</text:p>
              </table:table-cell>
              <table:table-cell office:value-type="float" office:value="0.008180885">
                <text:p>0.008180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70390572139442">
                <text:p>0.00870390572139442</text:p>
              </table:table-cell>
              <table:table-cell office:value-type="float" office:value="39">
                <text:p>39</text:p>
              </table:table-cell>
              <table:table-cell office:value-type="float" office:value="0.008604475">
                <text:p>0.008604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09644444911497">
                <text:p>0.00909644444911497</text:p>
              </table:table-cell>
              <table:table-cell office:value-type="float" office:value="41">
                <text:p>41</text:p>
              </table:table-cell>
              <table:table-cell office:value-type="float" office:value="0.009029928">
                <text:p>0.009029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49561089773873">
                <text:p>0.00949561089773873</text:p>
              </table:table-cell>
              <table:table-cell office:value-type="float" office:value="43">
                <text:p>43</text:p>
              </table:table-cell>
              <table:table-cell office:value-type="float" office:value="0.009457335">
                <text:p>0.009457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89887696753973">
                <text:p>0.00989887696753973</text:p>
              </table:table-cell>
              <table:table-cell office:value-type="float" office:value="45">
                <text:p>45</text:p>
              </table:table-cell>
              <table:table-cell office:value-type="float" office:value="0.00988679">
                <text:p>0.00988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2797317749052">
                <text:p>0.0102797317749052</text:p>
              </table:table-cell>
              <table:table-cell office:value-type="float" office:value="47">
                <text:p>47</text:p>
              </table:table-cell>
              <table:table-cell office:value-type="float" office:value="0.01031838">
                <text:p>0.01031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6559403449364">
                <text:p>0.0106559403449364</text:p>
              </table:table-cell>
              <table:table-cell office:value-type="float" office:value="49">
                <text:p>49</text:p>
              </table:table-cell>
              <table:table-cell office:value-type="float" office:value="0.01075221">
                <text:p>0.01075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10467708971664">
                <text:p>0.0110467708971664</text:p>
              </table:table-cell>
              <table:table-cell office:value-type="float" office:value="51">
                <text:p>51</text:p>
              </table:table-cell>
              <table:table-cell office:value-type="float" office:value="0.01116061">
                <text:p>0.01116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114179232677457">
                <text:p>0.0114179232677457</text:p>
              </table:table-cell>
              <table:table-cell office:value-type="float" office:value="53">
                <text:p>53</text:p>
              </table:table-cell>
              <table:table-cell office:value-type="float" office:value="0.01152936">
                <text:p>0.01152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17810813770294">
                <text:p>0.0117810813770294</text:p>
              </table:table-cell>
              <table:table-cell office:value-type="float" office:value="55">
                <text:p>55</text:p>
              </table:table-cell>
              <table:table-cell office:value-type="float" office:value="0.01188582">
                <text:p>0.01188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20986653642261">
                <text:p>0.0120986653642261</text:p>
              </table:table-cell>
              <table:table-cell office:value-type="float" office:value="57">
                <text:p>57</text:p>
              </table:table-cell>
              <table:table-cell office:value-type="float" office:value="0.01222963">
                <text:p>0.01222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24476114534287">
                <text:p>0.0124476114534287</text:p>
              </table:table-cell>
              <table:table-cell office:value-type="float" office:value="59">
                <text:p>59</text:p>
              </table:table-cell>
              <table:table-cell office:value-type="float" office:value="0.0125604">
                <text:p>0.0125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27571328523102">
                <text:p>0.0127571328523102</text:p>
              </table:table-cell>
              <table:table-cell office:value-type="float" office:value="61">
                <text:p>61</text:p>
              </table:table-cell>
              <table:table-cell office:value-type="float" office:value="0.01287779">
                <text:p>0.01287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30697289670746">
                <text:p>0.0130697289670746</text:p>
              </table:table-cell>
              <table:table-cell office:value-type="float" office:value="63">
                <text:p>63</text:p>
              </table:table-cell>
              <table:table-cell office:value-type="float" office:value="0.01318147">
                <text:p>0.01318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33646967107769">
                <text:p>0.0133646967107769</text:p>
              </table:table-cell>
              <table:table-cell office:value-type="float" office:value="65">
                <text:p>65</text:p>
              </table:table-cell>
              <table:table-cell office:value-type="float" office:value="0.0134711">
                <text:p>0.0134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3642582699574">
                <text:p>0.013642582699574</text:p>
              </table:table-cell>
              <table:table-cell office:value-type="float" office:value="67">
                <text:p>67</text:p>
              </table:table-cell>
              <table:table-cell office:value-type="float" office:value="0.01374638">
                <text:p>0.01374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38997656014261">
                <text:p>0.0138997656014261</text:p>
              </table:table-cell>
              <table:table-cell office:value-type="float" office:value="69">
                <text:p>69</text:p>
              </table:table-cell>
              <table:table-cell office:value-type="float" office:value="0.01400702">
                <text:p>0.01400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41457428720604">
                <text:p>0.0141457428720604</text:p>
              </table:table-cell>
              <table:table-cell office:value-type="float" office:value="71">
                <text:p>71</text:p>
              </table:table-cell>
              <table:table-cell office:value-type="float" office:value="0.01425274">
                <text:p>0.01425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43681473209256">
                <text:p>0.0143681473209256</text:p>
              </table:table-cell>
              <table:table-cell office:value-type="float" office:value="73">
                <text:p>73</text:p>
              </table:table-cell>
              <table:table-cell office:value-type="float" office:value="0.01448328">
                <text:p>0.01448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45928748884578">
                <text:p>0.0145928748884578</text:p>
              </table:table-cell>
              <table:table-cell office:value-type="float" office:value="75">
                <text:p>75</text:p>
              </table:table-cell>
              <table:table-cell office:value-type="float" office:value="0.01469839">
                <text:p>0.01469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48045519952426">
                <text:p>0.0148045519952426</text:p>
              </table:table-cell>
              <table:table-cell office:value-type="float" office:value="77">
                <text:p>77</text:p>
              </table:table-cell>
              <table:table-cell office:value-type="float" office:value="0.01489784">
                <text:p>0.01489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49661453966454">
                <text:p>0.0149661453966454</text:p>
              </table:table-cell>
              <table:table-cell office:value-type="float" office:value="79">
                <text:p>79</text:p>
              </table:table-cell>
              <table:table-cell office:value-type="float" office:value="0.01508143">
                <text:p>0.01508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151462554203654">
                <text:p>0.0151462554203654</text:p>
              </table:table-cell>
              <table:table-cell office:value-type="float" office:value="81">
                <text:p>81</text:p>
              </table:table-cell>
              <table:table-cell office:value-type="float" office:value="0.01524895">
                <text:p>0.015248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152896738345491">
                <text:p>0.0152896738345491</text:p>
              </table:table-cell>
              <table:table-cell office:value-type="float" office:value="83">
                <text:p>83</text:p>
              </table:table-cell>
              <table:table-cell office:value-type="float" office:value="0.01540023">
                <text:p>0.01540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154102710241795">
                <text:p>0.0154102710241795</text:p>
              </table:table-cell>
              <table:table-cell office:value-type="float" office:value="85">
                <text:p>85</text:p>
              </table:table-cell>
              <table:table-cell office:value-type="float" office:value="0.01553511">
                <text:p>0.01553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15524923763103">
                <text:p>0.015524923763103</text:p>
              </table:table-cell>
              <table:table-cell office:value-type="float" office:value="87">
                <text:p>87</text:p>
              </table:table-cell>
              <table:table-cell office:value-type="float" office:value="0.01565345">
                <text:p>0.01565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156513970764208">
                <text:p>0.0156513970764208</text:p>
              </table:table-cell>
              <table:table-cell office:value-type="float" office:value="89">
                <text:p>89</text:p>
              </table:table-cell>
              <table:table-cell office:value-type="float" office:value="0.01575512">
                <text:p>0.01575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157220472147085">
                <text:p>0.0157220472147085</text:p>
              </table:table-cell>
              <table:table-cell office:value-type="float" office:value="91">
                <text:p>91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158164068288046">
                <text:p>0.0158164068288046</text:p>
              </table:table-cell>
              <table:table-cell office:value-type="float" office:value="93">
                <text:p>93</text:p>
              </table:table-cell>
              <table:table-cell office:value-type="float" office:value="0.01590802">
                <text:p>0.015908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15866763842265">
                <text:p>0.015866763842265</text:p>
              </table:table-cell>
              <table:table-cell office:value-type="float" office:value="95">
                <text:p>95</text:p>
              </table:table-cell>
              <table:table-cell office:value-type="float" office:value="0.0159591">
                <text:p>0.0159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58994924846633">
                <text:p>0.0158994924846633</text:p>
              </table:table-cell>
              <table:table-cell office:value-type="float" office:value="97">
                <text:p>97</text:p>
              </table:table-cell>
              <table:table-cell office:value-type="float" office:value="0.01599318">
                <text:p>0.01599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59163692585096">
                <text:p>0.0159163692585096</text:p>
              </table:table-cell>
              <table:table-cell office:value-type="float" office:value="99">
                <text:p>99</text:p>
              </table:table-cell>
              <table:table-cell office:value-type="float" office:value="0.01601023">
                <text:p>0.01601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59078967080766">
                <text:p>0.0159078967080766</text:p>
              </table:table-cell>
              <table:table-cell office:value-type="float" office:value="101">
                <text:p>101</text:p>
              </table:table-cell>
              <table:table-cell office:value-type="float" office:value="0.01601023">
                <text:p>0.01601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58889701236417">
                <text:p>0.0158889701236417</text:p>
              </table:table-cell>
              <table:table-cell office:value-type="float" office:value="103">
                <text:p>103</text:p>
              </table:table-cell>
              <table:table-cell office:value-type="float" office:value="0.01599318">
                <text:p>0.01599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58393647073971">
                <text:p>0.0158393647073971</text:p>
              </table:table-cell>
              <table:table-cell office:value-type="float" office:value="105">
                <text:p>105</text:p>
              </table:table-cell>
              <table:table-cell office:value-type="float" office:value="0.0159591">
                <text:p>0.01595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57810817596607">
                <text:p>0.0157810817596607</text:p>
              </table:table-cell>
              <table:table-cell office:value-type="float" office:value="107">
                <text:p>107</text:p>
              </table:table-cell>
              <table:table-cell office:value-type="float" office:value="0.01590802">
                <text:p>0.01590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57215689255711">
                <text:p>0.0157215689255711</text:p>
              </table:table-cell>
              <table:table-cell office:value-type="float" office:value="109">
                <text:p>109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56309672975542">
                <text:p>0.0156309672975542</text:p>
              </table:table-cell>
              <table:table-cell office:value-type="float" office:value="111">
                <text:p>111</text:p>
              </table:table-cell>
              <table:table-cell office:value-type="float" office:value="0.01575512">
                <text:p>0.01575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55127615536105">
                <text:p>0.0155127615536105</text:p>
              </table:table-cell>
              <table:table-cell office:value-type="float" office:value="113">
                <text:p>113</text:p>
              </table:table-cell>
              <table:table-cell office:value-type="float" office:value="0.01565345">
                <text:p>0.01565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54039166113548">
                <text:p>0.0154039166113548</text:p>
              </table:table-cell>
              <table:table-cell office:value-type="float" office:value="115">
                <text:p>115</text:p>
              </table:table-cell>
              <table:table-cell office:value-type="float" office:value="0.01553511">
                <text:p>0.015535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52639828751717">
                <text:p>0.0152639828751717</text:p>
              </table:table-cell>
              <table:table-cell office:value-type="float" office:value="117">
                <text:p>117</text:p>
              </table:table-cell>
              <table:table-cell office:value-type="float" office:value="0.01540023">
                <text:p>0.015400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51189929395368">
                <text:p>0.0151189929395368</text:p>
              </table:table-cell>
              <table:table-cell office:value-type="float" office:value="119">
                <text:p>119</text:p>
              </table:table-cell>
              <table:table-cell office:value-type="float" office:value="0.01524895">
                <text:p>0.01524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49485170255833">
                <text:p>0.0149485170255833</text:p>
              </table:table-cell>
              <table:table-cell office:value-type="float" office:value="121">
                <text:p>121</text:p>
              </table:table-cell>
              <table:table-cell office:value-type="float" office:value="0.01508143">
                <text:p>0.01508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47744197795899">
                <text:p>0.0147744197795899</text:p>
              </table:table-cell>
              <table:table-cell office:value-type="float" office:value="123">
                <text:p>123</text:p>
              </table:table-cell>
              <table:table-cell office:value-type="float" office:value="0.01489784">
                <text:p>0.01489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45684138154337">
                <text:p>0.0145684138154337</text:p>
              </table:table-cell>
              <table:table-cell office:value-type="float" office:value="125">
                <text:p>125</text:p>
              </table:table-cell>
              <table:table-cell office:value-type="float" office:value="0.01469839">
                <text:p>0.01469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4347170925902">
                <text:p>0.014347170925902</text:p>
              </table:table-cell>
              <table:table-cell office:value-type="float" office:value="127">
                <text:p>127</text:p>
              </table:table-cell>
              <table:table-cell office:value-type="float" office:value="0.01448328">
                <text:p>0.0144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41064548357785">
                <text:p>0.0141064548357785</text:p>
              </table:table-cell>
              <table:table-cell office:value-type="float" office:value="129">
                <text:p>129</text:p>
              </table:table-cell>
              <table:table-cell office:value-type="float" office:value="0.01425274">
                <text:p>0.01425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38686768074987">
                <text:p>0.0138686768074987</text:p>
              </table:table-cell>
              <table:table-cell office:value-type="float" office:value="131">
                <text:p>131</text:p>
              </table:table-cell>
              <table:table-cell office:value-type="float" office:value="0.01400702">
                <text:p>0.01400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36211963424328">
                <text:p>0.0136211963424328</text:p>
              </table:table-cell>
              <table:table-cell office:value-type="float" office:value="133">
                <text:p>133</text:p>
              </table:table-cell>
              <table:table-cell office:value-type="float" office:value="0.01374638">
                <text:p>0.01374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33454968182635">
                <text:p>0.0133454968182635</text:p>
              </table:table-cell>
              <table:table-cell office:value-type="float" office:value="135">
                <text:p>135</text:p>
              </table:table-cell>
              <table:table-cell office:value-type="float" office:value="0.0134711">
                <text:p>0.01347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30605731464454">
                <text:p>0.0130605731464454</text:p>
              </table:table-cell>
              <table:table-cell office:value-type="float" office:value="137">
                <text:p>137</text:p>
              </table:table-cell>
              <table:table-cell office:value-type="float" office:value="0.01318147">
                <text:p>0.01318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27586360467419">
                <text:p>0.0127586360467419</text:p>
              </table:table-cell>
              <table:table-cell office:value-type="float" office:value="139">
                <text:p>139</text:p>
              </table:table-cell>
              <table:table-cell office:value-type="float" office:value="0.01287779">
                <text:p>0.01287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24556057147243">
                <text:p>0.0124556057147243</text:p>
              </table:table-cell>
              <table:table-cell office:value-type="float" office:value="141">
                <text:p>141</text:p>
              </table:table-cell>
              <table:table-cell office:value-type="float" office:value="0.0125604">
                <text:p>0.01256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21199833943478">
                <text:p>0.0121199833943478</text:p>
              </table:table-cell>
              <table:table-cell office:value-type="float" office:value="143">
                <text:p>143</text:p>
              </table:table-cell>
              <table:table-cell office:value-type="float" office:value="0.01222963">
                <text:p>0.01222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17825162444414">
                <text:p>0.0117825162444414</text:p>
              </table:table-cell>
              <table:table-cell office:value-type="float" office:value="145">
                <text:p>145</text:p>
              </table:table-cell>
              <table:table-cell office:value-type="float" office:value="0.01188582">
                <text:p>0.01188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14278990126103">
                <text:p>0.0114278990126103</text:p>
              </table:table-cell>
              <table:table-cell office:value-type="float" office:value="147">
                <text:p>147</text:p>
              </table:table-cell>
              <table:table-cell office:value-type="float" office:value="0.01152936">
                <text:p>0.01152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10581131824235">
                <text:p>0.0110581131824235</text:p>
              </table:table-cell>
              <table:table-cell office:value-type="float" office:value="149">
                <text:p>149</text:p>
              </table:table-cell>
              <table:table-cell office:value-type="float" office:value="0.01116061">
                <text:p>0.01116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6873707739619">
                <text:p>0.0106873707739619</text:p>
              </table:table-cell>
              <table:table-cell office:value-type="float" office:value="151">
                <text:p>151</text:p>
              </table:table-cell>
              <table:table-cell office:value-type="float" office:value="0.01075221">
                <text:p>0.01075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909374061229">
                <text:p>0.0102909374061229</text:p>
              </table:table-cell>
              <table:table-cell office:value-type="float" office:value="153">
                <text:p>153</text:p>
              </table:table-cell>
              <table:table-cell office:value-type="float" office:value="0.01031838">
                <text:p>0.010318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099216298650734">
                <text:p>0.0099216298650734</text:p>
              </table:table-cell>
              <table:table-cell office:value-type="float" office:value="155">
                <text:p>155</text:p>
              </table:table-cell>
              <table:table-cell office:value-type="float" office:value="0.00988679">
                <text:p>0.00988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0953045767774526">
                <text:p>0.00953045767774526</text:p>
              </table:table-cell>
              <table:table-cell office:value-type="float" office:value="157">
                <text:p>157</text:p>
              </table:table-cell>
              <table:table-cell office:value-type="float" office:value="0.009457335">
                <text:p>0.009457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0914400005477094">
                <text:p>0.00914400005477094</text:p>
              </table:table-cell>
              <table:table-cell office:value-type="float" office:value="159">
                <text:p>159</text:p>
              </table:table-cell>
              <table:table-cell office:value-type="float" office:value="0.009029928">
                <text:p>0.009029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0874333041171552">
                <text:p>0.00874333041171552</text:p>
              </table:table-cell>
              <table:table-cell office:value-type="float" office:value="161">
                <text:p>161</text:p>
              </table:table-cell>
              <table:table-cell office:value-type="float" office:value="0.008604475">
                <text:p>0.0086044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0834600879262152">
                <text:p>0.00834600879262152</text:p>
              </table:table-cell>
              <table:table-cell office:value-type="float" office:value="163">
                <text:p>163</text:p>
              </table:table-cell>
              <table:table-cell office:value-type="float" office:value="0.008180885">
                <text:p>0.0081808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0794089789329077">
                <text:p>0.00794089789329077</text:p>
              </table:table-cell>
              <table:table-cell office:value-type="float" office:value="165">
                <text:p>165</text:p>
              </table:table-cell>
              <table:table-cell office:value-type="float" office:value="0.007759065">
                <text:p>0.0077590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0752048174156499">
                <text:p>0.00752048174156499</text:p>
              </table:table-cell>
              <table:table-cell office:value-type="float" office:value="167">
                <text:p>167</text:p>
              </table:table-cell>
              <table:table-cell office:value-type="float" office:value="0.007338926">
                <text:p>0.0073389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0710737658093862">
                <text:p>0.00710737658093862</text:p>
              </table:table-cell>
              <table:table-cell office:value-type="float" office:value="169">
                <text:p>169</text:p>
              </table:table-cell>
              <table:table-cell office:value-type="float" office:value="0.006920375">
                <text:p>0.006920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0668422051572606">
                <text:p>0.00668422051572606</text:p>
              </table:table-cell>
              <table:table-cell office:value-type="float" office:value="171">
                <text:p>171</text:p>
              </table:table-cell>
              <table:table-cell office:value-type="float" office:value="0.006503322">
                <text:p>0.006503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0627153898262134">
                <text:p>0.00627153898262134</text:p>
              </table:table-cell>
              <table:table-cell office:value-type="float" office:value="173">
                <text:p>173</text:p>
              </table:table-cell>
              <table:table-cell office:value-type="float" office:value="0.006087677">
                <text:p>0.0060876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0586432361108627">
                <text:p>0.00586432361108627</text:p>
              </table:table-cell>
              <table:table-cell office:value-type="float" office:value="175">
                <text:p>175</text:p>
              </table:table-cell>
              <table:table-cell office:value-type="float" office:value="0.005673349">
                <text:p>0.005673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0544535599217645">
                <text:p>0.00544535599217645</text:p>
              </table:table-cell>
              <table:table-cell office:value-type="float" office:value="177">
                <text:p>177</text:p>
              </table:table-cell>
              <table:table-cell office:value-type="float" office:value="0.00526025">
                <text:p>0.00526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0503373352787585">
                <text:p>0.00503373352787585</text:p>
              </table:table-cell>
              <table:table-cell office:value-type="float" office:value="179">
                <text:p>179</text:p>
              </table:table-cell>
              <table:table-cell office:value-type="float" office:value="0.00484829">
                <text:p>0.004848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046126272732519">
                <text:p>0.0046126272732519</text:p>
              </table:table-cell>
              <table:table-cell office:value-type="float" office:value="181">
                <text:p>181</text:p>
              </table:table-cell>
              <table:table-cell office:value-type="float" office:value="0.004437379">
                <text:p>0.0044373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0419544982225614">
                <text:p>0.00419544982225614</text:p>
              </table:table-cell>
              <table:table-cell office:value-type="float" office:value="183">
                <text:p>183</text:p>
              </table:table-cell>
              <table:table-cell office:value-type="float" office:value="0.004027428">
                <text:p>0.004027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0376966999949014">
                <text:p>0.00376966999949014</text:p>
              </table:table-cell>
              <table:table-cell office:value-type="float" office:value="185">
                <text:p>185</text:p>
              </table:table-cell>
              <table:table-cell office:value-type="float" office:value="0.00361835">
                <text:p>0.00361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0335193909963546">
                <text:p>0.00335193909963546</text:p>
              </table:table-cell>
              <table:table-cell office:value-type="float" office:value="187">
                <text:p>187</text:p>
              </table:table-cell>
              <table:table-cell office:value-type="float" office:value="0.003210054">
                <text:p>0.0032100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0293646982413021">
                <text:p>0.00293646982413021</text:p>
              </table:table-cell>
              <table:table-cell office:value-type="float" office:value="189">
                <text:p>189</text:p>
              </table:table-cell>
              <table:table-cell office:value-type="float" office:value="0.002802454">
                <text:p>0.0028024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02517932665444">
                <text:p>0.002517932665444</text:p>
              </table:table-cell>
              <table:table-cell office:value-type="float" office:value="191">
                <text:p>191</text:p>
              </table:table-cell>
              <table:table-cell office:value-type="float" office:value="0.00239546">
                <text:p>0.00239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0209748235020842">
                <text:p>0.00209748235020842</text:p>
              </table:table-cell>
              <table:table-cell office:value-type="float" office:value="193">
                <text:p>193</text:p>
              </table:table-cell>
              <table:table-cell office:value-type="float" office:value="0.001988985">
                <text:p>0.001988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0166832717267316">
                <text:p>0.00166832717267316</text:p>
              </table:table-cell>
              <table:table-cell office:value-type="float" office:value="195">
                <text:p>195</text:p>
              </table:table-cell>
              <table:table-cell office:value-type="float" office:value="0.00158294">
                <text:p>0.00158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012380924282279">
                <text:p>0.0012380924282279</text:p>
              </table:table-cell>
              <table:table-cell office:value-type="float" office:value="197">
                <text:p>197</text:p>
              </table:table-cell>
              <table:table-cell office:value-type="float" office:value="0.001177238">
                <text:p>0.001177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00779447309024374">
                <text:p>0.000779447309024374</text:p>
              </table:table-cell>
              <table:table-cell office:value-type="float" office:value="199">
                <text:p>199</text:p>
              </table:table-cell>
              <table:table-cell office:value-type="float" office:value="0.0007717911">
                <text:p>0.00077179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2.47cm" svg:y="0.762cm" style:legend-expansion="custom" chartooo:width="3.344cm" chartooo:height="1.862cm" style:legend-expansion-aspect-ratio="1.79591836734694" chart:style-name="ch2"/>
        <chart:plot-area chart:style-name="ch3" table:cell-range-address="Diff3.C4:Diff3.C53 Diff3.E3:Diff3.E53 Diff3.I3:Diff3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3.E4:Diff3.E53" chart:label-cell-address="Diff3.E3:Diff3.E3" chart:class="chart:scatter">
            <chart:domain table:cell-range-address="Diff3.C4:Diff3.C53"/>
            <chart:data-point chart:repeated="50"/>
          </chart:series>
          <chart:series chart:style-name="ch8" chart:values-cell-range-address="Diff3.I4:Diff3.I53" chart:label-cell-address="Diff3.I3:Diff3.I3" chart:class="chart:scatter">
            <chart:domain table:cell-range-address="Diff3.H4:Diff3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3.E3:Diff3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3.I3:Diff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3.C4:Diff3.C53</svg:desc>
                </draw:g>
              </table:table-cell>
              <table:table-cell office:value-type="float" office:value="0.00155692403663643">
                <text:p>0.00155692403663643</text:p>
                <draw:g>
                  <svg:desc>Diff3.E4:Diff3.E53</svg:desc>
                </draw:g>
              </table:table-cell>
              <table:table-cell office:value-type="float" office:value="1">
                <text:p>1</text:p>
                <draw:g>
                  <svg:desc>Diff3.H4:Diff3.H53</svg:desc>
                </draw:g>
              </table:table-cell>
              <table:table-cell office:value-type="float" office:value="0.001543582">
                <text:p>0.001543582</text:p>
                <draw:g>
                  <svg:desc>Diff3.I4:Diff3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247806320830894">
                <text:p>0.00247806320830894</text:p>
              </table:table-cell>
              <table:table-cell office:value-type="float" office:value="3">
                <text:p>3</text:p>
              </table:table-cell>
              <table:table-cell office:value-type="float" office:value="0.002354477">
                <text:p>0.002354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332972576031255">
                <text:p>0.00332972576031255</text:p>
              </table:table-cell>
              <table:table-cell office:value-type="float" office:value="5">
                <text:p>5</text:p>
              </table:table-cell>
              <table:table-cell office:value-type="float" office:value="0.003165881">
                <text:p>0.003165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418533771103455">
                <text:p>0.00418533771103455</text:p>
              </table:table-cell>
              <table:table-cell office:value-type="float" office:value="7">
                <text:p>7</text:p>
              </table:table-cell>
              <table:table-cell office:value-type="float" office:value="0.00397797">
                <text:p>0.00397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50216399718289">
                <text:p>0.0050216399718289</text:p>
              </table:table-cell>
              <table:table-cell office:value-type="float" office:value="9">
                <text:p>9</text:p>
              </table:table-cell>
              <table:table-cell office:value-type="float" office:value="0.00479092">
                <text:p>0.00479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585958212136445">
                <text:p>0.00585958212136445</text:p>
              </table:table-cell>
              <table:table-cell office:value-type="float" office:value="11">
                <text:p>11</text:p>
              </table:table-cell>
              <table:table-cell office:value-type="float" office:value="0.005604908">
                <text:p>0.005604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671445612215291">
                <text:p>0.00671445612215291</text:p>
              </table:table-cell>
              <table:table-cell office:value-type="float" office:value="13">
                <text:p>13</text:p>
              </table:table-cell>
              <table:table-cell office:value-type="float" office:value="0.006420109">
                <text:p>0.006420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754760159712044">
                <text:p>0.00754760159712044</text:p>
              </table:table-cell>
              <table:table-cell office:value-type="float" office:value="15">
                <text:p>15</text:p>
              </table:table-cell>
              <table:table-cell office:value-type="float" office:value="0.007236699">
                <text:p>0.007236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838445048749519">
                <text:p>0.00838445048749519</text:p>
              </table:table-cell>
              <table:table-cell office:value-type="float" office:value="17">
                <text:p>17</text:p>
              </table:table-cell>
              <table:table-cell office:value-type="float" office:value="0.008054857">
                <text:p>0.008054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921385154983699">
                <text:p>0.00921385154983699</text:p>
              </table:table-cell>
              <table:table-cell office:value-type="float" office:value="19">
                <text:p>19</text:p>
              </table:table-cell>
              <table:table-cell office:value-type="float" office:value="0.008874757">
                <text:p>0.008874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0490058885125">
                <text:p>0.0100490058885125</text:p>
              </table:table-cell>
              <table:table-cell office:value-type="float" office:value="21">
                <text:p>21</text:p>
              </table:table-cell>
              <table:table-cell office:value-type="float" office:value="0.009696579">
                <text:p>0.009696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08796232016707">
                <text:p>0.0108796232016707</text:p>
              </table:table-cell>
              <table:table-cell office:value-type="float" office:value="23">
                <text:p>23</text:p>
              </table:table-cell>
              <table:table-cell office:value-type="float" office:value="0.0105205">
                <text:p>0.0105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17119077350491">
                <text:p>0.0117119077350491</text:p>
              </table:table-cell>
              <table:table-cell office:value-type="float" office:value="25">
                <text:p>25</text:p>
              </table:table-cell>
              <table:table-cell office:value-type="float" office:value="0.0113467">
                <text:p>0.0113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25505331715601">
                <text:p>0.0125505331715601</text:p>
              </table:table-cell>
              <table:table-cell office:value-type="float" office:value="27">
                <text:p>27</text:p>
              </table:table-cell>
              <table:table-cell office:value-type="float" office:value="0.01217535">
                <text:p>0.01217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33667331295353">
                <text:p>0.0133667331295353</text:p>
              </table:table-cell>
              <table:table-cell office:value-type="float" office:value="29">
                <text:p>29</text:p>
              </table:table-cell>
              <table:table-cell office:value-type="float" office:value="0.01300664">
                <text:p>0.01300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41761548807134">
                <text:p>0.0141761548807134</text:p>
              </table:table-cell>
              <table:table-cell office:value-type="float" office:value="31">
                <text:p>31</text:p>
              </table:table-cell>
              <table:table-cell office:value-type="float" office:value="0.01384075">
                <text:p>0.01384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49971925104751">
                <text:p>0.0149971925104751</text:p>
              </table:table-cell>
              <table:table-cell office:value-type="float" office:value="33">
                <text:p>33</text:p>
              </table:table-cell>
              <table:table-cell office:value-type="float" office:value="0.01467785">
                <text:p>0.01467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57989614475276">
                <text:p>0.0157989614475276</text:p>
              </table:table-cell>
              <table:table-cell office:value-type="float" office:value="35">
                <text:p>35</text:p>
              </table:table-cell>
              <table:table-cell office:value-type="float" office:value="0.01551813">
                <text:p>0.01551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66029169029018">
                <text:p>0.0166029169029018</text:p>
              </table:table-cell>
              <table:table-cell office:value-type="float" office:value="37">
                <text:p>37</text:p>
              </table:table-cell>
              <table:table-cell office:value-type="float" office:value="0.01636177">
                <text:p>0.01636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74082389322269">
                <text:p>0.0174082389322269</text:p>
              </table:table-cell>
              <table:table-cell office:value-type="float" office:value="39">
                <text:p>39</text:p>
              </table:table-cell>
              <table:table-cell office:value-type="float" office:value="0.01720895">
                <text:p>0.01720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81933356670772">
                <text:p>0.0181933356670772</text:p>
              </table:table-cell>
              <table:table-cell office:value-type="float" office:value="41">
                <text:p>41</text:p>
              </table:table-cell>
              <table:table-cell office:value-type="float" office:value="0.01805986">
                <text:p>0.01805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89916881692523">
                <text:p>0.0189916881692523</text:p>
              </table:table-cell>
              <table:table-cell office:value-type="float" office:value="43">
                <text:p>43</text:p>
              </table:table-cell>
              <table:table-cell office:value-type="float" office:value="0.01891467">
                <text:p>0.01891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197982401151333">
                <text:p>0.0197982401151333</text:p>
              </table:table-cell>
              <table:table-cell office:value-type="float" office:value="45">
                <text:p>45</text:p>
              </table:table-cell>
              <table:table-cell office:value-type="float" office:value="0.01977358">
                <text:p>0.01977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05599684354215">
                <text:p>0.0205599684354215</text:p>
              </table:table-cell>
              <table:table-cell office:value-type="float" office:value="47">
                <text:p>47</text:p>
              </table:table-cell>
              <table:table-cell office:value-type="float" office:value="0.02063677">
                <text:p>0.02063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13124040528429">
                <text:p>0.0213124040528429</text:p>
              </table:table-cell>
              <table:table-cell office:value-type="float" office:value="49">
                <text:p>49</text:p>
              </table:table-cell>
              <table:table-cell office:value-type="float" office:value="0.02150443">
                <text:p>0.02150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20940843528157">
                <text:p>0.0220940843528157</text:p>
              </table:table-cell>
              <table:table-cell office:value-type="float" office:value="51">
                <text:p>51</text:p>
              </table:table-cell>
              <table:table-cell office:value-type="float" office:value="0.02232122">
                <text:p>0.02232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28364073229997">
                <text:p>0.0228364073229997</text:p>
              </table:table-cell>
              <table:table-cell office:value-type="float" office:value="53">
                <text:p>53</text:p>
              </table:table-cell>
              <table:table-cell office:value-type="float" office:value="0.02305872">
                <text:p>0.02305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23562741377957">
                <text:p>0.023562741377957</text:p>
              </table:table-cell>
              <table:table-cell office:value-type="float" office:value="55">
                <text:p>55</text:p>
              </table:table-cell>
              <table:table-cell office:value-type="float" office:value="0.02377165">
                <text:p>0.02377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241979249503824">
                <text:p>0.0241979249503824</text:p>
              </table:table-cell>
              <table:table-cell office:value-type="float" office:value="57">
                <text:p>57</text:p>
              </table:table-cell>
              <table:table-cell office:value-type="float" office:value="0.02445925">
                <text:p>0.02445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248958342671589">
                <text:p>0.0248958342671589</text:p>
              </table:table-cell>
              <table:table-cell office:value-type="float" office:value="59">
                <text:p>59</text:p>
              </table:table-cell>
              <table:table-cell office:value-type="float" office:value="0.0251208">
                <text:p>0.0251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255148922669625">
                <text:p>0.0255148922669625</text:p>
              </table:table-cell>
              <table:table-cell office:value-type="float" office:value="61">
                <text:p>61</text:p>
              </table:table-cell>
              <table:table-cell office:value-type="float" office:value="0.02575559">
                <text:p>0.02575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261400998495457">
                <text:p>0.0261400998495457</text:p>
              </table:table-cell>
              <table:table-cell office:value-type="float" office:value="63">
                <text:p>63</text:p>
              </table:table-cell>
              <table:table-cell office:value-type="float" office:value="0.02636294">
                <text:p>0.02636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26730049824193">
                <text:p>0.026730049824193</text:p>
              </table:table-cell>
              <table:table-cell office:value-type="float" office:value="65">
                <text:p>65</text:p>
              </table:table-cell>
              <table:table-cell office:value-type="float" office:value="0.0269422">
                <text:p>0.0269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272858354500653">
                <text:p>0.0272858354500653</text:p>
              </table:table-cell>
              <table:table-cell office:value-type="float" office:value="67">
                <text:p>67</text:p>
              </table:table-cell>
              <table:table-cell office:value-type="float" office:value="0.02749277">
                <text:p>0.02749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278002138852222">
                <text:p>0.0278002138852222</text:p>
              </table:table-cell>
              <table:table-cell office:value-type="float" office:value="69">
                <text:p>69</text:p>
              </table:table-cell>
              <table:table-cell office:value-type="float" office:value="0.02801404">
                <text:p>0.02801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282921805075827">
                <text:p>0.0282921805075827</text:p>
              </table:table-cell>
              <table:table-cell office:value-type="float" office:value="71">
                <text:p>71</text:p>
              </table:table-cell>
              <table:table-cell office:value-type="float" office:value="0.02850548">
                <text:p>0.02850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287370003286337">
                <text:p>0.0287370003286337</text:p>
              </table:table-cell>
              <table:table-cell office:value-type="float" office:value="73">
                <text:p>73</text:p>
              </table:table-cell>
              <table:table-cell office:value-type="float" office:value="0.02896655">
                <text:p>0.02896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291864665011181">
                <text:p>0.0291864665011181</text:p>
              </table:table-cell>
              <table:table-cell office:value-type="float" office:value="75">
                <text:p>75</text:p>
              </table:table-cell>
              <table:table-cell office:value-type="float" office:value="0.02939677">
                <text:p>0.02939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296098311111383">
                <text:p>0.0296098311111383</text:p>
              </table:table-cell>
              <table:table-cell office:value-type="float" office:value="77">
                <text:p>77</text:p>
              </table:table-cell>
              <table:table-cell office:value-type="float" office:value="0.02979568">
                <text:p>0.02979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299330258505502">
                <text:p>0.0299330258505502</text:p>
              </table:table-cell>
              <table:table-cell office:value-type="float" office:value="79">
                <text:p>79</text:p>
              </table:table-cell>
              <table:table-cell office:value-type="float" office:value="0.03016286">
                <text:p>0.03016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302932547440341">
                <text:p>0.0302932547440341</text:p>
              </table:table-cell>
              <table:table-cell office:value-type="float" office:value="81">
                <text:p>81</text:p>
              </table:table-cell>
              <table:table-cell office:value-type="float" office:value="0.0304979">
                <text:p>0.0304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305800986163493">
                <text:p>0.0305800986163493</text:p>
              </table:table-cell>
              <table:table-cell office:value-type="float" office:value="83">
                <text:p>83</text:p>
              </table:table-cell>
              <table:table-cell office:value-type="float" office:value="0.03080047">
                <text:p>0.030800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308212989187011">
                <text:p>0.0308212989187011</text:p>
              </table:table-cell>
              <table:table-cell office:value-type="float" office:value="85">
                <text:p>85</text:p>
              </table:table-cell>
              <table:table-cell office:value-type="float" office:value="0.03107023">
                <text:p>0.03107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310506100276791">
                <text:p>0.0310506100276791</text:p>
              </table:table-cell>
              <table:table-cell office:value-type="float" office:value="87">
                <text:p>87</text:p>
              </table:table-cell>
              <table:table-cell office:value-type="float" office:value="0.0313069">
                <text:p>0.0313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313035628660095">
                <text:p>0.0313035628660095</text:p>
              </table:table-cell>
              <table:table-cell office:value-type="float" office:value="89">
                <text:p>89</text:p>
              </table:table-cell>
              <table:table-cell office:value-type="float" office:value="0.03151023">
                <text:p>0.031510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314448666125431">
                <text:p>0.0314448666125431</text:p>
              </table:table-cell>
              <table:table-cell office:value-type="float" office:value="91">
                <text:p>91</text:p>
              </table:table-cell>
              <table:table-cell office:value-type="float" office:value="0.03168001">
                <text:p>0.03168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316335904751764">
                <text:p>0.0316335904751764</text:p>
              </table:table-cell>
              <table:table-cell office:value-type="float" office:value="93">
                <text:p>93</text:p>
              </table:table-cell>
              <table:table-cell office:value-type="float" office:value="0.03181604">
                <text:p>0.03181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317343069753652">
                <text:p>0.0317343069753652</text:p>
              </table:table-cell>
              <table:table-cell office:value-type="float" office:value="95">
                <text:p>95</text:p>
              </table:table-cell>
              <table:table-cell office:value-type="float" office:value="0.03191819">
                <text:p>0.03191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317997658676181">
                <text:p>0.0317997658676181</text:p>
              </table:table-cell>
              <table:table-cell office:value-type="float" office:value="97">
                <text:p>97</text:p>
              </table:table-cell>
              <table:table-cell office:value-type="float" office:value="0.03198636">
                <text:p>0.03198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318335202442079">
                <text:p>0.0318335202442079</text:p>
              </table:table-cell>
              <table:table-cell office:value-type="float" office:value="99">
                <text:p>99</text:p>
              </table:table-cell>
              <table:table-cell office:value-type="float" office:value="0.03202046">
                <text:p>0.032020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4.C4:Diff4.C103 Diff4.E3:Diff4.E103 Diff4.I3:Diff4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4.E4:Diff4.E103" chart:label-cell-address="Diff4.E3:Diff4.E3" chart:class="chart:scatter">
            <chart:domain table:cell-range-address="Diff4.C4:Diff4.C103"/>
            <chart:data-point chart:repeated="100"/>
          </chart:series>
          <chart:series chart:style-name="ch8" chart:values-cell-range-address="Diff4.I4:Diff4.I103" chart:label-cell-address="Diff4.I3:Diff4.I3" chart:class="chart:scatter">
            <chart:domain table:cell-range-address="Diff4.H4:Diff4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4.E3:Diff4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4.I3:Diff4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4.C4:Diff4.C103</svg:desc>
                </draw:g>
              </table:table-cell>
              <table:table-cell office:value-type="float" office:value="0.00967534729219427">
                <text:p>0.00967534729219427</text:p>
                <draw:g>
                  <svg:desc>Diff4.E4:Diff4.E103</svg:desc>
                </draw:g>
              </table:table-cell>
              <table:table-cell office:value-type="float" office:value="1">
                <text:p>1</text:p>
                <draw:g>
                  <svg:desc>Diff4.H4:Diff4.H103</svg:desc>
                </draw:g>
              </table:table-cell>
              <table:table-cell office:value-type="float" office:value="0.00938242">
                <text:p>0.00938242</text:p>
                <draw:g>
                  <svg:desc>Diff4.I4:Diff4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967614570543418">
                <text:p>0.00967614570543418</text:p>
              </table:table-cell>
              <table:table-cell office:value-type="float" office:value="3">
                <text:p>3</text:p>
              </table:table-cell>
              <table:table-cell office:value-type="float" office:value="0.009384451">
                <text:p>0.009384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966819350956464">
                <text:p>0.00966819350956464</text:p>
              </table:table-cell>
              <table:table-cell office:value-type="float" office:value="5">
                <text:p>5</text:p>
              </table:table-cell>
              <table:table-cell office:value-type="float" office:value="0.009388514">
                <text:p>0.009388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968028148601694">
                <text:p>0.00968028148601694</text:p>
              </table:table-cell>
              <table:table-cell office:value-type="float" office:value="7">
                <text:p>7</text:p>
              </table:table-cell>
              <table:table-cell office:value-type="float" office:value="0.009394609">
                <text:p>0.009394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967790221456199">
                <text:p>0.00967790221456199</text:p>
              </table:table-cell>
              <table:table-cell office:value-type="float" office:value="9">
                <text:p>9</text:p>
              </table:table-cell>
              <table:table-cell office:value-type="float" office:value="0.009402737">
                <text:p>0.009402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968871272983044">
                <text:p>0.00968871272983044</text:p>
              </table:table-cell>
              <table:table-cell office:value-type="float" office:value="11">
                <text:p>11</text:p>
              </table:table-cell>
              <table:table-cell office:value-type="float" office:value="0.009412901">
                <text:p>0.009412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969404613027306">
                <text:p>0.00969404613027306</text:p>
              </table:table-cell>
              <table:table-cell office:value-type="float" office:value="13">
                <text:p>13</text:p>
              </table:table-cell>
              <table:table-cell office:value-type="float" office:value="0.009425103">
                <text:p>0.009425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969383854283069">
                <text:p>0.00969383854283069</text:p>
              </table:table-cell>
              <table:table-cell office:value-type="float" office:value="15">
                <text:p>15</text:p>
              </table:table-cell>
              <table:table-cell office:value-type="float" office:value="0.009439345">
                <text:p>0.009439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969142733484614">
                <text:p>0.00969142733484614</text:p>
              </table:table-cell>
              <table:table-cell office:value-type="float" office:value="17">
                <text:p>17</text:p>
              </table:table-cell>
              <table:table-cell office:value-type="float" office:value="0.00945563">
                <text:p>0.00945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968451307618848">
                <text:p>0.00968451307618848</text:p>
              </table:table-cell>
              <table:table-cell office:value-type="float" office:value="19">
                <text:p>19</text:p>
              </table:table-cell>
              <table:table-cell office:value-type="float" office:value="0.009473962">
                <text:p>0.009473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970073683322354">
                <text:p>0.00970073683322354</text:p>
              </table:table-cell>
              <table:table-cell office:value-type="float" office:value="21">
                <text:p>21</text:p>
              </table:table-cell>
              <table:table-cell office:value-type="float" office:value="0.009494345">
                <text:p>0.009494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96890480633912">
                <text:p>0.0096890480633912</text:p>
              </table:table-cell>
              <table:table-cell office:value-type="float" office:value="23">
                <text:p>23</text:p>
              </table:table-cell>
              <table:table-cell office:value-type="float" office:value="0.009516783">
                <text:p>0.009516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969220977982126">
                <text:p>0.00969220977982126</text:p>
              </table:table-cell>
              <table:table-cell office:value-type="float" office:value="25">
                <text:p>25</text:p>
              </table:table-cell>
              <table:table-cell office:value-type="float" office:value="0.009541281">
                <text:p>0.009541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968676460152504">
                <text:p>0.00968676460152504</text:p>
              </table:table-cell>
              <table:table-cell office:value-type="float" office:value="27">
                <text:p>27</text:p>
              </table:table-cell>
              <table:table-cell office:value-type="float" office:value="0.009567845">
                <text:p>0.009567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969331159009234">
                <text:p>0.00969331159009234</text:p>
              </table:table-cell>
              <table:table-cell office:value-type="float" office:value="29">
                <text:p>29</text:p>
              </table:table-cell>
              <table:table-cell office:value-type="float" office:value="0.00959648">
                <text:p>0.00959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969775076770627">
                <text:p>0.00969775076770627</text:p>
              </table:table-cell>
              <table:table-cell office:value-type="float" office:value="31">
                <text:p>31</text:p>
              </table:table-cell>
              <table:table-cell office:value-type="float" office:value="0.009627192">
                <text:p>0.009627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969193831931969">
                <text:p>0.00969193831931969</text:p>
              </table:table-cell>
              <table:table-cell office:value-type="float" office:value="33">
                <text:p>33</text:p>
              </table:table-cell>
              <table:table-cell office:value-type="float" office:value="0.009659988">
                <text:p>0.00965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968973469877753">
                <text:p>0.00968973469877753</text:p>
              </table:table-cell>
              <table:table-cell office:value-type="float" office:value="35">
                <text:p>35</text:p>
              </table:table-cell>
              <table:table-cell office:value-type="float" office:value="0.009694876">
                <text:p>0.009694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96909003821078">
                <text:p>0.0096909003821078</text:p>
              </table:table-cell>
              <table:table-cell office:value-type="float" office:value="37">
                <text:p>37</text:p>
              </table:table-cell>
              <table:table-cell office:value-type="float" office:value="0.009731862">
                <text:p>0.009731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969177863667171">
                <text:p>0.00969177863667171</text:p>
              </table:table-cell>
              <table:table-cell office:value-type="float" office:value="39">
                <text:p>39</text:p>
              </table:table-cell>
              <table:table-cell office:value-type="float" office:value="0.009770954">
                <text:p>0.009770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69904419715493">
                <text:p>0.00969904419715493</text:p>
              </table:table-cell>
              <table:table-cell office:value-type="float" office:value="41">
                <text:p>41</text:p>
              </table:table-cell>
              <table:table-cell office:value-type="float" office:value="0.009812162">
                <text:p>0.009812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70270092979374">
                <text:p>0.00970270092979374</text:p>
              </table:table-cell>
              <table:table-cell office:value-type="float" office:value="43">
                <text:p>43</text:p>
              </table:table-cell>
              <table:table-cell office:value-type="float" office:value="0.009855494">
                <text:p>0.00985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69971486427645">
                <text:p>0.00969971486427645</text:p>
              </table:table-cell>
              <table:table-cell office:value-type="float" office:value="45">
                <text:p>45</text:p>
              </table:table-cell>
              <table:table-cell office:value-type="float" office:value="0.009900959">
                <text:p>0.009900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969564295675289">
                <text:p>0.00969564295675289</text:p>
              </table:table-cell>
              <table:table-cell office:value-type="float" office:value="47">
                <text:p>47</text:p>
              </table:table-cell>
              <table:table-cell office:value-type="float" office:value="0.009948568">
                <text:p>0.009948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971876500418081">
                <text:p>0.00971876500418081</text:p>
              </table:table-cell>
              <table:table-cell office:value-type="float" office:value="49">
                <text:p>49</text:p>
              </table:table-cell>
              <table:table-cell office:value-type="float" office:value="0.00999833">
                <text:p>0.00999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970241350102736">
                <text:p>0.00970241350102736</text:p>
              </table:table-cell>
              <table:table-cell office:value-type="float" office:value="51">
                <text:p>51</text:p>
              </table:table-cell>
              <table:table-cell office:value-type="float" office:value="0.01004695">
                <text:p>0.01004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970892855306506">
                <text:p>0.00970892855306506</text:p>
              </table:table-cell>
              <table:table-cell office:value-type="float" office:value="53">
                <text:p>53</text:p>
              </table:table-cell>
              <table:table-cell office:value-type="float" office:value="0.01009052">
                <text:p>0.01009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973216237834657">
                <text:p>0.00973216237834657</text:p>
              </table:table-cell>
              <table:table-cell office:value-type="float" office:value="55">
                <text:p>55</text:p>
              </table:table-cell>
              <table:table-cell office:value-type="float" office:value="0.01013232">
                <text:p>0.01013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973428615756474">
                <text:p>0.00973428615756474</text:p>
              </table:table-cell>
              <table:table-cell office:value-type="float" office:value="57">
                <text:p>57</text:p>
              </table:table-cell>
              <table:table-cell office:value-type="float" office:value="0.01017236">
                <text:p>0.01017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974080120960245">
                <text:p>0.00974080120960245</text:p>
              </table:table-cell>
              <table:table-cell office:value-type="float" office:value="59">
                <text:p>59</text:p>
              </table:table-cell>
              <table:table-cell office:value-type="float" office:value="0.01021063">
                <text:p>0.01021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975418261550341">
                <text:p>0.00975418261550341</text:p>
              </table:table-cell>
              <table:table-cell office:value-type="float" office:value="61">
                <text:p>61</text:p>
              </table:table-cell>
              <table:table-cell office:value-type="float" office:value="0.01024712">
                <text:p>0.01024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97719712624887">
                <text:p>0.0097719712624887</text:p>
              </table:table-cell>
              <table:table-cell office:value-type="float" office:value="63">
                <text:p>63</text:p>
              </table:table-cell>
              <table:table-cell office:value-type="float" office:value="0.01028182">
                <text:p>0.01028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977960409306228">
                <text:p>0.00977960409306228</text:p>
              </table:table-cell>
              <table:table-cell office:value-type="float" office:value="65">
                <text:p>65</text:p>
              </table:table-cell>
              <table:table-cell office:value-type="float" office:value="0.01031473">
                <text:p>0.01031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979498153206303">
                <text:p>0.00979498153206303</text:p>
              </table:table-cell>
              <table:table-cell office:value-type="float" office:value="67">
                <text:p>67</text:p>
              </table:table-cell>
              <table:table-cell office:value-type="float" office:value="0.01034584">
                <text:p>0.01034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979451845238388">
                <text:p>0.00979451845238388</text:p>
              </table:table-cell>
              <table:table-cell office:value-type="float" office:value="69">
                <text:p>69</text:p>
              </table:table-cell>
              <table:table-cell office:value-type="float" office:value="0.01037515">
                <text:p>0.01037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979344857864239">
                <text:p>0.00979344857864239</text:p>
              </table:table-cell>
              <table:table-cell office:value-type="float" office:value="71">
                <text:p>71</text:p>
              </table:table-cell>
              <table:table-cell office:value-type="float" office:value="0.01040265">
                <text:p>0.01040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980660642883618">
                <text:p>0.00980660642883618</text:p>
              </table:table-cell>
              <table:table-cell office:value-type="float" office:value="73">
                <text:p>73</text:p>
              </table:table-cell>
              <table:table-cell office:value-type="float" office:value="0.01042834">
                <text:p>0.01042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982303777331362">
                <text:p>0.00982303777331362</text:p>
              </table:table-cell>
              <table:table-cell office:value-type="float" office:value="75">
                <text:p>75</text:p>
              </table:table-cell>
              <table:table-cell office:value-type="float" office:value="0.01045221">
                <text:p>0.01045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983281035137017">
                <text:p>0.00983281035137017</text:p>
              </table:table-cell>
              <table:table-cell office:value-type="float" office:value="77">
                <text:p>77</text:p>
              </table:table-cell>
              <table:table-cell office:value-type="float" office:value="0.01047426">
                <text:p>0.01047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85074271273864">
                <text:p>0.00985074271273864</text:p>
              </table:table-cell>
              <table:table-cell office:value-type="float" office:value="79">
                <text:p>79</text:p>
              </table:table-cell>
              <table:table-cell office:value-type="float" office:value="0.01049448">
                <text:p>0.01049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86466703964275">
                <text:p>0.00986466703964275</text:p>
              </table:table-cell>
              <table:table-cell office:value-type="float" office:value="81">
                <text:p>81</text:p>
              </table:table-cell>
              <table:table-cell office:value-type="float" office:value="0.01051288">
                <text:p>0.01051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988491479940698">
                <text:p>0.00988491479940698</text:p>
              </table:table-cell>
              <table:table-cell office:value-type="float" office:value="83">
                <text:p>83</text:p>
              </table:table-cell>
              <table:table-cell office:value-type="float" office:value="0.01052945">
                <text:p>0.01052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989666744229851">
                <text:p>0.00989666744229851</text:p>
              </table:table-cell>
              <table:table-cell office:value-type="float" office:value="85">
                <text:p>85</text:p>
              </table:table-cell>
              <table:table-cell office:value-type="float" office:value="0.01054418">
                <text:p>0.01054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991341815207192">
                <text:p>0.00991341815207192</text:p>
              </table:table-cell>
              <table:table-cell office:value-type="float" office:value="87">
                <text:p>87</text:p>
              </table:table-cell>
              <table:table-cell office:value-type="float" office:value="0.01055708">
                <text:p>0.01055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995024097069676">
                <text:p>0.00995024097069676</text:p>
              </table:table-cell>
              <table:table-cell office:value-type="float" office:value="89">
                <text:p>89</text:p>
              </table:table-cell>
              <table:table-cell office:value-type="float" office:value="0.01056814">
                <text:p>0.01056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995303541703646">
                <text:p>0.00995303541703646</text:p>
              </table:table-cell>
              <table:table-cell office:value-type="float" office:value="91">
                <text:p>91</text:p>
              </table:table-cell>
              <table:table-cell office:value-type="float" office:value="0.01057735">
                <text:p>0.01057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99601093583421">
                <text:p>0.0099601093583421</text:p>
              </table:table-cell>
              <table:table-cell office:value-type="float" office:value="93">
                <text:p>93</text:p>
              </table:table-cell>
              <table:table-cell office:value-type="float" office:value="0.01058473">
                <text:p>0.01058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999603795413825">
                <text:p>0.00999603795413825</text:p>
              </table:table-cell>
              <table:table-cell office:value-type="float" office:value="95">
                <text:p>95</text:p>
              </table:table-cell>
              <table:table-cell office:value-type="float" office:value="0.01059026">
                <text:p>0.01059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00194474303325">
                <text:p>0.0100194474303325</text:p>
              </table:table-cell>
              <table:table-cell office:value-type="float" office:value="97">
                <text:p>97</text:p>
              </table:table-cell>
              <table:table-cell office:value-type="float" office:value="0.01059395">
                <text:p>0.01059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00367410611091">
                <text:p>0.0100367410611091</text:p>
              </table:table-cell>
              <table:table-cell office:value-type="float" office:value="99">
                <text:p>99</text:p>
              </table:table-cell>
              <table:table-cell office:value-type="float" office:value="0.0105958">
                <text:p>0.0105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00517991348139">
                <text:p>0.0100517991348139</text:p>
              </table:table-cell>
              <table:table-cell office:value-type="float" office:value="101">
                <text:p>101</text:p>
              </table:table-cell>
              <table:table-cell office:value-type="float" office:value="0.0105958">
                <text:p>0.01059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00708971795126">
                <text:p>0.0100708971795126</text:p>
              </table:table-cell>
              <table:table-cell office:value-type="float" office:value="103">
                <text:p>103</text:p>
              </table:table-cell>
              <table:table-cell office:value-type="float" office:value="0.01059395">
                <text:p>0.01059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01098757138852">
                <text:p>0.0101098757138852</text:p>
              </table:table-cell>
              <table:table-cell office:value-type="float" office:value="105">
                <text:p>105</text:p>
              </table:table-cell>
              <table:table-cell office:value-type="float" office:value="0.01059026">
                <text:p>0.01059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01355686519457">
                <text:p>0.0101355686519457</text:p>
              </table:table-cell>
              <table:table-cell office:value-type="float" office:value="107">
                <text:p>107</text:p>
              </table:table-cell>
              <table:table-cell office:value-type="float" office:value="0.01058473">
                <text:p>0.010584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0137995828195">
                <text:p>0.010137995828195</text:p>
              </table:table-cell>
              <table:table-cell office:value-type="float" office:value="109">
                <text:p>109</text:p>
              </table:table-cell>
              <table:table-cell office:value-type="float" office:value="0.01057735">
                <text:p>0.01057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01496047567034">
                <text:p>0.0101496047567034</text:p>
              </table:table-cell>
              <table:table-cell office:value-type="float" office:value="111">
                <text:p>111</text:p>
              </table:table-cell>
              <table:table-cell office:value-type="float" office:value="0.01056814">
                <text:p>0.01056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01882958623096">
                <text:p>0.0101882958623096</text:p>
              </table:table-cell>
              <table:table-cell office:value-type="float" office:value="113">
                <text:p>113</text:p>
              </table:table-cell>
              <table:table-cell office:value-type="float" office:value="0.01055708">
                <text:p>0.01055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02001123782603">
                <text:p>0.0102001123782603</text:p>
              </table:table-cell>
              <table:table-cell office:value-type="float" office:value="115">
                <text:p>115</text:p>
              </table:table-cell>
              <table:table-cell office:value-type="float" office:value="0.01054418">
                <text:p>0.01054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02068190494756">
                <text:p>0.0102068190494756</text:p>
              </table:table-cell>
              <table:table-cell office:value-type="float" office:value="117">
                <text:p>117</text:p>
              </table:table-cell>
              <table:table-cell office:value-type="float" office:value="0.01052945">
                <text:p>0.01052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02174539138313">
                <text:p>0.0102174539138313</text:p>
              </table:table-cell>
              <table:table-cell office:value-type="float" office:value="119">
                <text:p>119</text:p>
              </table:table-cell>
              <table:table-cell office:value-type="float" office:value="0.01051288">
                <text:p>0.01051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02239529976042">
                <text:p>0.0102239529976042</text:p>
              </table:table-cell>
              <table:table-cell office:value-type="float" office:value="121">
                <text:p>121</text:p>
              </table:table-cell>
              <table:table-cell office:value-type="float" office:value="0.01049448">
                <text:p>0.01049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02302923987291">
                <text:p>0.0102302923987291</text:p>
              </table:table-cell>
              <table:table-cell office:value-type="float" office:value="123">
                <text:p>123</text:p>
              </table:table-cell>
              <table:table-cell office:value-type="float" office:value="0.01047426">
                <text:p>0.01047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02402885324928">
                <text:p>0.0102402885324928</text:p>
              </table:table-cell>
              <table:table-cell office:value-type="float" office:value="125">
                <text:p>125</text:p>
              </table:table-cell>
              <table:table-cell office:value-type="float" office:value="0.01045221">
                <text:p>0.010452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02453345041691">
                <text:p>0.0102453345041691</text:p>
              </table:table-cell>
              <table:table-cell office:value-type="float" office:value="127">
                <text:p>127</text:p>
              </table:table-cell>
              <table:table-cell office:value-type="float" office:value="0.01042834">
                <text:p>0.01042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02541489863377">
                <text:p>0.0102541489863377</text:p>
              </table:table-cell>
              <table:table-cell office:value-type="float" office:value="129">
                <text:p>129</text:p>
              </table:table-cell>
              <table:table-cell office:value-type="float" office:value="0.01040265">
                <text:p>0.010402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02592588310732">
                <text:p>0.0102592588310732</text:p>
              </table:table-cell>
              <table:table-cell office:value-type="float" office:value="131">
                <text:p>131</text:p>
              </table:table-cell>
              <table:table-cell office:value-type="float" office:value="0.01037515">
                <text:p>0.01037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0262915563712">
                <text:p>0.010262915563712</text:p>
              </table:table-cell>
              <table:table-cell office:value-type="float" office:value="133">
                <text:p>133</text:p>
              </table:table-cell>
              <table:table-cell office:value-type="float" office:value="0.01034584">
                <text:p>0.01034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02671950586779">
                <text:p>0.0102671950586779</text:p>
              </table:table-cell>
              <table:table-cell office:value-type="float" office:value="135">
                <text:p>135</text:p>
              </table:table-cell>
              <table:table-cell office:value-type="float" office:value="0.01031473">
                <text:p>0.01031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02815505287316">
                <text:p>0.0102815505287316</text:p>
              </table:table-cell>
              <table:table-cell office:value-type="float" office:value="137">
                <text:p>137</text:p>
              </table:table-cell>
              <table:table-cell office:value-type="float" office:value="0.01028182">
                <text:p>0.01028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02836743079498">
                <text:p>0.0102836743079498</text:p>
              </table:table-cell>
              <table:table-cell office:value-type="float" office:value="139">
                <text:p>139</text:p>
              </table:table-cell>
              <table:table-cell office:value-type="float" office:value="0.01024712">
                <text:p>0.01024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02831313869466">
                <text:p>0.0102831313869466</text:p>
              </table:table-cell>
              <table:table-cell office:value-type="float" office:value="141">
                <text:p>141</text:p>
              </table:table-cell>
              <table:table-cell office:value-type="float" office:value="0.01021063">
                <text:p>0.010210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02840096415105">
                <text:p>0.0102840096415105</text:p>
              </table:table-cell>
              <table:table-cell office:value-type="float" office:value="143">
                <text:p>143</text:p>
              </table:table-cell>
              <table:table-cell office:value-type="float" office:value="0.01017236">
                <text:p>0.01017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02779257326224">
                <text:p>0.0102779257326224</text:p>
              </table:table-cell>
              <table:table-cell office:value-type="float" office:value="145">
                <text:p>145</text:p>
              </table:table-cell>
              <table:table-cell office:value-type="float" office:value="0.01013232">
                <text:p>0.010132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02722729668838">
                <text:p>0.0102722729668838</text:p>
              </table:table-cell>
              <table:table-cell office:value-type="float" office:value="147">
                <text:p>147</text:p>
              </table:table-cell>
              <table:table-cell office:value-type="float" office:value="0.01009052">
                <text:p>0.01009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02722889351486">
                <text:p>0.0102722889351486</text:p>
              </table:table-cell>
              <table:table-cell office:value-type="float" office:value="149">
                <text:p>149</text:p>
              </table:table-cell>
              <table:table-cell office:value-type="float" office:value="0.01004695">
                <text:p>0.01004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2788199554511">
                <text:p>0.0102788199554511</text:p>
              </table:table-cell>
              <table:table-cell office:value-type="float" office:value="151">
                <text:p>151</text:p>
              </table:table-cell>
              <table:table-cell office:value-type="float" office:value="0.00999833">
                <text:p>0.009998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807680837565">
                <text:p>0.0102807680837565</text:p>
              </table:table-cell>
              <table:table-cell office:value-type="float" office:value="153">
                <text:p>153</text:p>
              </table:table-cell>
              <table:table-cell office:value-type="float" office:value="0.009948568">
                <text:p>0.009948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102632988020672">
                <text:p>0.0102632988020672</text:p>
              </table:table-cell>
              <table:table-cell office:value-type="float" office:value="155">
                <text:p>155</text:p>
              </table:table-cell>
              <table:table-cell office:value-type="float" office:value="0.009900959">
                <text:p>0.009900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10266795852058">
                <text:p>0.010266795852058</text:p>
              </table:table-cell>
              <table:table-cell office:value-type="float" office:value="157">
                <text:p>157</text:p>
              </table:table-cell>
              <table:table-cell office:value-type="float" office:value="0.009855494">
                <text:p>0.009855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102680733132418">
                <text:p>0.0102680733132418</text:p>
              </table:table-cell>
              <table:table-cell office:value-type="float" office:value="159">
                <text:p>159</text:p>
              </table:table-cell>
              <table:table-cell office:value-type="float" office:value="0.009812162">
                <text:p>0.009812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102665882646156">
                <text:p>0.0102665882646156</text:p>
              </table:table-cell>
              <table:table-cell office:value-type="float" office:value="161">
                <text:p>161</text:p>
              </table:table-cell>
              <table:table-cell office:value-type="float" office:value="0.009770954">
                <text:p>0.009770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102604085461387">
                <text:p>0.0102604085461387</text:p>
              </table:table-cell>
              <table:table-cell office:value-type="float" office:value="163">
                <text:p>163</text:p>
              </table:table-cell>
              <table:table-cell office:value-type="float" office:value="0.009731862">
                <text:p>0.0097318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102536060653346">
                <text:p>0.0102536060653346</text:p>
              </table:table-cell>
              <table:table-cell office:value-type="float" office:value="165">
                <text:p>165</text:p>
              </table:table-cell>
              <table:table-cell office:value-type="float" office:value="0.009694876">
                <text:p>0.009694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102390749443682">
                <text:p>0.0102390749443682</text:p>
              </table:table-cell>
              <table:table-cell office:value-type="float" office:value="167">
                <text:p>167</text:p>
              </table:table-cell>
              <table:table-cell office:value-type="float" office:value="0.009659988">
                <text:p>0.0096599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102497896500478">
                <text:p>0.0102497896500478</text:p>
              </table:table-cell>
              <table:table-cell office:value-type="float" office:value="169">
                <text:p>169</text:p>
              </table:table-cell>
              <table:table-cell office:value-type="float" office:value="0.009627192">
                <text:p>0.009627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102590512436308">
                <text:p>0.0102590512436308</text:p>
              </table:table-cell>
              <table:table-cell office:value-type="float" office:value="171">
                <text:p>171</text:p>
              </table:table-cell>
              <table:table-cell office:value-type="float" office:value="0.00959648">
                <text:p>0.00959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102503485393158">
                <text:p>0.0102503485393158</text:p>
              </table:table-cell>
              <table:table-cell office:value-type="float" office:value="173">
                <text:p>173</text:p>
              </table:table-cell>
              <table:table-cell office:value-type="float" office:value="0.009567845">
                <text:p>0.009567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102465959970882">
                <text:p>0.0102465959970882</text:p>
              </table:table-cell>
              <table:table-cell office:value-type="float" office:value="175">
                <text:p>175</text:p>
              </table:table-cell>
              <table:table-cell office:value-type="float" office:value="0.009541281">
                <text:p>0.0095412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102604404826683">
                <text:p>0.0102604404826683</text:p>
              </table:table-cell>
              <table:table-cell office:value-type="float" office:value="177">
                <text:p>177</text:p>
              </table:table-cell>
              <table:table-cell office:value-type="float" office:value="0.009516783">
                <text:p>0.009516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102386597694834">
                <text:p>0.0102386597694834</text:p>
              </table:table-cell>
              <table:table-cell office:value-type="float" office:value="179">
                <text:p>179</text:p>
              </table:table-cell>
              <table:table-cell office:value-type="float" office:value="0.009494345">
                <text:p>0.009494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102469313306489">
                <text:p>0.0102469313306489</text:p>
              </table:table-cell>
              <table:table-cell office:value-type="float" office:value="181">
                <text:p>181</text:p>
              </table:table-cell>
              <table:table-cell office:value-type="float" office:value="0.009473962">
                <text:p>0.0094739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10244312535222">
                <text:p>0.010244312535222</text:p>
              </table:table-cell>
              <table:table-cell office:value-type="float" office:value="183">
                <text:p>183</text:p>
              </table:table-cell>
              <table:table-cell office:value-type="float" office:value="0.00945563">
                <text:p>0.00945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102442965669572">
                <text:p>0.0102442965669572</text:p>
              </table:table-cell>
              <table:table-cell office:value-type="float" office:value="185">
                <text:p>185</text:p>
              </table:table-cell>
              <table:table-cell office:value-type="float" office:value="0.009439345">
                <text:p>0.009439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102521689215028">
                <text:p>0.0102521689215028</text:p>
              </table:table-cell>
              <table:table-cell office:value-type="float" office:value="187">
                <text:p>187</text:p>
              </table:table-cell>
              <table:table-cell office:value-type="float" office:value="0.009425103">
                <text:p>0.009425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102365200220004">
                <text:p>0.0102365200220004</text:p>
              </table:table-cell>
              <table:table-cell office:value-type="float" office:value="189">
                <text:p>189</text:p>
              </table:table-cell>
              <table:table-cell office:value-type="float" office:value="0.009412901">
                <text:p>0.009412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10227370206271">
                <text:p>0.010227370206271</text:p>
              </table:table-cell>
              <table:table-cell office:value-type="float" office:value="191">
                <text:p>191</text:p>
              </table:table-cell>
              <table:table-cell office:value-type="float" office:value="0.009402737">
                <text:p>0.0094027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10225629665408">
                <text:p>0.010225629665408</text:p>
              </table:table-cell>
              <table:table-cell office:value-type="float" office:value="193">
                <text:p>193</text:p>
              </table:table-cell>
              <table:table-cell office:value-type="float" office:value="0.009394609">
                <text:p>0.009394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102172463263889">
                <text:p>0.0102172463263889</text:p>
              </table:table-cell>
              <table:table-cell office:value-type="float" office:value="195">
                <text:p>195</text:p>
              </table:table-cell>
              <table:table-cell office:value-type="float" office:value="0.009388514">
                <text:p>0.009388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102199449631398">
                <text:p>0.0102199449631398</text:p>
              </table:table-cell>
              <table:table-cell office:value-type="float" office:value="197">
                <text:p>197</text:p>
              </table:table-cell>
              <table:table-cell office:value-type="float" office:value="0.009384451">
                <text:p>0.0093844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102303722400531">
                <text:p>0.0102303722400531</text:p>
              </table:table-cell>
              <table:table-cell office:value-type="float" office:value="199">
                <text:p>199</text:p>
              </table:table-cell>
              <table:table-cell office:value-type="float" office:value="0.00938242">
                <text:p>0.00938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